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1.6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.0272in" svg:height="5.6445in" svg:x="8.6287in" svg:y="0in">
            <draw:object draw:notify-on-update-of-ranges="Sheet1.B2:Sheet1.B322 Sheet1.F2:Sheet1.F3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0.037in" svg:height="5.65in" svg:x="8.6591in" svg:y="5.7126in">
            <draw:object draw:notify-on-update-of-ranges="Sheet1.B33:Sheet1.B322 Sheet1.G33:Sheet1.G3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Downloads</text:p>
          </table:table-cell>
          <table:table-cell office:value-type="string" calcext:value-type="string">
            <text:p>Downloads per week</text:p>
          </table:table-cell>
          <table:table-cell office:value-type="string" calcext:value-type="string">
            <text:p>Downloads per day</text:p>
          </table:table-cell>
          <table:table-cell office:value-type="string" calcext:value-type="string">
            <text:p>Total downloads</text:p>
          </table:table-cell>
          <table:table-cell/>
        </table:table-row>
        <table:table-row table:style-name="ro1">
          <table:table-cell/>
          <table:table-cell office:value-type="date" office:date-value="2020-01-20" calcext:value-type="date">
            <text:p>01/20/2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C2]"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date" office:date-value="2020-01-21" calcext:value-type="date">
            <text:p>01/21/2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[.C3]+[.F2]"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date" office:date-value="2020-01-22" calcext:value-type="date">
            <text:p>01/22/2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C4]+[.F3]"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date" office:date-value="2020-01-23" calcext:value-type="date">
            <text:p>01/23/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C5]+[.F4]"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table-cell office:value-type="date" office:date-value="2020-01-24" calcext:value-type="date">
            <text:p>01/24/2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C6]+[.F5]"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table-cell office:value-type="date" office:date-value="2020-01-25" calcext:value-type="date">
            <text:p>01/25/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C7]+[.F6]"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table-cell office:value-type="date" office:date-value="2020-01-26" calcext:value-type="date">
            <text:p>01/26/20</text:p>
          </table:table-cell>
          <table:table-cell office:value-type="float" office:value="0" calcext:value-type="float">
            <text:p>0</text:p>
          </table:table-cell>
          <table:table-cell table:formula="of:=SUM([.C2:.C8])" office:value-type="float" office:value="43" calcext:value-type="float">
            <text:p>43</text:p>
          </table:table-cell>
          <table:table-cell table:formula="of:=[.D8]/7" office:value-type="float" office:value="6.14285714285714" calcext:value-type="float">
            <text:p>6.14285714285714</text:p>
          </table:table-cell>
          <table:table-cell table:formula="of:=[.C8]+[.F7]"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table-cell office:value-type="date" office:date-value="2020-01-27" calcext:value-type="date">
            <text:p>01/27/20</text:p>
          </table:table-cell>
          <table:table-cell office:value-type="float" office:value="3" calcext:value-type="float">
            <text:p>3</text:p>
          </table:table-cell>
          <table:table-cell table:formula="of:=SUM([.C3:.C9])" office:value-type="float" office:value="39" calcext:value-type="float">
            <text:p>39</text:p>
          </table:table-cell>
          <table:table-cell table:formula="of:=[.D9]/7" office:value-type="float" office:value="5.57142857142857" calcext:value-type="float">
            <text:p>5.57142857142857</text:p>
          </table:table-cell>
          <table:table-cell table:formula="of:=[.C9]+[.F8]" office:value-type="float" office:value="46" calcext:value-type="float">
            <text:p>46</text:p>
          </table:table-cell>
          <table:table-cell/>
        </table:table-row>
        <table:table-row table:style-name="ro1">
          <table:table-cell/>
          <table:table-cell office:value-type="date" office:date-value="2020-01-28" calcext:value-type="date">
            <text:p>01/28/20</text:p>
          </table:table-cell>
          <table:table-cell office:value-type="float" office:value="16" calcext:value-type="float">
            <text:p>16</text:p>
          </table:table-cell>
          <table:table-cell table:formula="of:=SUM([.C4:.C10])" office:value-type="float" office:value="40" calcext:value-type="float">
            <text:p>40</text:p>
          </table:table-cell>
          <table:table-cell table:formula="of:=[.D10]/7" office:value-type="float" office:value="5.71428571428571" calcext:value-type="float">
            <text:p>5.71428571428571</text:p>
          </table:table-cell>
          <table:table-cell table:formula="of:=[.C10]+[.F9]" office:value-type="float" office:value="62" calcext:value-type="float">
            <text:p>62</text:p>
          </table:table-cell>
          <table:table-cell/>
        </table:table-row>
        <table:table-row table:style-name="ro1">
          <table:table-cell/>
          <table:table-cell office:value-type="date" office:date-value="2020-01-29" calcext:value-type="date">
            <text:p>01/29/20</text:p>
          </table:table-cell>
          <table:table-cell office:value-type="float" office:value="13" calcext:value-type="float">
            <text:p>13</text:p>
          </table:table-cell>
          <table:table-cell table:formula="of:=SUM([.C5:.C11])" office:value-type="float" office:value="47" calcext:value-type="float">
            <text:p>47</text:p>
          </table:table-cell>
          <table:table-cell table:formula="of:=[.D11]/7" office:value-type="float" office:value="6.71428571428571" calcext:value-type="float">
            <text:p>6.71428571428571</text:p>
          </table:table-cell>
          <table:table-cell table:formula="of:=[.C11]+[.F10]"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table-cell office:value-type="date" office:date-value="2020-01-30" calcext:value-type="date">
            <text:p>01/30/20</text:p>
          </table:table-cell>
          <table:table-cell office:value-type="float" office:value="7" calcext:value-type="float">
            <text:p>7</text:p>
          </table:table-cell>
          <table:table-cell table:formula="of:=SUM([.C6:.C12])" office:value-type="float" office:value="46" calcext:value-type="float">
            <text:p>46</text:p>
          </table:table-cell>
          <table:table-cell table:formula="of:=[.D12]/7" office:value-type="float" office:value="6.57142857142857" calcext:value-type="float">
            <text:p>6.57142857142857</text:p>
          </table:table-cell>
          <table:table-cell table:formula="of:=[.C12]+[.F11]" office:value-type="float" office:value="82" calcext:value-type="float">
            <text:p>82</text:p>
          </table:table-cell>
          <table:table-cell/>
        </table:table-row>
        <table:table-row table:style-name="ro1">
          <table:table-cell/>
          <table:table-cell office:value-type="date" office:date-value="2020-01-31" calcext:value-type="date">
            <text:p>01/31/20</text:p>
          </table:table-cell>
          <table:table-cell office:value-type="float" office:value="3" calcext:value-type="float">
            <text:p>3</text:p>
          </table:table-cell>
          <table:table-cell table:formula="of:=SUM([.C7:.C13])" office:value-type="float" office:value="42" calcext:value-type="float">
            <text:p>42</text:p>
          </table:table-cell>
          <table:table-cell table:formula="of:=[.D13]/7" office:value-type="float" office:value="6" calcext:value-type="float">
            <text:p>6</text:p>
          </table:table-cell>
          <table:table-cell table:formula="of:=[.C13]+[.F12]" office:value-type="float" office:value="85" calcext:value-type="float">
            <text:p>85</text:p>
          </table:table-cell>
          <table:table-cell/>
        </table:table-row>
        <table:table-row table:style-name="ro1">
          <table:table-cell/>
          <table:table-cell office:value-type="date" office:date-value="2020-02-01" calcext:value-type="date">
            <text:p>02/01/20</text:p>
          </table:table-cell>
          <table:table-cell office:value-type="float" office:value="1" calcext:value-type="float">
            <text:p>1</text:p>
          </table:table-cell>
          <table:table-cell table:formula="of:=SUM([.C8:.C14])" office:value-type="float" office:value="43" calcext:value-type="float">
            <text:p>43</text:p>
          </table:table-cell>
          <table:table-cell table:formula="of:=[.D14]/7" office:value-type="float" office:value="6.14285714285714" calcext:value-type="float">
            <text:p>6.14285714285714</text:p>
          </table:table-cell>
          <table:table-cell table:formula="of:=[.C14]+[.F13]" office:value-type="float" office:value="86" calcext:value-type="float">
            <text:p>86</text:p>
          </table:table-cell>
          <table:table-cell/>
        </table:table-row>
        <table:table-row table:style-name="ro1">
          <table:table-cell/>
          <table:table-cell office:value-type="date" office:date-value="2020-02-02" calcext:value-type="date">
            <text:p>02/02/20</text:p>
          </table:table-cell>
          <table:table-cell office:value-type="float" office:value="4" calcext:value-type="float">
            <text:p>4</text:p>
          </table:table-cell>
          <table:table-cell table:formula="of:=SUM([.C9:.C15])" office:value-type="float" office:value="47" calcext:value-type="float">
            <text:p>47</text:p>
          </table:table-cell>
          <table:table-cell table:formula="of:=[.D15]/7" office:value-type="float" office:value="6.71428571428571" calcext:value-type="float">
            <text:p>6.71428571428571</text:p>
          </table:table-cell>
          <table:table-cell table:formula="of:=[.C15]+[.F14]" office:value-type="float" office:value="90" calcext:value-type="float">
            <text:p>90</text:p>
          </table:table-cell>
          <table:table-cell/>
        </table:table-row>
        <table:table-row table:style-name="ro1">
          <table:table-cell/>
          <table:table-cell office:value-type="date" office:date-value="2020-02-03" calcext:value-type="date">
            <text:p>02/03/20</text:p>
          </table:table-cell>
          <table:table-cell office:value-type="float" office:value="6" calcext:value-type="float">
            <text:p>6</text:p>
          </table:table-cell>
          <table:table-cell table:formula="of:=SUM([.C10:.C16])" office:value-type="float" office:value="50" calcext:value-type="float">
            <text:p>50</text:p>
          </table:table-cell>
          <table:table-cell table:formula="of:=[.D16]/7" office:value-type="float" office:value="7.14285714285714" calcext:value-type="float">
            <text:p>7.14285714285714</text:p>
          </table:table-cell>
          <table:table-cell table:formula="of:=[.C16]+[.F15]" office:value-type="float" office:value="96" calcext:value-type="float">
            <text:p>96</text:p>
          </table:table-cell>
          <table:table-cell/>
        </table:table-row>
        <table:table-row table:style-name="ro1">
          <table:table-cell/>
          <table:table-cell office:value-type="date" office:date-value="2020-02-04" calcext:value-type="date">
            <text:p>02/04/20</text:p>
          </table:table-cell>
          <table:table-cell office:value-type="float" office:value="9" calcext:value-type="float">
            <text:p>9</text:p>
          </table:table-cell>
          <table:table-cell table:formula="of:=SUM([.C11:.C17])" office:value-type="float" office:value="43" calcext:value-type="float">
            <text:p>43</text:p>
          </table:table-cell>
          <table:table-cell table:formula="of:=[.D17]/7" office:value-type="float" office:value="6.14285714285714" calcext:value-type="float">
            <text:p>6.14285714285714</text:p>
          </table:table-cell>
          <table:table-cell table:formula="of:=[.C17]+[.F16]" office:value-type="float" office:value="105" calcext:value-type="float">
            <text:p>105</text:p>
          </table:table-cell>
          <table:table-cell/>
        </table:table-row>
        <table:table-row table:style-name="ro1">
          <table:table-cell/>
          <table:table-cell office:value-type="date" office:date-value="2020-02-05" calcext:value-type="date">
            <text:p>02/05/20</text:p>
          </table:table-cell>
          <table:table-cell office:value-type="float" office:value="3" calcext:value-type="float">
            <text:p>3</text:p>
          </table:table-cell>
          <table:table-cell table:formula="of:=SUM([.C12:.C18])" office:value-type="float" office:value="33" calcext:value-type="float">
            <text:p>33</text:p>
          </table:table-cell>
          <table:table-cell table:formula="of:=[.D18]/7" office:value-type="float" office:value="4.71428571428571" calcext:value-type="float">
            <text:p>4.71428571428571</text:p>
          </table:table-cell>
          <table:table-cell table:formula="of:=[.C18]+[.F17]" office:value-type="float" office:value="108" calcext:value-type="float">
            <text:p>108</text:p>
          </table:table-cell>
          <table:table-cell/>
        </table:table-row>
        <table:table-row table:style-name="ro1">
          <table:table-cell/>
          <table:table-cell office:value-type="date" office:date-value="2020-02-06" calcext:value-type="date">
            <text:p>02/06/20</text:p>
          </table:table-cell>
          <table:table-cell office:value-type="float" office:value="7" calcext:value-type="float">
            <text:p>7</text:p>
          </table:table-cell>
          <table:table-cell table:formula="of:=SUM([.C13:.C19])" office:value-type="float" office:value="33" calcext:value-type="float">
            <text:p>33</text:p>
          </table:table-cell>
          <table:table-cell table:formula="of:=[.D19]/7" office:value-type="float" office:value="4.71428571428571" calcext:value-type="float">
            <text:p>4.71428571428571</text:p>
          </table:table-cell>
          <table:table-cell table:formula="of:=[.C19]+[.F18]" office:value-type="float" office:value="115" calcext:value-type="float">
            <text:p>115</text:p>
          </table:table-cell>
          <table:table-cell/>
        </table:table-row>
        <table:table-row table:style-name="ro1">
          <table:table-cell/>
          <table:table-cell office:value-type="date" office:date-value="2020-02-07" calcext:value-type="date">
            <text:p>02/07/20</text:p>
          </table:table-cell>
          <table:table-cell office:value-type="float" office:value="5" calcext:value-type="float">
            <text:p>5</text:p>
          </table:table-cell>
          <table:table-cell table:formula="of:=SUM([.C14:.C20])" office:value-type="float" office:value="35" calcext:value-type="float">
            <text:p>35</text:p>
          </table:table-cell>
          <table:table-cell table:formula="of:=[.D20]/7" office:value-type="float" office:value="5" calcext:value-type="float">
            <text:p>5</text:p>
          </table:table-cell>
          <table:table-cell table:formula="of:=[.C20]+[.F19]"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office:value-type="date" office:date-value="2020-02-08" calcext:value-type="date">
            <text:p>02/08/20</text:p>
          </table:table-cell>
          <table:table-cell office:value-type="float" office:value="0" calcext:value-type="float">
            <text:p>0</text:p>
          </table:table-cell>
          <table:table-cell table:formula="of:=SUM([.C15:.C21])" office:value-type="float" office:value="34" calcext:value-type="float">
            <text:p>34</text:p>
          </table:table-cell>
          <table:table-cell table:formula="of:=[.D21]/7" office:value-type="float" office:value="4.85714285714286" calcext:value-type="float">
            <text:p>4.85714285714286</text:p>
          </table:table-cell>
          <table:table-cell table:formula="of:=[.C21]+[.F20]"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office:value-type="date" office:date-value="2020-02-09" calcext:value-type="date">
            <text:p>02/09/20</text:p>
          </table:table-cell>
          <table:table-cell office:value-type="float" office:value="3" calcext:value-type="float">
            <text:p>3</text:p>
          </table:table-cell>
          <table:table-cell table:formula="of:=SUM([.C16:.C22])" office:value-type="float" office:value="33" calcext:value-type="float">
            <text:p>33</text:p>
          </table:table-cell>
          <table:table-cell table:formula="of:=[.D22]/7" office:value-type="float" office:value="4.71428571428571" calcext:value-type="float">
            <text:p>4.71428571428571</text:p>
          </table:table-cell>
          <table:table-cell table:formula="of:=[.C22]+[.F21]" office:value-type="float" office:value="123" calcext:value-type="float">
            <text:p>123</text:p>
          </table:table-cell>
          <table:table-cell/>
        </table:table-row>
        <table:table-row table:style-name="ro1">
          <table:table-cell/>
          <table:table-cell office:value-type="date" office:date-value="2020-02-10" calcext:value-type="date">
            <text:p>02/10/20</text:p>
          </table:table-cell>
          <table:table-cell office:value-type="float" office:value="9" calcext:value-type="float">
            <text:p>9</text:p>
          </table:table-cell>
          <table:table-cell table:formula="of:=SUM([.C17:.C23])" office:value-type="float" office:value="36" calcext:value-type="float">
            <text:p>36</text:p>
          </table:table-cell>
          <table:table-cell table:formula="of:=[.D23]/7" office:value-type="float" office:value="5.14285714285714" calcext:value-type="float">
            <text:p>5.14285714285714</text:p>
          </table:table-cell>
          <table:table-cell table:formula="of:=[.C23]+[.F22]" office:value-type="float" office:value="132" calcext:value-type="float">
            <text:p>132</text:p>
          </table:table-cell>
          <table:table-cell/>
        </table:table-row>
        <table:table-row table:style-name="ro1">
          <table:table-cell/>
          <table:table-cell office:value-type="date" office:date-value="2020-02-11" calcext:value-type="date">
            <text:p>02/11/20</text:p>
          </table:table-cell>
          <table:table-cell office:value-type="float" office:value="30" calcext:value-type="float">
            <text:p>30</text:p>
          </table:table-cell>
          <table:table-cell table:formula="of:=SUM([.C18:.C24])" office:value-type="float" office:value="57" calcext:value-type="float">
            <text:p>57</text:p>
          </table:table-cell>
          <table:table-cell table:formula="of:=[.D24]/7" office:value-type="float" office:value="8.14285714285714" calcext:value-type="float">
            <text:p>8.14285714285714</text:p>
          </table:table-cell>
          <table:table-cell table:formula="of:=[.C24]+[.F23]" office:value-type="float" office:value="162" calcext:value-type="float">
            <text:p>162</text:p>
          </table:table-cell>
          <table:table-cell/>
        </table:table-row>
        <table:table-row table:style-name="ro1">
          <table:table-cell/>
          <table:table-cell office:value-type="date" office:date-value="2020-02-12" calcext:value-type="date">
            <text:p>02/12/20</text:p>
          </table:table-cell>
          <table:table-cell office:value-type="float" office:value="12" calcext:value-type="float">
            <text:p>12</text:p>
          </table:table-cell>
          <table:table-cell table:formula="of:=SUM([.C19:.C25])" office:value-type="float" office:value="66" calcext:value-type="float">
            <text:p>66</text:p>
          </table:table-cell>
          <table:table-cell table:formula="of:=[.D25]/7" office:value-type="float" office:value="9.42857142857143" calcext:value-type="float">
            <text:p>9.42857142857143</text:p>
          </table:table-cell>
          <table:table-cell table:formula="of:=[.C25]+[.F24]" office:value-type="float" office:value="174" calcext:value-type="float">
            <text:p>174</text:p>
          </table:table-cell>
          <table:table-cell/>
        </table:table-row>
        <table:table-row table:style-name="ro1">
          <table:table-cell/>
          <table:table-cell office:value-type="date" office:date-value="2020-02-13" calcext:value-type="date">
            <text:p>02/13/20</text:p>
          </table:table-cell>
          <table:table-cell office:value-type="float" office:value="12" calcext:value-type="float">
            <text:p>12</text:p>
          </table:table-cell>
          <table:table-cell table:formula="of:=SUM([.C20:.C26])" office:value-type="float" office:value="71" calcext:value-type="float">
            <text:p>71</text:p>
          </table:table-cell>
          <table:table-cell table:formula="of:=[.D26]/7" office:value-type="float" office:value="10.1428571428571" calcext:value-type="float">
            <text:p>10.1428571428571</text:p>
          </table:table-cell>
          <table:table-cell table:formula="of:=[.C26]+[.F25]" office:value-type="float" office:value="186" calcext:value-type="float">
            <text:p>186</text:p>
          </table:table-cell>
          <table:table-cell/>
        </table:table-row>
        <table:table-row table:style-name="ro1">
          <table:table-cell/>
          <table:table-cell office:value-type="date" office:date-value="2020-02-14" calcext:value-type="date">
            <text:p>02/14/20</text:p>
          </table:table-cell>
          <table:table-cell office:value-type="float" office:value="2" calcext:value-type="float">
            <text:p>2</text:p>
          </table:table-cell>
          <table:table-cell table:formula="of:=SUM([.C21:.C27])" office:value-type="float" office:value="68" calcext:value-type="float">
            <text:p>68</text:p>
          </table:table-cell>
          <table:table-cell table:formula="of:=[.D27]/7" office:value-type="float" office:value="9.71428571428571" calcext:value-type="float">
            <text:p>9.71428571428571</text:p>
          </table:table-cell>
          <table:table-cell table:formula="of:=[.C27]+[.F26]" office:value-type="float" office:value="188" calcext:value-type="float">
            <text:p>188</text:p>
          </table:table-cell>
          <table:table-cell/>
        </table:table-row>
        <table:table-row table:style-name="ro1">
          <table:table-cell/>
          <table:table-cell office:value-type="date" office:date-value="2020-02-15" calcext:value-type="date">
            <text:p>02/15/20</text:p>
          </table:table-cell>
          <table:table-cell office:value-type="float" office:value="1" calcext:value-type="float">
            <text:p>1</text:p>
          </table:table-cell>
          <table:table-cell table:formula="of:=SUM([.C22:.C28])" office:value-type="float" office:value="69" calcext:value-type="float">
            <text:p>69</text:p>
          </table:table-cell>
          <table:table-cell table:formula="of:=[.D28]/7" office:value-type="float" office:value="9.85714285714286" calcext:value-type="float">
            <text:p>9.85714285714286</text:p>
          </table:table-cell>
          <table:table-cell table:formula="of:=[.C28]+[.F27]" office:value-type="float" office:value="189" calcext:value-type="float">
            <text:p>189</text:p>
          </table:table-cell>
          <table:table-cell/>
        </table:table-row>
        <table:table-row table:style-name="ro1">
          <table:table-cell/>
          <table:table-cell office:value-type="date" office:date-value="2020-02-16" calcext:value-type="date">
            <text:p>02/16/20</text:p>
          </table:table-cell>
          <table:table-cell office:value-type="float" office:value="1" calcext:value-type="float">
            <text:p>1</text:p>
          </table:table-cell>
          <table:table-cell table:formula="of:=SUM([.C23:.C29])" office:value-type="float" office:value="67" calcext:value-type="float">
            <text:p>67</text:p>
          </table:table-cell>
          <table:table-cell table:formula="of:=[.D29]/7" office:value-type="float" office:value="9.57142857142857" calcext:value-type="float">
            <text:p>9.57142857142857</text:p>
          </table:table-cell>
          <table:table-cell table:formula="of:=[.C29]+[.F28]" office:value-type="float" office:value="190" calcext:value-type="float">
            <text:p>190</text:p>
          </table:table-cell>
          <table:table-cell/>
        </table:table-row>
        <table:table-row table:style-name="ro1">
          <table:table-cell/>
          <table:table-cell office:value-type="date" office:date-value="2020-02-17" calcext:value-type="date">
            <text:p>02/17/20</text:p>
          </table:table-cell>
          <table:table-cell office:value-type="float" office:value="5" calcext:value-type="float">
            <text:p>5</text:p>
          </table:table-cell>
          <table:table-cell table:formula="of:=SUM([.C24:.C30])" office:value-type="float" office:value="63" calcext:value-type="float">
            <text:p>63</text:p>
          </table:table-cell>
          <table:table-cell table:formula="of:=[.D30]/7" office:value-type="float" office:value="9" calcext:value-type="float">
            <text:p>9</text:p>
          </table:table-cell>
          <table:table-cell table:formula="of:=[.C30]+[.F29]" office:value-type="float" office:value="195" calcext:value-type="float">
            <text:p>195</text:p>
          </table:table-cell>
          <table:table-cell/>
        </table:table-row>
        <table:table-row table:style-name="ro1">
          <table:table-cell/>
          <table:table-cell office:value-type="date" office:date-value="2020-02-18" calcext:value-type="date">
            <text:p>02/18/20</text:p>
          </table:table-cell>
          <table:table-cell office:value-type="float" office:value="1" calcext:value-type="float">
            <text:p>1</text:p>
          </table:table-cell>
          <table:table-cell table:formula="of:=SUM([.C25:.C31])" office:value-type="float" office:value="34" calcext:value-type="float">
            <text:p>34</text:p>
          </table:table-cell>
          <table:table-cell table:formula="of:=[.D31]/7" office:value-type="float" office:value="4.85714285714286" calcext:value-type="float">
            <text:p>4.85714285714286</text:p>
          </table:table-cell>
          <table:table-cell table:formula="of:=[.C31]+[.F30]" office:value-type="float" office:value="196" calcext:value-type="float">
            <text:p>196</text:p>
          </table:table-cell>
          <table:table-cell/>
        </table:table-row>
        <table:table-row table:style-name="ro1">
          <table:table-cell/>
          <table:table-cell office:value-type="date" office:date-value="2020-02-19" calcext:value-type="date">
            <text:p>02/19/20</text:p>
          </table:table-cell>
          <table:table-cell office:value-type="float" office:value="4" calcext:value-type="float">
            <text:p>4</text:p>
          </table:table-cell>
          <table:table-cell table:formula="of:=SUM([.C26:.C32])" office:value-type="float" office:value="26" calcext:value-type="float">
            <text:p>26</text:p>
          </table:table-cell>
          <table:table-cell table:formula="of:=[.D32]/7" office:value-type="float" office:value="3.71428571428571" calcext:value-type="float">
            <text:p>3.71428571428571</text:p>
          </table:table-cell>
          <table:table-cell table:formula="of:=[.C32]+[.F31]" office:value-type="float" office:value="200" calcext:value-type="float">
            <text:p>200</text:p>
          </table:table-cell>
          <table:table-cell/>
        </table:table-row>
        <table:table-row table:style-name="ro1">
          <table:table-cell/>
          <table:table-cell office:value-type="date" office:date-value="2020-02-20" calcext:value-type="date">
            <text:p>02/20/20</text:p>
          </table:table-cell>
          <table:table-cell office:value-type="float" office:value="11" calcext:value-type="float">
            <text:p>11</text:p>
          </table:table-cell>
          <table:table-cell table:formula="of:=SUM([.C27:.C33])" office:value-type="float" office:value="25" calcext:value-type="float">
            <text:p>25</text:p>
          </table:table-cell>
          <table:table-cell table:formula="of:=[.D33]/7" office:value-type="float" office:value="3.57142857142857" calcext:value-type="float">
            <text:p>3.57142857142857</text:p>
          </table:table-cell>
          <table:table-cell table:formula="of:=[.C33]+[.F32]" office:value-type="float" office:value="211" calcext:value-type="float">
            <text:p>211</text:p>
          </table:table-cell>
          <table:table-cell table:formula="of:=SUM([.C2:.C33])" office:value-type="float" office:value="211" calcext:value-type="float">
            <text:p>211</text:p>
          </table:table-cell>
        </table:table-row>
        <table:table-row table:style-name="ro1">
          <table:table-cell/>
          <table:table-cell office:value-type="date" office:date-value="2020-02-21" calcext:value-type="date">
            <text:p>02/21/20</text:p>
          </table:table-cell>
          <table:table-cell office:value-type="float" office:value="5" calcext:value-type="float">
            <text:p>5</text:p>
          </table:table-cell>
          <table:table-cell table:formula="of:=SUM([.C28:.C34])" office:value-type="float" office:value="28" calcext:value-type="float">
            <text:p>28</text:p>
          </table:table-cell>
          <table:table-cell table:formula="of:=[.D34]/7" office:value-type="float" office:value="4" calcext:value-type="float">
            <text:p>4</text:p>
          </table:table-cell>
          <table:table-cell table:formula="of:=[.C34]+[.F33]" office:value-type="float" office:value="216" calcext:value-type="float">
            <text:p>216</text:p>
          </table:table-cell>
          <table:table-cell table:formula="of:=SUM([.C3:.C34])" office:value-type="float" office:value="209" calcext:value-type="float">
            <text:p>209</text:p>
          </table:table-cell>
        </table:table-row>
        <table:table-row table:style-name="ro1">
          <table:table-cell/>
          <table:table-cell office:value-type="date" office:date-value="2020-02-22" calcext:value-type="date">
            <text:p>02/22/20</text:p>
          </table:table-cell>
          <table:table-cell office:value-type="float" office:value="0" calcext:value-type="float">
            <text:p>0</text:p>
          </table:table-cell>
          <table:table-cell table:formula="of:=SUM([.C29:.C35])" office:value-type="float" office:value="27" calcext:value-type="float">
            <text:p>27</text:p>
          </table:table-cell>
          <table:table-cell table:formula="of:=[.D35]/7" office:value-type="float" office:value="3.85714285714286" calcext:value-type="float">
            <text:p>3.85714285714286</text:p>
          </table:table-cell>
          <table:table-cell table:formula="of:=[.C35]+[.F34]" office:value-type="float" office:value="216" calcext:value-type="float">
            <text:p>216</text:p>
          </table:table-cell>
          <table:table-cell table:formula="of:=SUM([.C4:.C35])" office:value-type="float" office:value="194" calcext:value-type="float">
            <text:p>194</text:p>
          </table:table-cell>
        </table:table-row>
        <table:table-row table:style-name="ro1">
          <table:table-cell/>
          <table:table-cell office:value-type="date" office:date-value="2020-02-23" calcext:value-type="date">
            <text:p>02/23/20</text:p>
          </table:table-cell>
          <table:table-cell office:value-type="float" office:value="3" calcext:value-type="float">
            <text:p>3</text:p>
          </table:table-cell>
          <table:table-cell table:formula="of:=SUM([.C30:.C36])" office:value-type="float" office:value="29" calcext:value-type="float">
            <text:p>29</text:p>
          </table:table-cell>
          <table:table-cell table:formula="of:=[.D36]/7" office:value-type="float" office:value="4.14285714285714" calcext:value-type="float">
            <text:p>4.14285714285714</text:p>
          </table:table-cell>
          <table:table-cell table:formula="of:=[.C36]+[.F35]" office:value-type="float" office:value="219" calcext:value-type="float">
            <text:p>219</text:p>
          </table:table-cell>
          <table:table-cell table:formula="of:=SUM([.C5:.C36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date" office:date-value="2020-02-24" calcext:value-type="date">
            <text:p>02/24/20</text:p>
          </table:table-cell>
          <table:table-cell office:value-type="float" office:value="2" calcext:value-type="float">
            <text:p>2</text:p>
          </table:table-cell>
          <table:table-cell table:formula="of:=SUM([.C31:.C37])" office:value-type="float" office:value="26" calcext:value-type="float">
            <text:p>26</text:p>
          </table:table-cell>
          <table:table-cell table:formula="of:=[.D37]/7" office:value-type="float" office:value="3.71428571428571" calcext:value-type="float">
            <text:p>3.71428571428571</text:p>
          </table:table-cell>
          <table:table-cell table:formula="of:=[.C37]+[.F36]" office:value-type="float" office:value="221" calcext:value-type="float">
            <text:p>221</text:p>
          </table:table-cell>
          <table:table-cell table:formula="of:=SUM([.C6:.C37])" office:value-type="float" office:value="185" calcext:value-type="float">
            <text:p>185</text:p>
          </table:table-cell>
        </table:table-row>
        <table:table-row table:style-name="ro1">
          <table:table-cell/>
          <table:table-cell office:value-type="date" office:date-value="2020-02-25" calcext:value-type="date">
            <text:p>02/25/20</text:p>
          </table:table-cell>
          <table:table-cell office:value-type="float" office:value="2" calcext:value-type="float">
            <text:p>2</text:p>
          </table:table-cell>
          <table:table-cell table:formula="of:=SUM([.C32:.C38])" office:value-type="float" office:value="27" calcext:value-type="float">
            <text:p>27</text:p>
          </table:table-cell>
          <table:table-cell table:formula="of:=[.D38]/7" office:value-type="float" office:value="3.85714285714286" calcext:value-type="float">
            <text:p>3.85714285714286</text:p>
          </table:table-cell>
          <table:table-cell table:formula="of:=[.C38]+[.F37]" office:value-type="float" office:value="223" calcext:value-type="float">
            <text:p>223</text:p>
          </table:table-cell>
          <table:table-cell table:formula="of:=SUM([.C7:.C38])"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date" office:date-value="2020-02-26" calcext:value-type="date">
            <text:p>02/26/20</text:p>
          </table:table-cell>
          <table:table-cell office:value-type="float" office:value="2" calcext:value-type="float">
            <text:p>2</text:p>
          </table:table-cell>
          <table:table-cell table:formula="of:=SUM([.C33:.C39])" office:value-type="float" office:value="25" calcext:value-type="float">
            <text:p>25</text:p>
          </table:table-cell>
          <table:table-cell table:formula="of:=[.D39]/7" office:value-type="float" office:value="3.57142857142857" calcext:value-type="float">
            <text:p>3.57142857142857</text:p>
          </table:table-cell>
          <table:table-cell table:formula="of:=[.C39]+[.F38]" office:value-type="float" office:value="225" calcext:value-type="float">
            <text:p>225</text:p>
          </table:table-cell>
          <table:table-cell table:formula="of:=SUM([.C8:.C39])"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date" office:date-value="2020-02-27" calcext:value-type="date">
            <text:p>02/27/20</text:p>
          </table:table-cell>
          <table:table-cell office:value-type="float" office:value="2" calcext:value-type="float">
            <text:p>2</text:p>
          </table:table-cell>
          <table:table-cell table:formula="of:=SUM([.C34:.C40])" office:value-type="float" office:value="16" calcext:value-type="float">
            <text:p>16</text:p>
          </table:table-cell>
          <table:table-cell table:formula="of:=[.D40]/7" office:value-type="float" office:value="2.28571428571429" calcext:value-type="float">
            <text:p>2.28571428571429</text:p>
          </table:table-cell>
          <table:table-cell table:formula="of:=[.C40]+[.F39]" office:value-type="float" office:value="227" calcext:value-type="float">
            <text:p>227</text:p>
          </table:table-cell>
          <table:table-cell table:formula="of:=SUM([.C9:.C40])"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date" office:date-value="2020-02-28" calcext:value-type="date">
            <text:p>02/28/20</text:p>
          </table:table-cell>
          <table:table-cell office:value-type="float" office:value="3" calcext:value-type="float">
            <text:p>3</text:p>
          </table:table-cell>
          <table:table-cell table:formula="of:=SUM([.C35:.C41])" office:value-type="float" office:value="14" calcext:value-type="float">
            <text:p>14</text:p>
          </table:table-cell>
          <table:table-cell table:formula="of:=[.D41]/7" office:value-type="float" office:value="2" calcext:value-type="float">
            <text:p>2</text:p>
          </table:table-cell>
          <table:table-cell table:formula="of:=[.C41]+[.F40]" office:value-type="float" office:value="230" calcext:value-type="float">
            <text:p>230</text:p>
          </table:table-cell>
          <table:table-cell table:formula="of:=SUM([.C10:.C41])"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date" office:date-value="2020-02-29" calcext:value-type="date">
            <text:p>02/29/20</text:p>
          </table:table-cell>
          <table:table-cell office:value-type="float" office:value="1" calcext:value-type="float">
            <text:p>1</text:p>
          </table:table-cell>
          <table:table-cell table:formula="of:=SUM([.C36:.C42])" office:value-type="float" office:value="15" calcext:value-type="float">
            <text:p>15</text:p>
          </table:table-cell>
          <table:table-cell table:formula="of:=[.D42]/7" office:value-type="float" office:value="2.14285714285714" calcext:value-type="float">
            <text:p>2.14285714285714</text:p>
          </table:table-cell>
          <table:table-cell table:formula="of:=[.C42]+[.F41]" office:value-type="float" office:value="231" calcext:value-type="float">
            <text:p>231</text:p>
          </table:table-cell>
          <table:table-cell table:formula="of:=SUM([.C11:.C42])" office:value-type="float" office:value="169" calcext:value-type="float">
            <text:p>169</text:p>
          </table:table-cell>
        </table:table-row>
        <table:table-row table:style-name="ro1">
          <table:table-cell/>
          <table:table-cell office:value-type="date" office:date-value="2020-03-01" calcext:value-type="date">
            <text:p>03/01/20</text:p>
          </table:table-cell>
          <table:table-cell office:value-type="float" office:value="0" calcext:value-type="float">
            <text:p>0</text:p>
          </table:table-cell>
          <table:table-cell table:formula="of:=SUM([.C37:.C43])" office:value-type="float" office:value="12" calcext:value-type="float">
            <text:p>12</text:p>
          </table:table-cell>
          <table:table-cell table:formula="of:=[.D43]/7" office:value-type="float" office:value="1.71428571428571" calcext:value-type="float">
            <text:p>1.71428571428571</text:p>
          </table:table-cell>
          <table:table-cell table:formula="of:=[.C43]+[.F42]" office:value-type="float" office:value="231" calcext:value-type="float">
            <text:p>231</text:p>
          </table:table-cell>
          <table:table-cell table:formula="of:=SUM([.C12:.C43])"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date" office:date-value="2020-03-02" calcext:value-type="date">
            <text:p>03/02/20</text:p>
          </table:table-cell>
          <table:table-cell office:value-type="float" office:value="4" calcext:value-type="float">
            <text:p>4</text:p>
          </table:table-cell>
          <table:table-cell table:formula="of:=SUM([.C38:.C44])" office:value-type="float" office:value="14" calcext:value-type="float">
            <text:p>14</text:p>
          </table:table-cell>
          <table:table-cell table:formula="of:=[.D44]/7" office:value-type="float" office:value="2" calcext:value-type="float">
            <text:p>2</text:p>
          </table:table-cell>
          <table:table-cell table:formula="of:=[.C44]+[.F43]" office:value-type="float" office:value="235" calcext:value-type="float">
            <text:p>235</text:p>
          </table:table-cell>
          <table:table-cell table:formula="of:=SUM([.C13:.C44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03" calcext:value-type="date">
            <text:p>03/03/20</text:p>
          </table:table-cell>
          <table:table-cell office:value-type="float" office:value="2" calcext:value-type="float">
            <text:p>2</text:p>
          </table:table-cell>
          <table:table-cell table:formula="of:=SUM([.C39:.C45])" office:value-type="float" office:value="14" calcext:value-type="float">
            <text:p>14</text:p>
          </table:table-cell>
          <table:table-cell table:formula="of:=[.D45]/7" office:value-type="float" office:value="2" calcext:value-type="float">
            <text:p>2</text:p>
          </table:table-cell>
          <table:table-cell table:formula="of:=[.C45]+[.F44]" office:value-type="float" office:value="237" calcext:value-type="float">
            <text:p>237</text:p>
          </table:table-cell>
          <table:table-cell table:formula="of:=SUM([.C14:.C45])" office:value-type="float" office:value="152" calcext:value-type="float">
            <text:p>152</text:p>
          </table:table-cell>
        </table:table-row>
        <table:table-row table:style-name="ro1">
          <table:table-cell/>
          <table:table-cell office:value-type="date" office:date-value="2020-03-04" calcext:value-type="date">
            <text:p>03/04/20</text:p>
          </table:table-cell>
          <table:table-cell office:value-type="float" office:value="1" calcext:value-type="float">
            <text:p>1</text:p>
          </table:table-cell>
          <table:table-cell table:formula="of:=SUM([.C40:.C46])" office:value-type="float" office:value="13" calcext:value-type="float">
            <text:p>13</text:p>
          </table:table-cell>
          <table:table-cell table:formula="of:=[.D46]/7" office:value-type="float" office:value="1.85714285714286" calcext:value-type="float">
            <text:p>1.85714285714286</text:p>
          </table:table-cell>
          <table:table-cell table:formula="of:=[.C46]+[.F45]" office:value-type="float" office:value="238" calcext:value-type="float">
            <text:p>238</text:p>
          </table:table-cell>
          <table:table-cell table:formula="of:=SUM([.C15:.C46])"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1.1.8</text:p>
          </table:table-cell>
          <table:table-cell office:value-type="date" office:date-value="2020-03-05" calcext:value-type="date">
            <text:p>03/05/20</text:p>
          </table:table-cell>
          <table:table-cell office:value-type="float" office:value="5" calcext:value-type="float">
            <text:p>5</text:p>
          </table:table-cell>
          <table:table-cell table:formula="of:=SUM([.C41:.C47])" office:value-type="float" office:value="16" calcext:value-type="float">
            <text:p>16</text:p>
          </table:table-cell>
          <table:table-cell table:formula="of:=[.D47]/7" office:value-type="float" office:value="2.28571428571429" calcext:value-type="float">
            <text:p>2.28571428571429</text:p>
          </table:table-cell>
          <table:table-cell table:formula="of:=[.C47]+[.F46]" office:value-type="float" office:value="243" calcext:value-type="float">
            <text:p>243</text:p>
          </table:table-cell>
          <table:table-cell table:formula="of:=SUM([.C16:.C47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06" calcext:value-type="date">
            <text:p>03/06/20</text:p>
          </table:table-cell>
          <table:table-cell office:value-type="float" office:value="37" calcext:value-type="float">
            <text:p>37</text:p>
          </table:table-cell>
          <table:table-cell table:formula="of:=SUM([.C42:.C48])" office:value-type="float" office:value="50" calcext:value-type="float">
            <text:p>50</text:p>
          </table:table-cell>
          <table:table-cell table:formula="of:=[.D48]/7" office:value-type="float" office:value="7.14285714285714" calcext:value-type="float">
            <text:p>7.14285714285714</text:p>
          </table:table-cell>
          <table:table-cell table:formula="of:=[.C48]+[.F47]" office:value-type="float" office:value="280" calcext:value-type="float">
            <text:p>280</text:p>
          </table:table-cell>
          <table:table-cell table:formula="of:=SUM([.C17:.C48])"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date" office:date-value="2020-03-07" calcext:value-type="date">
            <text:p>03/07/20</text:p>
          </table:table-cell>
          <table:table-cell office:value-type="float" office:value="0" calcext:value-type="float">
            <text:p>0</text:p>
          </table:table-cell>
          <table:table-cell table:formula="of:=SUM([.C43:.C49])" office:value-type="float" office:value="49" calcext:value-type="float">
            <text:p>49</text:p>
          </table:table-cell>
          <table:table-cell table:formula="of:=[.D49]/7" office:value-type="float" office:value="7" calcext:value-type="float">
            <text:p>7</text:p>
          </table:table-cell>
          <table:table-cell table:formula="of:=[.C49]+[.F48]" office:value-type="float" office:value="280" calcext:value-type="float">
            <text:p>280</text:p>
          </table:table-cell>
          <table:table-cell table:formula="of:=SUM([.C18:.C49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0-03-08" calcext:value-type="date">
            <text:p>03/08/20</text:p>
          </table:table-cell>
          <table:table-cell office:value-type="float" office:value="13" calcext:value-type="float">
            <text:p>13</text:p>
          </table:table-cell>
          <table:table-cell table:formula="of:=SUM([.C44:.C50])" office:value-type="float" office:value="62" calcext:value-type="float">
            <text:p>62</text:p>
          </table:table-cell>
          <table:table-cell table:formula="of:=[.D50]/7" office:value-type="float" office:value="8.85714285714286" calcext:value-type="float">
            <text:p>8.85714285714286</text:p>
          </table:table-cell>
          <table:table-cell table:formula="of:=[.C50]+[.F49]" office:value-type="float" office:value="293" calcext:value-type="float">
            <text:p>293</text:p>
          </table:table-cell>
          <table:table-cell table:formula="of:=SUM([.C19:.C50])" office:value-type="float" office:value="185" calcext:value-type="float">
            <text:p>185</text:p>
          </table:table-cell>
        </table:table-row>
        <table:table-row table:style-name="ro1">
          <table:table-cell/>
          <table:table-cell office:value-type="date" office:date-value="2020-03-09" calcext:value-type="date">
            <text:p>03/09/20</text:p>
          </table:table-cell>
          <table:table-cell office:value-type="float" office:value="5" calcext:value-type="float">
            <text:p>5</text:p>
          </table:table-cell>
          <table:table-cell table:formula="of:=SUM([.C45:.C51])" office:value-type="float" office:value="63" calcext:value-type="float">
            <text:p>63</text:p>
          </table:table-cell>
          <table:table-cell table:formula="of:=[.D51]/7" office:value-type="float" office:value="9" calcext:value-type="float">
            <text:p>9</text:p>
          </table:table-cell>
          <table:table-cell table:formula="of:=[.C51]+[.F50]" office:value-type="float" office:value="298" calcext:value-type="float">
            <text:p>298</text:p>
          </table:table-cell>
          <table:table-cell table:formula="of:=SUM([.C20:.C51])" office:value-type="float" office:value="183" calcext:value-type="float">
            <text:p>183</text:p>
          </table:table-cell>
        </table:table-row>
        <table:table-row table:style-name="ro1">
          <table:table-cell/>
          <table:table-cell office:value-type="date" office:date-value="2020-03-10" calcext:value-type="date">
            <text:p>03/10/20</text:p>
          </table:table-cell>
          <table:table-cell office:value-type="float" office:value="4" calcext:value-type="float">
            <text:p>4</text:p>
          </table:table-cell>
          <table:table-cell table:formula="of:=SUM([.C46:.C52])" office:value-type="float" office:value="65" calcext:value-type="float">
            <text:p>65</text:p>
          </table:table-cell>
          <table:table-cell table:formula="of:=[.D52]/7" office:value-type="float" office:value="9.28571428571429" calcext:value-type="float">
            <text:p>9.28571428571429</text:p>
          </table:table-cell>
          <table:table-cell table:formula="of:=[.C52]+[.F51]" office:value-type="float" office:value="302" calcext:value-type="float">
            <text:p>302</text:p>
          </table:table-cell>
          <table:table-cell table:formula="of:=SUM([.C21:.C52])"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date" office:date-value="2020-03-11" calcext:value-type="date">
            <text:p>03/11/20</text:p>
          </table:table-cell>
          <table:table-cell office:value-type="float" office:value="4" calcext:value-type="float">
            <text:p>4</text:p>
          </table:table-cell>
          <table:table-cell table:formula="of:=SUM([.C47:.C53])" office:value-type="float" office:value="68" calcext:value-type="float">
            <text:p>68</text:p>
          </table:table-cell>
          <table:table-cell table:formula="of:=[.D53]/7" office:value-type="float" office:value="9.71428571428571" calcext:value-type="float">
            <text:p>9.71428571428571</text:p>
          </table:table-cell>
          <table:table-cell table:formula="of:=[.C53]+[.F52]" office:value-type="float" office:value="306" calcext:value-type="float">
            <text:p>306</text:p>
          </table:table-cell>
          <table:table-cell table:formula="of:=SUM([.C22:.C53])" office:value-type="float" office:value="186" calcext:value-type="float">
            <text:p>186</text:p>
          </table:table-cell>
        </table:table-row>
        <table:table-row table:style-name="ro1">
          <table:table-cell/>
          <table:table-cell office:value-type="date" office:date-value="2020-03-12" calcext:value-type="date">
            <text:p>03/12/20</text:p>
          </table:table-cell>
          <table:table-cell office:value-type="float" office:value="0" calcext:value-type="float">
            <text:p>0</text:p>
          </table:table-cell>
          <table:table-cell table:formula="of:=SUM([.C48:.C54])" office:value-type="float" office:value="63" calcext:value-type="float">
            <text:p>63</text:p>
          </table:table-cell>
          <table:table-cell table:formula="of:=[.D54]/7" office:value-type="float" office:value="9" calcext:value-type="float">
            <text:p>9</text:p>
          </table:table-cell>
          <table:table-cell table:formula="of:=[.C54]+[.F53]" office:value-type="float" office:value="306" calcext:value-type="float">
            <text:p>306</text:p>
          </table:table-cell>
          <table:table-cell table:formula="of:=SUM([.C23:.C54])" office:value-type="float" office:value="183" calcext:value-type="float">
            <text:p>183</text:p>
          </table:table-cell>
        </table:table-row>
        <table:table-row table:style-name="ro1">
          <table:table-cell/>
          <table:table-cell office:value-type="date" office:date-value="2020-03-13" calcext:value-type="date">
            <text:p>03/13/20</text:p>
          </table:table-cell>
          <table:table-cell office:value-type="float" office:value="3" calcext:value-type="float">
            <text:p>3</text:p>
          </table:table-cell>
          <table:table-cell table:formula="of:=SUM([.C49:.C55])" office:value-type="float" office:value="29" calcext:value-type="float">
            <text:p>29</text:p>
          </table:table-cell>
          <table:table-cell table:formula="of:=[.D55]/7" office:value-type="float" office:value="4.14285714285714" calcext:value-type="float">
            <text:p>4.14285714285714</text:p>
          </table:table-cell>
          <table:table-cell table:formula="of:=[.C55]+[.F54]" office:value-type="float" office:value="309" calcext:value-type="float">
            <text:p>309</text:p>
          </table:table-cell>
          <table:table-cell table:formula="of:=SUM([.C24:.C55])" office:value-type="float" office:value="177" calcext:value-type="float">
            <text:p>177</text:p>
          </table:table-cell>
        </table:table-row>
        <table:table-row table:style-name="ro1">
          <table:table-cell/>
          <table:table-cell office:value-type="date" office:date-value="2020-03-14" calcext:value-type="date">
            <text:p>03/14/20</text:p>
          </table:table-cell>
          <table:table-cell office:value-type="float" office:value="0" calcext:value-type="float">
            <text:p>0</text:p>
          </table:table-cell>
          <table:table-cell table:formula="of:=SUM([.C50:.C56])" office:value-type="float" office:value="29" calcext:value-type="float">
            <text:p>29</text:p>
          </table:table-cell>
          <table:table-cell table:formula="of:=[.D56]/7" office:value-type="float" office:value="4.14285714285714" calcext:value-type="float">
            <text:p>4.14285714285714</text:p>
          </table:table-cell>
          <table:table-cell table:formula="of:=[.C56]+[.F55]" office:value-type="float" office:value="309" calcext:value-type="float">
            <text:p>309</text:p>
          </table:table-cell>
          <table:table-cell table:formula="of:=SUM([.C25:.C56])" office:value-type="float" office:value="147" calcext:value-type="float">
            <text:p>147</text:p>
          </table:table-cell>
        </table:table-row>
        <table:table-row table:style-name="ro1">
          <table:table-cell/>
          <table:table-cell office:value-type="date" office:date-value="2020-03-15" calcext:value-type="date">
            <text:p>03/15/20</text:p>
          </table:table-cell>
          <table:table-cell office:value-type="float" office:value="0" calcext:value-type="float">
            <text:p>0</text:p>
          </table:table-cell>
          <table:table-cell table:formula="of:=SUM([.C51:.C57])" office:value-type="float" office:value="16" calcext:value-type="float">
            <text:p>16</text:p>
          </table:table-cell>
          <table:table-cell table:formula="of:=[.D57]/7" office:value-type="float" office:value="2.28571428571429" calcext:value-type="float">
            <text:p>2.28571428571429</text:p>
          </table:table-cell>
          <table:table-cell table:formula="of:=[.C57]+[.F56]" office:value-type="float" office:value="309" calcext:value-type="float">
            <text:p>309</text:p>
          </table:table-cell>
          <table:table-cell table:formula="of:=SUM([.C26:.C57])" office:value-type="float" office:value="135" calcext:value-type="float">
            <text:p>135</text:p>
          </table:table-cell>
        </table:table-row>
        <table:table-row table:style-name="ro1">
          <table:table-cell/>
          <table:table-cell office:value-type="date" office:date-value="2020-03-16" calcext:value-type="date">
            <text:p>03/16/20</text:p>
          </table:table-cell>
          <table:table-cell office:value-type="float" office:value="2" calcext:value-type="float">
            <text:p>2</text:p>
          </table:table-cell>
          <table:table-cell table:formula="of:=SUM([.C52:.C58])" office:value-type="float" office:value="13" calcext:value-type="float">
            <text:p>13</text:p>
          </table:table-cell>
          <table:table-cell table:formula="of:=[.D58]/7" office:value-type="float" office:value="1.85714285714286" calcext:value-type="float">
            <text:p>1.85714285714286</text:p>
          </table:table-cell>
          <table:table-cell table:formula="of:=[.C58]+[.F57]" office:value-type="float" office:value="311" calcext:value-type="float">
            <text:p>311</text:p>
          </table:table-cell>
          <table:table-cell table:formula="of:=SUM([.C27:.C58])"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date" office:date-value="2020-03-17" calcext:value-type="date">
            <text:p>03/17/20</text:p>
          </table:table-cell>
          <table:table-cell office:value-type="float" office:value="1" calcext:value-type="float">
            <text:p>1</text:p>
          </table:table-cell>
          <table:table-cell table:formula="of:=SUM([.C53:.C59])" office:value-type="float" office:value="10" calcext:value-type="float">
            <text:p>10</text:p>
          </table:table-cell>
          <table:table-cell table:formula="of:=[.D59]/7" office:value-type="float" office:value="1.42857142857143" calcext:value-type="float">
            <text:p>1.42857142857143</text:p>
          </table:table-cell>
          <table:table-cell table:formula="of:=[.C59]+[.F58]" office:value-type="float" office:value="312" calcext:value-type="float">
            <text:p>312</text:p>
          </table:table-cell>
          <table:table-cell table:formula="of:=SUM([.C28:.C59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0-03-18" calcext:value-type="date">
            <text:p>03/18/20</text:p>
          </table:table-cell>
          <table:table-cell office:value-type="float" office:value="2" calcext:value-type="float">
            <text:p>2</text:p>
          </table:table-cell>
          <table:table-cell table:formula="of:=SUM([.C54:.C60])" office:value-type="float" office:value="8" calcext:value-type="float">
            <text:p>8</text:p>
          </table:table-cell>
          <table:table-cell table:formula="of:=[.D60]/7" office:value-type="float" office:value="1.14285714285714" calcext:value-type="float">
            <text:p>1.14285714285714</text:p>
          </table:table-cell>
          <table:table-cell table:formula="of:=[.C60]+[.F59]" office:value-type="float" office:value="314" calcext:value-type="float">
            <text:p>314</text:p>
          </table:table-cell>
          <table:table-cell table:formula="of:=SUM([.C29:.C60])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1.1.9</text:p>
          </table:table-cell>
          <table:table-cell office:value-type="date" office:date-value="2020-03-19" calcext:value-type="date">
            <text:p>03/19/20</text:p>
          </table:table-cell>
          <table:table-cell office:value-type="float" office:value="29" calcext:value-type="float">
            <text:p>29</text:p>
          </table:table-cell>
          <table:table-cell table:formula="of:=SUM([.C55:.C61])" office:value-type="float" office:value="37" calcext:value-type="float">
            <text:p>37</text:p>
          </table:table-cell>
          <table:table-cell table:formula="of:=[.D61]/7" office:value-type="float" office:value="5.28571428571429" calcext:value-type="float">
            <text:p>5.28571428571429</text:p>
          </table:table-cell>
          <table:table-cell table:formula="of:=[.C61]+[.F60]" office:value-type="float" office:value="343" calcext:value-type="float">
            <text:p>343</text:p>
          </table:table-cell>
          <table:table-cell table:formula="of:=SUM([.C30:.C61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20" calcext:value-type="date">
            <text:p>03/20/20</text:p>
          </table:table-cell>
          <table:table-cell office:value-type="float" office:value="6" calcext:value-type="float">
            <text:p>6</text:p>
          </table:table-cell>
          <table:table-cell table:formula="of:=SUM([.C56:.C62])" office:value-type="float" office:value="40" calcext:value-type="float">
            <text:p>40</text:p>
          </table:table-cell>
          <table:table-cell table:formula="of:=[.D62]/7" office:value-type="float" office:value="5.71428571428571" calcext:value-type="float">
            <text:p>5.71428571428571</text:p>
          </table:table-cell>
          <table:table-cell table:formula="of:=[.C62]+[.F61]" office:value-type="float" office:value="349" calcext:value-type="float">
            <text:p>349</text:p>
          </table:table-cell>
          <table:table-cell table:formula="of:=SUM([.C31:.C62])" office:value-type="float" office:value="154" calcext:value-type="float">
            <text:p>154</text:p>
          </table:table-cell>
        </table:table-row>
        <table:table-row table:style-name="ro1">
          <table:table-cell/>
          <table:table-cell office:value-type="date" office:date-value="2020-03-21" calcext:value-type="date">
            <text:p>03/21/20</text:p>
          </table:table-cell>
          <table:table-cell office:value-type="float" office:value="3" calcext:value-type="float">
            <text:p>3</text:p>
          </table:table-cell>
          <table:table-cell table:formula="of:=SUM([.C57:.C63])" office:value-type="float" office:value="43" calcext:value-type="float">
            <text:p>43</text:p>
          </table:table-cell>
          <table:table-cell table:formula="of:=[.D63]/7" office:value-type="float" office:value="6.14285714285714" calcext:value-type="float">
            <text:p>6.14285714285714</text:p>
          </table:table-cell>
          <table:table-cell table:formula="of:=[.C63]+[.F62]" office:value-type="float" office:value="352" calcext:value-type="float">
            <text:p>352</text:p>
          </table:table-cell>
          <table:table-cell table:formula="of:=SUM([.C32:.C63])"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date" office:date-value="2020-03-22" calcext:value-type="date">
            <text:p>03/22/20</text:p>
          </table:table-cell>
          <table:table-cell office:value-type="float" office:value="10" calcext:value-type="float">
            <text:p>10</text:p>
          </table:table-cell>
          <table:table-cell table:formula="of:=SUM([.C58:.C64])" office:value-type="float" office:value="53" calcext:value-type="float">
            <text:p>53</text:p>
          </table:table-cell>
          <table:table-cell table:formula="of:=[.D64]/7" office:value-type="float" office:value="7.57142857142857" calcext:value-type="float">
            <text:p>7.57142857142857</text:p>
          </table:table-cell>
          <table:table-cell table:formula="of:=[.C64]+[.F63]" office:value-type="float" office:value="362" calcext:value-type="float">
            <text:p>362</text:p>
          </table:table-cell>
          <table:table-cell table:formula="of:=SUM([.C33:.C64])"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date" office:date-value="2020-03-23" calcext:value-type="date">
            <text:p>03/23/20</text:p>
          </table:table-cell>
          <table:table-cell office:value-type="float" office:value="5" calcext:value-type="float">
            <text:p>5</text:p>
          </table:table-cell>
          <table:table-cell table:formula="of:=SUM([.C59:.C65])" office:value-type="float" office:value="56" calcext:value-type="float">
            <text:p>56</text:p>
          </table:table-cell>
          <table:table-cell table:formula="of:=[.D65]/7" office:value-type="float" office:value="8" calcext:value-type="float">
            <text:p>8</text:p>
          </table:table-cell>
          <table:table-cell table:formula="of:=[.C65]+[.F64]" office:value-type="float" office:value="367" calcext:value-type="float">
            <text:p>367</text:p>
          </table:table-cell>
          <table:table-cell table:formula="of:=SUM([.C34:.C65])"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date" office:date-value="2020-03-24" calcext:value-type="date">
            <text:p>03/24/20</text:p>
          </table:table-cell>
          <table:table-cell office:value-type="float" office:value="2" calcext:value-type="float">
            <text:p>2</text:p>
          </table:table-cell>
          <table:table-cell table:formula="of:=SUM([.C60:.C66])" office:value-type="float" office:value="57" calcext:value-type="float">
            <text:p>57</text:p>
          </table:table-cell>
          <table:table-cell table:formula="of:=[.D66]/7" office:value-type="float" office:value="8.14285714285714" calcext:value-type="float">
            <text:p>8.14285714285714</text:p>
          </table:table-cell>
          <table:table-cell table:formula="of:=[.C66]+[.F65]" office:value-type="float" office:value="369" calcext:value-type="float">
            <text:p>369</text:p>
          </table:table-cell>
          <table:table-cell table:formula="of:=SUM([.C35:.C66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25" calcext:value-type="date">
            <text:p>03/25/20</text:p>
          </table:table-cell>
          <table:table-cell office:value-type="float" office:value="0" calcext:value-type="float">
            <text:p>0</text:p>
          </table:table-cell>
          <table:table-cell table:formula="of:=SUM([.C61:.C67])" office:value-type="float" office:value="55" calcext:value-type="float">
            <text:p>55</text:p>
          </table:table-cell>
          <table:table-cell table:formula="of:=[.D67]/7" office:value-type="float" office:value="7.85714285714286" calcext:value-type="float">
            <text:p>7.85714285714286</text:p>
          </table:table-cell>
          <table:table-cell table:formula="of:=[.C67]+[.F66]" office:value-type="float" office:value="369" calcext:value-type="float">
            <text:p>369</text:p>
          </table:table-cell>
          <table:table-cell table:formula="of:=SUM([.C36:.C67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26" calcext:value-type="date">
            <text:p>03/26/20</text:p>
          </table:table-cell>
          <table:table-cell office:value-type="float" office:value="3" calcext:value-type="float">
            <text:p>3</text:p>
          </table:table-cell>
          <table:table-cell table:formula="of:=SUM([.C62:.C68])" office:value-type="float" office:value="29" calcext:value-type="float">
            <text:p>29</text:p>
          </table:table-cell>
          <table:table-cell table:formula="of:=[.D68]/7" office:value-type="float" office:value="4.14285714285714" calcext:value-type="float">
            <text:p>4.14285714285714</text:p>
          </table:table-cell>
          <table:table-cell table:formula="of:=[.C68]+[.F67]" office:value-type="float" office:value="372" calcext:value-type="float">
            <text:p>372</text:p>
          </table:table-cell>
          <table:table-cell table:formula="of:=SUM([.C37:.C68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27" calcext:value-type="date">
            <text:p>03/27/20</text:p>
          </table:table-cell>
          <table:table-cell office:value-type="float" office:value="2" calcext:value-type="float">
            <text:p>2</text:p>
          </table:table-cell>
          <table:table-cell table:formula="of:=SUM([.C63:.C69])" office:value-type="float" office:value="25" calcext:value-type="float">
            <text:p>25</text:p>
          </table:table-cell>
          <table:table-cell table:formula="of:=[.D69]/7" office:value-type="float" office:value="3.57142857142857" calcext:value-type="float">
            <text:p>3.57142857142857</text:p>
          </table:table-cell>
          <table:table-cell table:formula="of:=[.C69]+[.F68]" office:value-type="float" office:value="374" calcext:value-type="float">
            <text:p>374</text:p>
          </table:table-cell>
          <table:table-cell table:formula="of:=SUM([.C38:.C69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28" calcext:value-type="date">
            <text:p>03/28/20</text:p>
          </table:table-cell>
          <table:table-cell office:value-type="float" office:value="2" calcext:value-type="float">
            <text:p>2</text:p>
          </table:table-cell>
          <table:table-cell table:formula="of:=SUM([.C64:.C70])" office:value-type="float" office:value="24" calcext:value-type="float">
            <text:p>24</text:p>
          </table:table-cell>
          <table:table-cell table:formula="of:=[.D70]/7" office:value-type="float" office:value="3.42857142857143" calcext:value-type="float">
            <text:p>3.42857142857143</text:p>
          </table:table-cell>
          <table:table-cell table:formula="of:=[.C70]+[.F69]" office:value-type="float" office:value="376" calcext:value-type="float">
            <text:p>376</text:p>
          </table:table-cell>
          <table:table-cell table:formula="of:=SUM([.C39:.C70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29" calcext:value-type="date">
            <text:p>03/29/20</text:p>
          </table:table-cell>
          <table:table-cell office:value-type="float" office:value="2" calcext:value-type="float">
            <text:p>2</text:p>
          </table:table-cell>
          <table:table-cell table:formula="of:=SUM([.C65:.C71])" office:value-type="float" office:value="16" calcext:value-type="float">
            <text:p>16</text:p>
          </table:table-cell>
          <table:table-cell table:formula="of:=[.D71]/7" office:value-type="float" office:value="2.28571428571429" calcext:value-type="float">
            <text:p>2.28571428571429</text:p>
          </table:table-cell>
          <table:table-cell table:formula="of:=[.C71]+[.F70]" office:value-type="float" office:value="378" calcext:value-type="float">
            <text:p>378</text:p>
          </table:table-cell>
          <table:table-cell table:formula="of:=SUM([.C40:.C71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30" calcext:value-type="date">
            <text:p>03/30/20</text:p>
          </table:table-cell>
          <table:table-cell office:value-type="float" office:value="3" calcext:value-type="float">
            <text:p>3</text:p>
          </table:table-cell>
          <table:table-cell table:formula="of:=SUM([.C66:.C72])" office:value-type="float" office:value="14" calcext:value-type="float">
            <text:p>14</text:p>
          </table:table-cell>
          <table:table-cell table:formula="of:=[.D72]/7" office:value-type="float" office:value="2" calcext:value-type="float">
            <text:p>2</text:p>
          </table:table-cell>
          <table:table-cell table:formula="of:=[.C72]+[.F71]" office:value-type="float" office:value="381" calcext:value-type="float">
            <text:p>381</text:p>
          </table:table-cell>
          <table:table-cell table:formula="of:=SUM([.C41:.C72])" office:value-type="float" office:value="154" calcext:value-type="float">
            <text:p>154</text:p>
          </table:table-cell>
        </table:table-row>
        <table:table-row table:style-name="ro1">
          <table:table-cell/>
          <table:table-cell office:value-type="date" office:date-value="2020-03-31" calcext:value-type="date">
            <text:p>03/31/20</text:p>
          </table:table-cell>
          <table:table-cell office:value-type="float" office:value="2" calcext:value-type="float">
            <text:p>2</text:p>
          </table:table-cell>
          <table:table-cell table:formula="of:=SUM([.C67:.C73])" office:value-type="float" office:value="14" calcext:value-type="float">
            <text:p>14</text:p>
          </table:table-cell>
          <table:table-cell table:formula="of:=[.D73]/7" office:value-type="float" office:value="2" calcext:value-type="float">
            <text:p>2</text:p>
          </table:table-cell>
          <table:table-cell table:formula="of:=[.C73]+[.F72]" office:value-type="float" office:value="383" calcext:value-type="float">
            <text:p>383</text:p>
          </table:table-cell>
          <table:table-cell table:formula="of:=SUM([.C42:.C73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4-01" calcext:value-type="date">
            <text:p>04/01/20</text:p>
          </table:table-cell>
          <table:table-cell office:value-type="float" office:value="1" calcext:value-type="float">
            <text:p>1</text:p>
          </table:table-cell>
          <table:table-cell table:formula="of:=SUM([.C68:.C74])" office:value-type="float" office:value="15" calcext:value-type="float">
            <text:p>15</text:p>
          </table:table-cell>
          <table:table-cell table:formula="of:=[.D74]/7" office:value-type="float" office:value="2.14285714285714" calcext:value-type="float">
            <text:p>2.14285714285714</text:p>
          </table:table-cell>
          <table:table-cell table:formula="of:=[.C74]+[.F73]" office:value-type="float" office:value="384" calcext:value-type="float">
            <text:p>384</text:p>
          </table:table-cell>
          <table:table-cell table:formula="of:=SUM([.C43:.C74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4-02" calcext:value-type="date">
            <text:p>04/02/20</text:p>
          </table:table-cell>
          <table:table-cell office:value-type="float" office:value="2" calcext:value-type="float">
            <text:p>2</text:p>
          </table:table-cell>
          <table:table-cell table:formula="of:=SUM([.C69:.C75])" office:value-type="float" office:value="14" calcext:value-type="float">
            <text:p>14</text:p>
          </table:table-cell>
          <table:table-cell table:formula="of:=[.D75]/7" office:value-type="float" office:value="2" calcext:value-type="float">
            <text:p>2</text:p>
          </table:table-cell>
          <table:table-cell table:formula="of:=[.C75]+[.F74]" office:value-type="float" office:value="386" calcext:value-type="float">
            <text:p>386</text:p>
          </table:table-cell>
          <table:table-cell table:formula="of:=SUM([.C44:.C75])" office:value-type="float" office:value="155" calcext:value-type="float">
            <text:p>155</text:p>
          </table:table-cell>
        </table:table-row>
        <table:table-row table:style-name="ro1">
          <table:table-cell/>
          <table:table-cell office:value-type="date" office:date-value="2020-04-03" calcext:value-type="date">
            <text:p>04/03/20</text:p>
          </table:table-cell>
          <table:table-cell office:value-type="float" office:value="0" calcext:value-type="float">
            <text:p>0</text:p>
          </table:table-cell>
          <table:table-cell table:formula="of:=SUM([.C70:.C76])" office:value-type="float" office:value="12" calcext:value-type="float">
            <text:p>12</text:p>
          </table:table-cell>
          <table:table-cell table:formula="of:=[.D76]/7" office:value-type="float" office:value="1.71428571428571" calcext:value-type="float">
            <text:p>1.71428571428571</text:p>
          </table:table-cell>
          <table:table-cell table:formula="of:=[.C76]+[.F75]" office:value-type="float" office:value="386" calcext:value-type="float">
            <text:p>386</text:p>
          </table:table-cell>
          <table:table-cell table:formula="of:=SUM([.C45:.C76])"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date" office:date-value="2020-04-04" calcext:value-type="date">
            <text:p>04/04/20</text:p>
          </table:table-cell>
          <table:table-cell office:value-type="float" office:value="3" calcext:value-type="float">
            <text:p>3</text:p>
          </table:table-cell>
          <table:table-cell table:formula="of:=SUM([.C71:.C77])" office:value-type="float" office:value="13" calcext:value-type="float">
            <text:p>13</text:p>
          </table:table-cell>
          <table:table-cell table:formula="of:=[.D77]/7" office:value-type="float" office:value="1.85714285714286" calcext:value-type="float">
            <text:p>1.85714285714286</text:p>
          </table:table-cell>
          <table:table-cell table:formula="of:=[.C77]+[.F76]" office:value-type="float" office:value="389" calcext:value-type="float">
            <text:p>389</text:p>
          </table:table-cell>
          <table:table-cell table:formula="of:=SUM([.C46:.C77])" office:value-type="float" office:value="152" calcext:value-type="float">
            <text:p>152</text:p>
          </table:table-cell>
        </table:table-row>
        <table:table-row table:style-name="ro1">
          <table:table-cell/>
          <table:table-cell office:value-type="date" office:date-value="2020-04-05" calcext:value-type="date">
            <text:p>04/05/20</text:p>
          </table:table-cell>
          <table:table-cell office:value-type="float" office:value="4" calcext:value-type="float">
            <text:p>4</text:p>
          </table:table-cell>
          <table:table-cell table:formula="of:=SUM([.C72:.C78])" office:value-type="float" office:value="15" calcext:value-type="float">
            <text:p>15</text:p>
          </table:table-cell>
          <table:table-cell table:formula="of:=[.D78]/7" office:value-type="float" office:value="2.14285714285714" calcext:value-type="float">
            <text:p>2.14285714285714</text:p>
          </table:table-cell>
          <table:table-cell table:formula="of:=[.C78]+[.F77]" office:value-type="float" office:value="393" calcext:value-type="float">
            <text:p>393</text:p>
          </table:table-cell>
          <table:table-cell table:formula="of:=SUM([.C47:.C78])" office:value-type="float" office:value="155" calcext:value-type="float">
            <text:p>155</text:p>
          </table:table-cell>
        </table:table-row>
        <table:table-row table:style-name="ro1">
          <table:table-cell/>
          <table:table-cell office:value-type="date" office:date-value="2020-04-06" calcext:value-type="date">
            <text:p>04/06/20</text:p>
          </table:table-cell>
          <table:table-cell office:value-type="float" office:value="0" calcext:value-type="float">
            <text:p>0</text:p>
          </table:table-cell>
          <table:table-cell table:formula="of:=SUM([.C73:.C79])" office:value-type="float" office:value="12" calcext:value-type="float">
            <text:p>12</text:p>
          </table:table-cell>
          <table:table-cell table:formula="of:=[.D79]/7" office:value-type="float" office:value="1.71428571428571" calcext:value-type="float">
            <text:p>1.71428571428571</text:p>
          </table:table-cell>
          <table:table-cell table:formula="of:=[.C79]+[.F78]" office:value-type="float" office:value="393" calcext:value-type="float">
            <text:p>393</text:p>
          </table:table-cell>
          <table:table-cell table:formula="of:=SUM([.C48:.C79])"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date" office:date-value="2020-04-07" calcext:value-type="date">
            <text:p>04/07/20</text:p>
          </table:table-cell>
          <table:table-cell office:value-type="float" office:value="0" calcext:value-type="float">
            <text:p>0</text:p>
          </table:table-cell>
          <table:table-cell table:formula="of:=SUM([.C74:.C80])" office:value-type="float" office:value="10" calcext:value-type="float">
            <text:p>10</text:p>
          </table:table-cell>
          <table:table-cell table:formula="of:=[.D80]/7" office:value-type="float" office:value="1.42857142857143" calcext:value-type="float">
            <text:p>1.42857142857143</text:p>
          </table:table-cell>
          <table:table-cell table:formula="of:=[.C80]+[.F79]" office:value-type="float" office:value="393" calcext:value-type="float">
            <text:p>393</text:p>
          </table:table-cell>
          <table:table-cell table:formula="of:=SUM([.C49:.C80])"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date" office:date-value="2020-04-08" calcext:value-type="date">
            <text:p>04/08/20</text:p>
          </table:table-cell>
          <table:table-cell office:value-type="float" office:value="0" calcext:value-type="float">
            <text:p>0</text:p>
          </table:table-cell>
          <table:table-cell table:formula="of:=SUM([.C75:.C81])" office:value-type="float" office:value="9" calcext:value-type="float">
            <text:p>9</text:p>
          </table:table-cell>
          <table:table-cell table:formula="of:=[.D81]/7" office:value-type="float" office:value="1.28571428571429" calcext:value-type="float">
            <text:p>1.28571428571429</text:p>
          </table:table-cell>
          <table:table-cell table:formula="of:=[.C81]+[.F80]" office:value-type="float" office:value="393" calcext:value-type="float">
            <text:p>393</text:p>
          </table:table-cell>
          <table:table-cell table:formula="of:=SUM([.C50:.C81])"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date" office:date-value="2020-04-09" calcext:value-type="date">
            <text:p>04/09/20</text:p>
          </table:table-cell>
          <table:table-cell office:value-type="float" office:value="3" calcext:value-type="float">
            <text:p>3</text:p>
          </table:table-cell>
          <table:table-cell table:formula="of:=SUM([.C76:.C82])" office:value-type="float" office:value="10" calcext:value-type="float">
            <text:p>10</text:p>
          </table:table-cell>
          <table:table-cell table:formula="of:=[.D82]/7" office:value-type="float" office:value="1.42857142857143" calcext:value-type="float">
            <text:p>1.42857142857143</text:p>
          </table:table-cell>
          <table:table-cell table:formula="of:=[.C82]+[.F81]" office:value-type="float" office:value="396" calcext:value-type="float">
            <text:p>396</text:p>
          </table:table-cell>
          <table:table-cell table:formula="of:=SUM([.C51:.C82])"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date" office:date-value="2020-04-10" calcext:value-type="date">
            <text:p>04/10/20</text:p>
          </table:table-cell>
          <table:table-cell office:value-type="float" office:value="7" calcext:value-type="float">
            <text:p>7</text:p>
          </table:table-cell>
          <table:table-cell table:formula="of:=SUM([.C77:.C83])" office:value-type="float" office:value="17" calcext:value-type="float">
            <text:p>17</text:p>
          </table:table-cell>
          <table:table-cell table:formula="of:=[.D83]/7" office:value-type="float" office:value="2.42857142857143" calcext:value-type="float">
            <text:p>2.42857142857143</text:p>
          </table:table-cell>
          <table:table-cell table:formula="of:=[.C83]+[.F82]" office:value-type="float" office:value="403" calcext:value-type="float">
            <text:p>403</text:p>
          </table:table-cell>
          <table:table-cell table:formula="of:=SUM([.C52:.C83])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date" office:date-value="2020-04-11" calcext:value-type="date">
            <text:p>04/11/20</text:p>
          </table:table-cell>
          <table:table-cell office:value-type="float" office:value="1" calcext:value-type="float">
            <text:p>1</text:p>
          </table:table-cell>
          <table:table-cell table:formula="of:=SUM([.C78:.C84])" office:value-type="float" office:value="15" calcext:value-type="float">
            <text:p>15</text:p>
          </table:table-cell>
          <table:table-cell table:formula="of:=[.D84]/7" office:value-type="float" office:value="2.14285714285714" calcext:value-type="float">
            <text:p>2.14285714285714</text:p>
          </table:table-cell>
          <table:table-cell table:formula="of:=[.C84]+[.F83]" office:value-type="float" office:value="404" calcext:value-type="float">
            <text:p>404</text:p>
          </table:table-cell>
          <table:table-cell table:formula="of:=SUM([.C53:.C84])"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date" office:date-value="2020-04-12" calcext:value-type="date">
            <text:p>04/12/20</text:p>
          </table:table-cell>
          <table:table-cell office:value-type="float" office:value="1" calcext:value-type="float">
            <text:p>1</text:p>
          </table:table-cell>
          <table:table-cell table:formula="of:=SUM([.C79:.C85])" office:value-type="float" office:value="12" calcext:value-type="float">
            <text:p>12</text:p>
          </table:table-cell>
          <table:table-cell table:formula="of:=[.D85]/7" office:value-type="float" office:value="1.71428571428571" calcext:value-type="float">
            <text:p>1.71428571428571</text:p>
          </table:table-cell>
          <table:table-cell table:formula="of:=[.C85]+[.F84]" office:value-type="float" office:value="405" calcext:value-type="float">
            <text:p>405</text:p>
          </table:table-cell>
          <table:table-cell table:formula="of:=SUM([.C54:.C85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0-04-13" calcext:value-type="date">
            <text:p>04/13/20</text:p>
          </table:table-cell>
          <table:table-cell office:value-type="float" office:value="0" calcext:value-type="float">
            <text:p>0</text:p>
          </table:table-cell>
          <table:table-cell table:formula="of:=SUM([.C80:.C86])" office:value-type="float" office:value="12" calcext:value-type="float">
            <text:p>12</text:p>
          </table:table-cell>
          <table:table-cell table:formula="of:=[.D86]/7" office:value-type="float" office:value="1.71428571428571" calcext:value-type="float">
            <text:p>1.71428571428571</text:p>
          </table:table-cell>
          <table:table-cell table:formula="of:=[.C86]+[.F85]" office:value-type="float" office:value="405" calcext:value-type="float">
            <text:p>405</text:p>
          </table:table-cell>
          <table:table-cell table:formula="of:=SUM([.C55:.C86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0-04-14" calcext:value-type="date">
            <text:p>04/14/20</text:p>
          </table:table-cell>
          <table:table-cell office:value-type="float" office:value="1" calcext:value-type="float">
            <text:p>1</text:p>
          </table:table-cell>
          <table:table-cell table:formula="of:=SUM([.C81:.C87])" office:value-type="float" office:value="13" calcext:value-type="float">
            <text:p>13</text:p>
          </table:table-cell>
          <table:table-cell table:formula="of:=[.D87]/7" office:value-type="float" office:value="1.85714285714286" calcext:value-type="float">
            <text:p>1.85714285714286</text:p>
          </table:table-cell>
          <table:table-cell table:formula="of:=[.C87]+[.F86]" office:value-type="float" office:value="406" calcext:value-type="float">
            <text:p>406</text:p>
          </table:table-cell>
          <table:table-cell table:formula="of:=SUM([.C56:.C87])"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date" office:date-value="2020-04-15" calcext:value-type="date">
            <text:p>04/15/20</text:p>
          </table:table-cell>
          <table:table-cell office:value-type="float" office:value="3" calcext:value-type="float">
            <text:p>3</text:p>
          </table:table-cell>
          <table:table-cell table:formula="of:=SUM([.C82:.C88])" office:value-type="float" office:value="16" calcext:value-type="float">
            <text:p>16</text:p>
          </table:table-cell>
          <table:table-cell table:formula="of:=[.D88]/7" office:value-type="float" office:value="2.28571428571429" calcext:value-type="float">
            <text:p>2.28571428571429</text:p>
          </table:table-cell>
          <table:table-cell table:formula="of:=[.C88]+[.F87]" office:value-type="float" office:value="409" calcext:value-type="float">
            <text:p>409</text:p>
          </table:table-cell>
          <table:table-cell table:formula="of:=SUM([.C57:.C8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date" office:date-value="2020-04-16" calcext:value-type="date">
            <text:p>04/16/20</text:p>
          </table:table-cell>
          <table:table-cell office:value-type="float" office:value="5" calcext:value-type="float">
            <text:p>5</text:p>
          </table:table-cell>
          <table:table-cell table:formula="of:=SUM([.C83:.C89])" office:value-type="float" office:value="18" calcext:value-type="float">
            <text:p>18</text:p>
          </table:table-cell>
          <table:table-cell table:formula="of:=[.D89]/7" office:value-type="float" office:value="2.57142857142857" calcext:value-type="float">
            <text:p>2.57142857142857</text:p>
          </table:table-cell>
          <table:table-cell table:formula="of:=[.C89]+[.F88]" office:value-type="float" office:value="414" calcext:value-type="float">
            <text:p>414</text:p>
          </table:table-cell>
          <table:table-cell table:formula="of:=SUM([.C58:.C89])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date" office:date-value="2020-04-17" calcext:value-type="date">
            <text:p>04/17/20</text:p>
          </table:table-cell>
          <table:table-cell office:value-type="float" office:value="4" calcext:value-type="float">
            <text:p>4</text:p>
          </table:table-cell>
          <table:table-cell table:formula="of:=SUM([.C84:.C90])" office:value-type="float" office:value="15" calcext:value-type="float">
            <text:p>15</text:p>
          </table:table-cell>
          <table:table-cell table:formula="of:=[.D90]/7" office:value-type="float" office:value="2.14285714285714" calcext:value-type="float">
            <text:p>2.14285714285714</text:p>
          </table:table-cell>
          <table:table-cell table:formula="of:=[.C90]+[.F89]" office:value-type="float" office:value="418" calcext:value-type="float">
            <text:p>418</text:p>
          </table:table-cell>
          <table:table-cell table:formula="of:=SUM([.C59:.C90])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date" office:date-value="2020-04-18" calcext:value-type="date">
            <text:p>04/18/20</text:p>
          </table:table-cell>
          <table:table-cell office:value-type="float" office:value="2" calcext:value-type="float">
            <text:p>2</text:p>
          </table:table-cell>
          <table:table-cell table:formula="of:=SUM([.C85:.C91])" office:value-type="float" office:value="16" calcext:value-type="float">
            <text:p>16</text:p>
          </table:table-cell>
          <table:table-cell table:formula="of:=[.D91]/7" office:value-type="float" office:value="2.28571428571429" calcext:value-type="float">
            <text:p>2.28571428571429</text:p>
          </table:table-cell>
          <table:table-cell table:formula="of:=[.C91]+[.F90]" office:value-type="float" office:value="420" calcext:value-type="float">
            <text:p>420</text:p>
          </table:table-cell>
          <table:table-cell table:formula="of:=SUM([.C60:.C91])"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date" office:date-value="2020-04-19" calcext:value-type="date">
            <text:p>04/19/20</text:p>
          </table:table-cell>
          <table:table-cell office:value-type="float" office:value="0" calcext:value-type="float">
            <text:p>0</text:p>
          </table:table-cell>
          <table:table-cell table:formula="of:=SUM([.C86:.C92])" office:value-type="float" office:value="15" calcext:value-type="float">
            <text:p>15</text:p>
          </table:table-cell>
          <table:table-cell table:formula="of:=[.D92]/7" office:value-type="float" office:value="2.14285714285714" calcext:value-type="float">
            <text:p>2.14285714285714</text:p>
          </table:table-cell>
          <table:table-cell table:formula="of:=[.C92]+[.F91]" office:value-type="float" office:value="420" calcext:value-type="float">
            <text:p>420</text:p>
          </table:table-cell>
          <table:table-cell table:formula="of:=SUM([.C61:.C92])"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date" office:date-value="2020-04-20" calcext:value-type="date">
            <text:p>04/20/20</text:p>
          </table:table-cell>
          <table:table-cell office:value-type="float" office:value="2" calcext:value-type="float">
            <text:p>2</text:p>
          </table:table-cell>
          <table:table-cell table:formula="of:=SUM([.C87:.C93])" office:value-type="float" office:value="17" calcext:value-type="float">
            <text:p>17</text:p>
          </table:table-cell>
          <table:table-cell table:formula="of:=[.D93]/7" office:value-type="float" office:value="2.42857142857143" calcext:value-type="float">
            <text:p>2.42857142857143</text:p>
          </table:table-cell>
          <table:table-cell table:formula="of:=[.C93]+[.F92]" office:value-type="float" office:value="422" calcext:value-type="float">
            <text:p>422</text:p>
          </table:table-cell>
          <table:table-cell table:formula="of:=SUM([.C62:.C93])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date" office:date-value="2020-04-21" calcext:value-type="date">
            <text:p>04/21/20</text:p>
          </table:table-cell>
          <table:table-cell office:value-type="float" office:value="0" calcext:value-type="float">
            <text:p>0</text:p>
          </table:table-cell>
          <table:table-cell table:formula="of:=SUM([.C88:.C94])" office:value-type="float" office:value="16" calcext:value-type="float">
            <text:p>16</text:p>
          </table:table-cell>
          <table:table-cell table:formula="of:=[.D94]/7" office:value-type="float" office:value="2.28571428571429" calcext:value-type="float">
            <text:p>2.28571428571429</text:p>
          </table:table-cell>
          <table:table-cell table:formula="of:=[.C94]+[.F93]" office:value-type="float" office:value="422" calcext:value-type="float">
            <text:p>422</text:p>
          </table:table-cell>
          <table:table-cell table:formula="of:=SUM([.C63:.C94])"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date" office:date-value="2020-04-22" calcext:value-type="date">
            <text:p>04/22/20</text:p>
          </table:table-cell>
          <table:table-cell office:value-type="float" office:value="1" calcext:value-type="float">
            <text:p>1</text:p>
          </table:table-cell>
          <table:table-cell table:formula="of:=SUM([.C89:.C95])" office:value-type="float" office:value="14" calcext:value-type="float">
            <text:p>14</text:p>
          </table:table-cell>
          <table:table-cell table:formula="of:=[.D95]/7" office:value-type="float" office:value="2" calcext:value-type="float">
            <text:p>2</text:p>
          </table:table-cell>
          <table:table-cell table:formula="of:=[.C95]+[.F94]" office:value-type="float" office:value="423" calcext:value-type="float">
            <text:p>423</text:p>
          </table:table-cell>
          <table:table-cell table:formula="of:=SUM([.C64:.C95])"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date" office:date-value="2020-04-23" calcext:value-type="date">
            <text:p>04/23/20</text:p>
          </table:table-cell>
          <table:table-cell office:value-type="float" office:value="3" calcext:value-type="float">
            <text:p>3</text:p>
          </table:table-cell>
          <table:table-cell table:formula="of:=SUM([.C90:.C96])" office:value-type="float" office:value="12" calcext:value-type="float">
            <text:p>12</text:p>
          </table:table-cell>
          <table:table-cell table:formula="of:=[.D96]/7" office:value-type="float" office:value="1.71428571428571" calcext:value-type="float">
            <text:p>1.71428571428571</text:p>
          </table:table-cell>
          <table:table-cell table:formula="of:=[.C96]+[.F95]" office:value-type="float" office:value="426" calcext:value-type="float">
            <text:p>426</text:p>
          </table:table-cell>
          <table:table-cell table:formula="of:=SUM([.C65:.C96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date" office:date-value="2020-04-24" calcext:value-type="date">
            <text:p>04/24/20</text:p>
          </table:table-cell>
          <table:table-cell office:value-type="float" office:value="7" calcext:value-type="float">
            <text:p>7</text:p>
          </table:table-cell>
          <table:table-cell table:formula="of:=SUM([.C91:.C97])" office:value-type="float" office:value="15" calcext:value-type="float">
            <text:p>15</text:p>
          </table:table-cell>
          <table:table-cell table:formula="of:=[.D97]/7" office:value-type="float" office:value="2.14285714285714" calcext:value-type="float">
            <text:p>2.14285714285714</text:p>
          </table:table-cell>
          <table:table-cell table:formula="of:=[.C97]+[.F96]" office:value-type="float" office:value="433" calcext:value-type="float">
            <text:p>433</text:p>
          </table:table-cell>
          <table:table-cell table:formula="of:=SUM([.C66:.C97])"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date" office:date-value="2020-04-25" calcext:value-type="date">
            <text:p>04/25/20</text:p>
          </table:table-cell>
          <table:table-cell office:value-type="float" office:value="0" calcext:value-type="float">
            <text:p>0</text:p>
          </table:table-cell>
          <table:table-cell table:formula="of:=SUM([.C92:.C98])" office:value-type="float" office:value="13" calcext:value-type="float">
            <text:p>13</text:p>
          </table:table-cell>
          <table:table-cell table:formula="of:=[.D98]/7" office:value-type="float" office:value="1.85714285714286" calcext:value-type="float">
            <text:p>1.85714285714286</text:p>
          </table:table-cell>
          <table:table-cell table:formula="of:=[.C98]+[.F97]" office:value-type="float" office:value="433" calcext:value-type="float">
            <text:p>433</text:p>
          </table:table-cell>
          <table:table-cell table:formula="of:=SUM([.C67:.C98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date" office:date-value="2020-04-26" calcext:value-type="date">
            <text:p>04/26/20</text:p>
          </table:table-cell>
          <table:table-cell office:value-type="float" office:value="1" calcext:value-type="float">
            <text:p>1</text:p>
          </table:table-cell>
          <table:table-cell table:formula="of:=SUM([.C93:.C99])" office:value-type="float" office:value="14" calcext:value-type="float">
            <text:p>14</text:p>
          </table:table-cell>
          <table:table-cell table:formula="of:=[.D99]/7" office:value-type="float" office:value="2" calcext:value-type="float">
            <text:p>2</text:p>
          </table:table-cell>
          <table:table-cell table:formula="of:=[.C99]+[.F98]" office:value-type="float" office:value="434" calcext:value-type="float">
            <text:p>434</text:p>
          </table:table-cell>
          <table:table-cell table:formula="of:=SUM([.C68:.C99])"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date" office:date-value="2020-04-27" calcext:value-type="date">
            <text:p>04/27/20</text:p>
          </table:table-cell>
          <table:table-cell office:value-type="float" office:value="1" calcext:value-type="float">
            <text:p>1</text:p>
          </table:table-cell>
          <table:table-cell table:formula="of:=SUM([.C94:.C100])" office:value-type="float" office:value="13" calcext:value-type="float">
            <text:p>13</text:p>
          </table:table-cell>
          <table:table-cell table:formula="of:=[.D100]/7" office:value-type="float" office:value="1.85714285714286" calcext:value-type="float">
            <text:p>1.85714285714286</text:p>
          </table:table-cell>
          <table:table-cell table:formula="of:=[.C100]+[.F99]" office:value-type="float" office:value="435" calcext:value-type="float">
            <text:p>435</text:p>
          </table:table-cell>
          <table:table-cell table:formula="of:=SUM([.C69:.C100])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date" office:date-value="2020-04-28" calcext:value-type="date">
            <text:p>04/28/20</text:p>
          </table:table-cell>
          <table:table-cell office:value-type="float" office:value="0" calcext:value-type="float">
            <text:p>0</text:p>
          </table:table-cell>
          <table:table-cell table:formula="of:=SUM([.C95:.C101])" office:value-type="float" office:value="13" calcext:value-type="float">
            <text:p>13</text:p>
          </table:table-cell>
          <table:table-cell table:formula="of:=[.D101]/7" office:value-type="float" office:value="1.85714285714286" calcext:value-type="float">
            <text:p>1.85714285714286</text:p>
          </table:table-cell>
          <table:table-cell table:formula="of:=[.C101]+[.F100]" office:value-type="float" office:value="435" calcext:value-type="float">
            <text:p>435</text:p>
          </table:table-cell>
          <table:table-cell table:formula="of:=SUM([.C70:.C101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date" office:date-value="2020-04-29" calcext:value-type="date">
            <text:p>04/29/20</text:p>
          </table:table-cell>
          <table:table-cell office:value-type="float" office:value="0" calcext:value-type="float">
            <text:p>0</text:p>
          </table:table-cell>
          <table:table-cell table:formula="of:=SUM([.C96:.C102])" office:value-type="float" office:value="12" calcext:value-type="float">
            <text:p>12</text:p>
          </table:table-cell>
          <table:table-cell table:formula="of:=[.D102]/7" office:value-type="float" office:value="1.71428571428571" calcext:value-type="float">
            <text:p>1.71428571428571</text:p>
          </table:table-cell>
          <table:table-cell table:formula="of:=[.C102]+[.F101]" office:value-type="float" office:value="435" calcext:value-type="float">
            <text:p>435</text:p>
          </table:table-cell>
          <table:table-cell table:formula="of:=SUM([.C71:.C102])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date" office:date-value="2020-04-30" calcext:value-type="date">
            <text:p>04/30/20</text:p>
          </table:table-cell>
          <table:table-cell office:value-type="float" office:value="2" calcext:value-type="float">
            <text:p>2</text:p>
          </table:table-cell>
          <table:table-cell table:formula="of:=SUM([.C97:.C103])" office:value-type="float" office:value="11" calcext:value-type="float">
            <text:p>11</text:p>
          </table:table-cell>
          <table:table-cell table:formula="of:=[.D103]/7" office:value-type="float" office:value="1.57142857142857" calcext:value-type="float">
            <text:p>1.57142857142857</text:p>
          </table:table-cell>
          <table:table-cell table:formula="of:=[.C103]+[.F102]" office:value-type="float" office:value="437" calcext:value-type="float">
            <text:p>437</text:p>
          </table:table-cell>
          <table:table-cell table:formula="of:=SUM([.C72:.C103])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date" office:date-value="2020-05-01" calcext:value-type="date">
            <text:p>05/01/20</text:p>
          </table:table-cell>
          <table:table-cell office:value-type="float" office:value="6" calcext:value-type="float">
            <text:p>6</text:p>
          </table:table-cell>
          <table:table-cell table:formula="of:=SUM([.C98:.C104])" office:value-type="float" office:value="10" calcext:value-type="float">
            <text:p>10</text:p>
          </table:table-cell>
          <table:table-cell table:formula="of:=[.D104]/7" office:value-type="float" office:value="1.42857142857143" calcext:value-type="float">
            <text:p>1.42857142857143</text:p>
          </table:table-cell>
          <table:table-cell table:formula="of:=[.C104]+[.F103]" office:value-type="float" office:value="443" calcext:value-type="float">
            <text:p>443</text:p>
          </table:table-cell>
          <table:table-cell table:formula="of:=SUM([.C73:.C104])"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date" office:date-value="2020-05-02" calcext:value-type="date">
            <text:p>05/02/20</text:p>
          </table:table-cell>
          <table:table-cell office:value-type="float" office:value="5" calcext:value-type="float">
            <text:p>5</text:p>
          </table:table-cell>
          <table:table-cell table:formula="of:=SUM([.C99:.C105])" office:value-type="float" office:value="15" calcext:value-type="float">
            <text:p>15</text:p>
          </table:table-cell>
          <table:table-cell table:formula="of:=[.D105]/7" office:value-type="float" office:value="2.14285714285714" calcext:value-type="float">
            <text:p>2.14285714285714</text:p>
          </table:table-cell>
          <table:table-cell table:formula="of:=[.C105]+[.F104]" office:value-type="float" office:value="448" calcext:value-type="float">
            <text:p>448</text:p>
          </table:table-cell>
          <table:table-cell table:formula="of:=SUM([.C74:.C105])"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date" office:date-value="2020-05-03" calcext:value-type="date">
            <text:p>05/03/20</text:p>
          </table:table-cell>
          <table:table-cell office:value-type="float" office:value="3" calcext:value-type="float">
            <text:p>3</text:p>
          </table:table-cell>
          <table:table-cell table:formula="of:=SUM([.C100:.C106])" office:value-type="float" office:value="17" calcext:value-type="float">
            <text:p>17</text:p>
          </table:table-cell>
          <table:table-cell table:formula="of:=[.D106]/7" office:value-type="float" office:value="2.42857142857143" calcext:value-type="float">
            <text:p>2.42857142857143</text:p>
          </table:table-cell>
          <table:table-cell table:formula="of:=[.C106]+[.F105]" office:value-type="float" office:value="451" calcext:value-type="float">
            <text:p>451</text:p>
          </table:table-cell>
          <table:table-cell table:formula="of:=SUM([.C75:.C106])"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date" office:date-value="2020-05-04" calcext:value-type="date">
            <text:p>05/04/20</text:p>
          </table:table-cell>
          <table:table-cell office:value-type="float" office:value="1" calcext:value-type="float">
            <text:p>1</text:p>
          </table:table-cell>
          <table:table-cell table:formula="of:=SUM([.C101:.C107])" office:value-type="float" office:value="17" calcext:value-type="float">
            <text:p>17</text:p>
          </table:table-cell>
          <table:table-cell table:formula="of:=[.D107]/7" office:value-type="float" office:value="2.42857142857143" calcext:value-type="float">
            <text:p>2.42857142857143</text:p>
          </table:table-cell>
          <table:table-cell table:formula="of:=[.C107]+[.F106]" office:value-type="float" office:value="452" calcext:value-type="float">
            <text:p>452</text:p>
          </table:table-cell>
          <table:table-cell table:formula="of:=SUM([.C76:.C107])"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date" office:date-value="2020-05-05" calcext:value-type="date">
            <text:p>05/05/20</text:p>
          </table:table-cell>
          <table:table-cell office:value-type="float" office:value="1" calcext:value-type="float">
            <text:p>1</text:p>
          </table:table-cell>
          <table:table-cell table:formula="of:=SUM([.C102:.C108])" office:value-type="float" office:value="18" calcext:value-type="float">
            <text:p>18</text:p>
          </table:table-cell>
          <table:table-cell table:formula="of:=[.D108]/7" office:value-type="float" office:value="2.57142857142857" calcext:value-type="float">
            <text:p>2.57142857142857</text:p>
          </table:table-cell>
          <table:table-cell table:formula="of:=[.C108]+[.F107]" office:value-type="float" office:value="453" calcext:value-type="float">
            <text:p>453</text:p>
          </table:table-cell>
          <table:table-cell table:formula="of:=SUM([.C77:.C108])"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date" office:date-value="2020-05-06" calcext:value-type="date">
            <text:p>05/06/20</text:p>
          </table:table-cell>
          <table:table-cell office:value-type="float" office:value="0" calcext:value-type="float">
            <text:p>0</text:p>
          </table:table-cell>
          <table:table-cell table:formula="of:=SUM([.C103:.C109])" office:value-type="float" office:value="18" calcext:value-type="float">
            <text:p>18</text:p>
          </table:table-cell>
          <table:table-cell table:formula="of:=[.D109]/7" office:value-type="float" office:value="2.57142857142857" calcext:value-type="float">
            <text:p>2.57142857142857</text:p>
          </table:table-cell>
          <table:table-cell table:formula="of:=[.C109]+[.F108]" office:value-type="float" office:value="453" calcext:value-type="float">
            <text:p>453</text:p>
          </table:table-cell>
          <table:table-cell table:formula="of:=SUM([.C78:.C109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date" office:date-value="2020-05-07" calcext:value-type="date">
            <text:p>05/07/20</text:p>
          </table:table-cell>
          <table:table-cell office:value-type="float" office:value="0" calcext:value-type="float">
            <text:p>0</text:p>
          </table:table-cell>
          <table:table-cell table:formula="of:=SUM([.C104:.C110])" office:value-type="float" office:value="16" calcext:value-type="float">
            <text:p>16</text:p>
          </table:table-cell>
          <table:table-cell table:formula="of:=[.D110]/7" office:value-type="float" office:value="2.28571428571429" calcext:value-type="float">
            <text:p>2.28571428571429</text:p>
          </table:table-cell>
          <table:table-cell table:formula="of:=[.C110]+[.F109]" office:value-type="float" office:value="453" calcext:value-type="float">
            <text:p>453</text:p>
          </table:table-cell>
          <table:table-cell table:formula="of:=SUM([.C79:.C110])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date" office:date-value="2020-05-08" calcext:value-type="date">
            <text:p>05/08/20</text:p>
          </table:table-cell>
          <table:table-cell office:value-type="float" office:value="2" calcext:value-type="float">
            <text:p>2</text:p>
          </table:table-cell>
          <table:table-cell table:formula="of:=SUM([.C105:.C111])" office:value-type="float" office:value="12" calcext:value-type="float">
            <text:p>12</text:p>
          </table:table-cell>
          <table:table-cell table:formula="of:=[.D111]/7" office:value-type="float" office:value="1.71428571428571" calcext:value-type="float">
            <text:p>1.71428571428571</text:p>
          </table:table-cell>
          <table:table-cell table:formula="of:=[.C111]+[.F110]" office:value-type="float" office:value="455" calcext:value-type="float">
            <text:p>455</text:p>
          </table:table-cell>
          <table:table-cell table:formula="of:=SUM([.C80:.C111])"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date" office:date-value="2020-05-09" calcext:value-type="date">
            <text:p>05/09/20</text:p>
          </table:table-cell>
          <table:table-cell office:value-type="float" office:value="2" calcext:value-type="float">
            <text:p>2</text:p>
          </table:table-cell>
          <table:table-cell table:formula="of:=SUM([.C106:.C112])" office:value-type="float" office:value="9" calcext:value-type="float">
            <text:p>9</text:p>
          </table:table-cell>
          <table:table-cell table:formula="of:=[.D112]/7" office:value-type="float" office:value="1.28571428571429" calcext:value-type="float">
            <text:p>1.28571428571429</text:p>
          </table:table-cell>
          <table:table-cell table:formula="of:=[.C112]+[.F111]" office:value-type="float" office:value="457" calcext:value-type="float">
            <text:p>457</text:p>
          </table:table-cell>
          <table:table-cell table:formula="of:=SUM([.C81:.C112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date" office:date-value="2020-05-10" calcext:value-type="date">
            <text:p>05/10/20</text:p>
          </table:table-cell>
          <table:table-cell office:value-type="float" office:value="0" calcext:value-type="float">
            <text:p>0</text:p>
          </table:table-cell>
          <table:table-cell table:formula="of:=SUM([.C107:.C113])" office:value-type="float" office:value="6" calcext:value-type="float">
            <text:p>6</text:p>
          </table:table-cell>
          <table:table-cell table:formula="of:=[.D113]/7" office:value-type="float" office:value="0.857142857142857" calcext:value-type="float">
            <text:p>0.857142857142857</text:p>
          </table:table-cell>
          <table:table-cell table:formula="of:=[.C113]+[.F112]" office:value-type="float" office:value="457" calcext:value-type="float">
            <text:p>457</text:p>
          </table:table-cell>
          <table:table-cell table:formula="of:=SUM([.C82:.C113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date" office:date-value="2020-05-11" calcext:value-type="date">
            <text:p>05/11/20</text:p>
          </table:table-cell>
          <table:table-cell office:value-type="float" office:value="0" calcext:value-type="float">
            <text:p>0</text:p>
          </table:table-cell>
          <table:table-cell table:formula="of:=SUM([.C108:.C114])" office:value-type="float" office:value="5" calcext:value-type="float">
            <text:p>5</text:p>
          </table:table-cell>
          <table:table-cell table:formula="of:=[.D114]/7" office:value-type="float" office:value="0.714285714285714" calcext:value-type="float">
            <text:p>0.714285714285714</text:p>
          </table:table-cell>
          <table:table-cell table:formula="of:=[.C114]+[.F113]" office:value-type="float" office:value="457" calcext:value-type="float">
            <text:p>457</text:p>
          </table:table-cell>
          <table:table-cell table:formula="of:=SUM([.C83:.C114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date" office:date-value="2020-05-12" calcext:value-type="date">
            <text:p>05/12/20</text:p>
          </table:table-cell>
          <table:table-cell office:value-type="float" office:value="1" calcext:value-type="float">
            <text:p>1</text:p>
          </table:table-cell>
          <table:table-cell table:formula="of:=SUM([.C109:.C115])" office:value-type="float" office:value="5" calcext:value-type="float">
            <text:p>5</text:p>
          </table:table-cell>
          <table:table-cell table:formula="of:=[.D115]/7" office:value-type="float" office:value="0.714285714285714" calcext:value-type="float">
            <text:p>0.714285714285714</text:p>
          </table:table-cell>
          <table:table-cell table:formula="of:=[.C115]+[.F114]" office:value-type="float" office:value="458" calcext:value-type="float">
            <text:p>458</text:p>
          </table:table-cell>
          <table:table-cell table:formula="of:=SUM([.C84:.C115]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date" office:date-value="2020-05-13" calcext:value-type="date">
            <text:p>05/13/20</text:p>
          </table:table-cell>
          <table:table-cell office:value-type="float" office:value="3" calcext:value-type="float">
            <text:p>3</text:p>
          </table:table-cell>
          <table:table-cell table:formula="of:=SUM([.C110:.C116])" office:value-type="float" office:value="8" calcext:value-type="float">
            <text:p>8</text:p>
          </table:table-cell>
          <table:table-cell table:formula="of:=[.D116]/7" office:value-type="float" office:value="1.14285714285714" calcext:value-type="float">
            <text:p>1.14285714285714</text:p>
          </table:table-cell>
          <table:table-cell table:formula="of:=[.C116]+[.F115]" office:value-type="float" office:value="461" calcext:value-type="float">
            <text:p>461</text:p>
          </table:table-cell>
          <table:table-cell table:formula="of:=SUM([.C85:.C116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date" office:date-value="2020-05-14" calcext:value-type="date">
            <text:p>05/14/20</text:p>
          </table:table-cell>
          <table:table-cell office:value-type="float" office:value="2" calcext:value-type="float">
            <text:p>2</text:p>
          </table:table-cell>
          <table:table-cell table:formula="of:=SUM([.C111:.C117])" office:value-type="float" office:value="10" calcext:value-type="float">
            <text:p>10</text:p>
          </table:table-cell>
          <table:table-cell table:formula="of:=[.D117]/7" office:value-type="float" office:value="1.42857142857143" calcext:value-type="float">
            <text:p>1.42857142857143</text:p>
          </table:table-cell>
          <table:table-cell table:formula="of:=[.C117]+[.F116]" office:value-type="float" office:value="463" calcext:value-type="float">
            <text:p>463</text:p>
          </table:table-cell>
          <table:table-cell table:formula="of:=SUM([.C86:.C117])"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date" office:date-value="2020-05-15" calcext:value-type="date">
            <text:p>05/15/20</text:p>
          </table:table-cell>
          <table:table-cell office:value-type="float" office:value="3" calcext:value-type="float">
            <text:p>3</text:p>
          </table:table-cell>
          <table:table-cell table:formula="of:=SUM([.C112:.C118])" office:value-type="float" office:value="11" calcext:value-type="float">
            <text:p>11</text:p>
          </table:table-cell>
          <table:table-cell table:formula="of:=[.D118]/7" office:value-type="float" office:value="1.57142857142857" calcext:value-type="float">
            <text:p>1.57142857142857</text:p>
          </table:table-cell>
          <table:table-cell table:formula="of:=[.C118]+[.F117]" office:value-type="float" office:value="466" calcext:value-type="float">
            <text:p>466</text:p>
          </table:table-cell>
          <table:table-cell table:formula="of:=SUM([.C87:.C118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date" office:date-value="2020-05-16" calcext:value-type="date">
            <text:p>05/16/20</text:p>
          </table:table-cell>
          <table:table-cell office:value-type="float" office:value="0" calcext:value-type="float">
            <text:p>0</text:p>
          </table:table-cell>
          <table:table-cell table:formula="of:=SUM([.C113:.C119])" office:value-type="float" office:value="9" calcext:value-type="float">
            <text:p>9</text:p>
          </table:table-cell>
          <table:table-cell table:formula="of:=[.D119]/7" office:value-type="float" office:value="1.28571428571429" calcext:value-type="float">
            <text:p>1.28571428571429</text:p>
          </table:table-cell>
          <table:table-cell table:formula="of:=[.C119]+[.F118]" office:value-type="float" office:value="466" calcext:value-type="float">
            <text:p>466</text:p>
          </table:table-cell>
          <table:table-cell table:formula="of:=SUM([.C88:.C119])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date" office:date-value="2020-05-17" calcext:value-type="date">
            <text:p>05/17/20</text:p>
          </table:table-cell>
          <table:table-cell office:value-type="float" office:value="0" calcext:value-type="float">
            <text:p>0</text:p>
          </table:table-cell>
          <table:table-cell table:formula="of:=SUM([.C114:.C120])" office:value-type="float" office:value="9" calcext:value-type="float">
            <text:p>9</text:p>
          </table:table-cell>
          <table:table-cell table:formula="of:=[.D120]/7" office:value-type="float" office:value="1.28571428571429" calcext:value-type="float">
            <text:p>1.28571428571429</text:p>
          </table:table-cell>
          <table:table-cell table:formula="of:=[.C120]+[.F119]" office:value-type="float" office:value="466" calcext:value-type="float">
            <text:p>466</text:p>
          </table:table-cell>
          <table:table-cell table:formula="of:=SUM([.C89:.C120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date" office:date-value="2020-05-18" calcext:value-type="date">
            <text:p>05/18/20</text:p>
          </table:table-cell>
          <table:table-cell office:value-type="float" office:value="3" calcext:value-type="float">
            <text:p>3</text:p>
          </table:table-cell>
          <table:table-cell table:formula="of:=SUM([.C115:.C121])" office:value-type="float" office:value="12" calcext:value-type="float">
            <text:p>12</text:p>
          </table:table-cell>
          <table:table-cell table:formula="of:=[.D121]/7" office:value-type="float" office:value="1.71428571428571" calcext:value-type="float">
            <text:p>1.71428571428571</text:p>
          </table:table-cell>
          <table:table-cell table:formula="of:=[.C121]+[.F120]" office:value-type="float" office:value="469" calcext:value-type="float">
            <text:p>469</text:p>
          </table:table-cell>
          <table:table-cell table:formula="of:=SUM([.C90:.C121]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date" office:date-value="2020-05-19" calcext:value-type="date">
            <text:p>05/19/20</text:p>
          </table:table-cell>
          <table:table-cell office:value-type="float" office:value="2" calcext:value-type="float">
            <text:p>2</text:p>
          </table:table-cell>
          <table:table-cell table:formula="of:=SUM([.C116:.C122])" office:value-type="float" office:value="13" calcext:value-type="float">
            <text:p>13</text:p>
          </table:table-cell>
          <table:table-cell table:formula="of:=[.D122]/7" office:value-type="float" office:value="1.85714285714286" calcext:value-type="float">
            <text:p>1.85714285714286</text:p>
          </table:table-cell>
          <table:table-cell table:formula="of:=[.C122]+[.F121]" office:value-type="float" office:value="471" calcext:value-type="float">
            <text:p>471</text:p>
          </table:table-cell>
          <table:table-cell table:formula="of:=SUM([.C91:.C122])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date" office:date-value="2020-05-20" calcext:value-type="date">
            <text:p>05/20/20</text:p>
          </table:table-cell>
          <table:table-cell office:value-type="float" office:value="1" calcext:value-type="float">
            <text:p>1</text:p>
          </table:table-cell>
          <table:table-cell table:formula="of:=SUM([.C117:.C123])" office:value-type="float" office:value="11" calcext:value-type="float">
            <text:p>11</text:p>
          </table:table-cell>
          <table:table-cell table:formula="of:=[.D123]/7" office:value-type="float" office:value="1.57142857142857" calcext:value-type="float">
            <text:p>1.57142857142857</text:p>
          </table:table-cell>
          <table:table-cell table:formula="of:=[.C123]+[.F122]" office:value-type="float" office:value="472" calcext:value-type="float">
            <text:p>472</text:p>
          </table:table-cell>
          <table:table-cell table:formula="of:=SUM([.C92:.C123])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date" office:date-value="2020-05-21" calcext:value-type="date">
            <text:p>05/21/20</text:p>
          </table:table-cell>
          <table:table-cell office:value-type="float" office:value="0" calcext:value-type="float">
            <text:p>0</text:p>
          </table:table-cell>
          <table:table-cell table:formula="of:=SUM([.C118:.C124])" office:value-type="float" office:value="9" calcext:value-type="float">
            <text:p>9</text:p>
          </table:table-cell>
          <table:table-cell table:formula="of:=[.D124]/7" office:value-type="float" office:value="1.28571428571429" calcext:value-type="float">
            <text:p>1.28571428571429</text:p>
          </table:table-cell>
          <table:table-cell table:formula="of:=[.C124]+[.F123]" office:value-type="float" office:value="472" calcext:value-type="float">
            <text:p>472</text:p>
          </table:table-cell>
          <table:table-cell table:formula="of:=SUM([.C93:.C124])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date" office:date-value="2020-05-22" calcext:value-type="date">
            <text:p>05/22/20</text:p>
          </table:table-cell>
          <table:table-cell office:value-type="float" office:value="2" calcext:value-type="float">
            <text:p>2</text:p>
          </table:table-cell>
          <table:table-cell table:formula="of:=SUM([.C119:.C125])" office:value-type="float" office:value="8" calcext:value-type="float">
            <text:p>8</text:p>
          </table:table-cell>
          <table:table-cell table:formula="of:=[.D125]/7" office:value-type="float" office:value="1.14285714285714" calcext:value-type="float">
            <text:p>1.14285714285714</text:p>
          </table:table-cell>
          <table:table-cell table:formula="of:=[.C125]+[.F124]" office:value-type="float" office:value="474" calcext:value-type="float">
            <text:p>474</text:p>
          </table:table-cell>
          <table:table-cell table:formula="of:=SUM([.C94:.C125])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date" office:date-value="2020-05-23" calcext:value-type="date">
            <text:p>05/23/20</text:p>
          </table:table-cell>
          <table:table-cell office:value-type="float" office:value="3" calcext:value-type="float">
            <text:p>3</text:p>
          </table:table-cell>
          <table:table-cell table:formula="of:=SUM([.C120:.C126])" office:value-type="float" office:value="11" calcext:value-type="float">
            <text:p>11</text:p>
          </table:table-cell>
          <table:table-cell table:formula="of:=[.D126]/7" office:value-type="float" office:value="1.57142857142857" calcext:value-type="float">
            <text:p>1.57142857142857</text:p>
          </table:table-cell>
          <table:table-cell table:formula="of:=[.C126]+[.F125]" office:value-type="float" office:value="477" calcext:value-type="float">
            <text:p>477</text:p>
          </table:table-cell>
          <table:table-cell table:formula="of:=SUM([.C95:.C126]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date" office:date-value="2020-05-24" calcext:value-type="date">
            <text:p>05/24/20</text:p>
          </table:table-cell>
          <table:table-cell office:value-type="float" office:value="1" calcext:value-type="float">
            <text:p>1</text:p>
          </table:table-cell>
          <table:table-cell table:formula="of:=SUM([.C121:.C127])" office:value-type="float" office:value="12" calcext:value-type="float">
            <text:p>12</text:p>
          </table:table-cell>
          <table:table-cell table:formula="of:=[.D127]/7" office:value-type="float" office:value="1.71428571428571" calcext:value-type="float">
            <text:p>1.71428571428571</text:p>
          </table:table-cell>
          <table:table-cell table:formula="of:=[.C127]+[.F126]" office:value-type="float" office:value="478" calcext:value-type="float">
            <text:p>478</text:p>
          </table:table-cell>
          <table:table-cell table:formula="of:=SUM([.C96:.C127]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date" office:date-value="2020-05-25" calcext:value-type="date">
            <text:p>05/25/20</text:p>
          </table:table-cell>
          <table:table-cell office:value-type="float" office:value="0" calcext:value-type="float">
            <text:p>0</text:p>
          </table:table-cell>
          <table:table-cell table:formula="of:=SUM([.C122:.C128])" office:value-type="float" office:value="9" calcext:value-type="float">
            <text:p>9</text:p>
          </table:table-cell>
          <table:table-cell table:formula="of:=[.D128]/7" office:value-type="float" office:value="1.28571428571429" calcext:value-type="float">
            <text:p>1.28571428571429</text:p>
          </table:table-cell>
          <table:table-cell table:formula="of:=[.C128]+[.F127]" office:value-type="float" office:value="478" calcext:value-type="float">
            <text:p>478</text:p>
          </table:table-cell>
          <table:table-cell table:formula="of:=SUM([.C97:.C128])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date" office:date-value="2020-05-26" calcext:value-type="date">
            <text:p>05/26/20</text:p>
          </table:table-cell>
          <table:table-cell office:value-type="float" office:value="3" calcext:value-type="float">
            <text:p>3</text:p>
          </table:table-cell>
          <table:table-cell table:formula="of:=SUM([.C123:.C129])" office:value-type="float" office:value="10" calcext:value-type="float">
            <text:p>10</text:p>
          </table:table-cell>
          <table:table-cell table:formula="of:=[.D129]/7" office:value-type="float" office:value="1.42857142857143" calcext:value-type="float">
            <text:p>1.42857142857143</text:p>
          </table:table-cell>
          <table:table-cell table:formula="of:=[.C129]+[.F128]" office:value-type="float" office:value="481" calcext:value-type="float">
            <text:p>481</text:p>
          </table:table-cell>
          <table:table-cell table:formula="of:=SUM([.C98:.C129])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date" office:date-value="2020-05-27" calcext:value-type="date">
            <text:p>05/27/20</text:p>
          </table:table-cell>
          <table:table-cell office:value-type="float" office:value="0" calcext:value-type="float">
            <text:p>0</text:p>
          </table:table-cell>
          <table:table-cell table:formula="of:=SUM([.C124:.C130])" office:value-type="float" office:value="9" calcext:value-type="float">
            <text:p>9</text:p>
          </table:table-cell>
          <table:table-cell table:formula="of:=[.D130]/7" office:value-type="float" office:value="1.28571428571429" calcext:value-type="float">
            <text:p>1.28571428571429</text:p>
          </table:table-cell>
          <table:table-cell table:formula="of:=[.C130]+[.F129]" office:value-type="float" office:value="481" calcext:value-type="float">
            <text:p>481</text:p>
          </table:table-cell>
          <table:table-cell table:formula="of:=SUM([.C99:.C130])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date" office:date-value="2020-05-28" calcext:value-type="date">
            <text:p>05/28/20</text:p>
          </table:table-cell>
          <table:table-cell office:value-type="float" office:value="1" calcext:value-type="float">
            <text:p>1</text:p>
          </table:table-cell>
          <table:table-cell table:formula="of:=SUM([.C125:.C131])" office:value-type="float" office:value="10" calcext:value-type="float">
            <text:p>10</text:p>
          </table:table-cell>
          <table:table-cell table:formula="of:=[.D131]/7" office:value-type="float" office:value="1.42857142857143" calcext:value-type="float">
            <text:p>1.42857142857143</text:p>
          </table:table-cell>
          <table:table-cell table:formula="of:=[.C131]+[.F130]" office:value-type="float" office:value="482" calcext:value-type="float">
            <text:p>482</text:p>
          </table:table-cell>
          <table:table-cell table:formula="of:=SUM([.C100:.C131])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date" office:date-value="2020-05-29" calcext:value-type="date">
            <text:p>05/29/20</text:p>
          </table:table-cell>
          <table:table-cell office:value-type="float" office:value="2" calcext:value-type="float">
            <text:p>2</text:p>
          </table:table-cell>
          <table:table-cell table:formula="of:=SUM([.C126:.C132])" office:value-type="float" office:value="10" calcext:value-type="float">
            <text:p>10</text:p>
          </table:table-cell>
          <table:table-cell table:formula="of:=[.D132]/7" office:value-type="float" office:value="1.42857142857143" calcext:value-type="float">
            <text:p>1.42857142857143</text:p>
          </table:table-cell>
          <table:table-cell table:formula="of:=[.C132]+[.F131]" office:value-type="float" office:value="484" calcext:value-type="float">
            <text:p>484</text:p>
          </table:table-cell>
          <table:table-cell table:formula="of:=SUM([.C101:.C132])"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date" office:date-value="2020-05-30" calcext:value-type="date">
            <text:p>05/30/20</text:p>
          </table:table-cell>
          <table:table-cell office:value-type="float" office:value="0" calcext:value-type="float">
            <text:p>0</text:p>
          </table:table-cell>
          <table:table-cell table:formula="of:=SUM([.C127:.C133])" office:value-type="float" office:value="7" calcext:value-type="float">
            <text:p>7</text:p>
          </table:table-cell>
          <table:table-cell table:formula="of:=[.D133]/7" office:value-type="float" office:value="1" calcext:value-type="float">
            <text:p>1</text:p>
          </table:table-cell>
          <table:table-cell table:formula="of:=[.C133]+[.F132]" office:value-type="float" office:value="484" calcext:value-type="float">
            <text:p>484</text:p>
          </table:table-cell>
          <table:table-cell table:formula="of:=SUM([.C102:.C133])"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date" office:date-value="2020-05-31" calcext:value-type="date">
            <text:p>05/31/20</text:p>
          </table:table-cell>
          <table:table-cell office:value-type="float" office:value="10" calcext:value-type="float">
            <text:p>10</text:p>
          </table:table-cell>
          <table:table-cell table:formula="of:=SUM([.C128:.C134])" office:value-type="float" office:value="16" calcext:value-type="float">
            <text:p>16</text:p>
          </table:table-cell>
          <table:table-cell table:formula="of:=[.D134]/7" office:value-type="float" office:value="2.28571428571429" calcext:value-type="float">
            <text:p>2.28571428571429</text:p>
          </table:table-cell>
          <table:table-cell table:formula="of:=[.C134]+[.F133]" office:value-type="float" office:value="494" calcext:value-type="float">
            <text:p>494</text:p>
          </table:table-cell>
          <table:table-cell table:formula="of:=SUM([.C103:.C134])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date" office:date-value="2020-06-01" calcext:value-type="date">
            <text:p>06/01/20</text:p>
          </table:table-cell>
          <table:table-cell office:value-type="float" office:value="1" calcext:value-type="float">
            <text:p>1</text:p>
          </table:table-cell>
          <table:table-cell table:formula="of:=SUM([.C129:.C135])" office:value-type="float" office:value="17" calcext:value-type="float">
            <text:p>17</text:p>
          </table:table-cell>
          <table:table-cell table:formula="of:=[.D135]/7" office:value-type="float" office:value="2.42857142857143" calcext:value-type="float">
            <text:p>2.42857142857143</text:p>
          </table:table-cell>
          <table:table-cell table:formula="of:=[.C135]+[.F134]" office:value-type="float" office:value="495" calcext:value-type="float">
            <text:p>495</text:p>
          </table:table-cell>
          <table:table-cell table:formula="of:=SUM([.C104:.C135])"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date" office:date-value="2020-06-02" calcext:value-type="date">
            <text:p>06/02/20</text:p>
          </table:table-cell>
          <table:table-cell office:value-type="float" office:value="0" calcext:value-type="float">
            <text:p>0</text:p>
          </table:table-cell>
          <table:table-cell table:formula="of:=SUM([.C130:.C136])" office:value-type="float" office:value="14" calcext:value-type="float">
            <text:p>14</text:p>
          </table:table-cell>
          <table:table-cell table:formula="of:=[.D136]/7" office:value-type="float" office:value="2" calcext:value-type="float">
            <text:p>2</text:p>
          </table:table-cell>
          <table:table-cell table:formula="of:=[.C136]+[.F135]" office:value-type="float" office:value="495" calcext:value-type="float">
            <text:p>495</text:p>
          </table:table-cell>
          <table:table-cell table:formula="of:=SUM([.C105:.C136])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date" office:date-value="2020-06-03" calcext:value-type="date">
            <text:p>06/03/20</text:p>
          </table:table-cell>
          <table:table-cell office:value-type="float" office:value="1" calcext:value-type="float">
            <text:p>1</text:p>
          </table:table-cell>
          <table:table-cell table:formula="of:=SUM([.C131:.C137])" office:value-type="float" office:value="15" calcext:value-type="float">
            <text:p>15</text:p>
          </table:table-cell>
          <table:table-cell table:formula="of:=[.D137]/7" office:value-type="float" office:value="2.14285714285714" calcext:value-type="float">
            <text:p>2.14285714285714</text:p>
          </table:table-cell>
          <table:table-cell table:formula="of:=[.C137]+[.F136]" office:value-type="float" office:value="496" calcext:value-type="float">
            <text:p>496</text:p>
          </table:table-cell>
          <table:table-cell table:formula="of:=SUM([.C106:.C137])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date" office:date-value="2020-06-04" calcext:value-type="date">
            <text:p>06/04/20</text:p>
          </table:table-cell>
          <table:table-cell office:value-type="float" office:value="1" calcext:value-type="float">
            <text:p>1</text:p>
          </table:table-cell>
          <table:table-cell table:formula="of:=SUM([.C132:.C138])" office:value-type="float" office:value="15" calcext:value-type="float">
            <text:p>15</text:p>
          </table:table-cell>
          <table:table-cell table:formula="of:=[.D138]/7" office:value-type="float" office:value="2.14285714285714" calcext:value-type="float">
            <text:p>2.14285714285714</text:p>
          </table:table-cell>
          <table:table-cell table:formula="of:=[.C138]+[.F137]" office:value-type="float" office:value="497" calcext:value-type="float">
            <text:p>497</text:p>
          </table:table-cell>
          <table:table-cell table:formula="of:=SUM([.C107:.C138])"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date" office:date-value="2020-06-05" calcext:value-type="date">
            <text:p>06/05/20</text:p>
          </table:table-cell>
          <table:table-cell office:value-type="float" office:value="0" calcext:value-type="float">
            <text:p>0</text:p>
          </table:table-cell>
          <table:table-cell table:formula="of:=SUM([.C133:.C139])" office:value-type="float" office:value="13" calcext:value-type="float">
            <text:p>13</text:p>
          </table:table-cell>
          <table:table-cell table:formula="of:=[.D139]/7" office:value-type="float" office:value="1.85714285714286" calcext:value-type="float">
            <text:p>1.85714285714286</text:p>
          </table:table-cell>
          <table:table-cell table:formula="of:=[.C139]+[.F138]" office:value-type="float" office:value="497" calcext:value-type="float">
            <text:p>497</text:p>
          </table:table-cell>
          <table:table-cell table:formula="of:=SUM([.C108:.C139])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date" office:date-value="2020-06-06" calcext:value-type="date">
            <text:p>06/06/20</text:p>
          </table:table-cell>
          <table:table-cell office:value-type="float" office:value="1" calcext:value-type="float">
            <text:p>1</text:p>
          </table:table-cell>
          <table:table-cell table:formula="of:=SUM([.C134:.C140])" office:value-type="float" office:value="14" calcext:value-type="float">
            <text:p>14</text:p>
          </table:table-cell>
          <table:table-cell table:formula="of:=[.D140]/7" office:value-type="float" office:value="2" calcext:value-type="float">
            <text:p>2</text:p>
          </table:table-cell>
          <table:table-cell table:formula="of:=[.C140]+[.F139]" office:value-type="float" office:value="498" calcext:value-type="float">
            <text:p>498</text:p>
          </table:table-cell>
          <table:table-cell table:formula="of:=SUM([.C109:.C140])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date" office:date-value="2020-06-07" calcext:value-type="date">
            <text:p>06/07/20</text:p>
          </table:table-cell>
          <table:table-cell office:value-type="float" office:value="1" calcext:value-type="float">
            <text:p>1</text:p>
          </table:table-cell>
          <table:table-cell table:formula="of:=SUM([.C135:.C141])" office:value-type="float" office:value="5" calcext:value-type="float">
            <text:p>5</text:p>
          </table:table-cell>
          <table:table-cell table:formula="of:=[.D141]/7" office:value-type="float" office:value="0.714285714285714" calcext:value-type="float">
            <text:p>0.714285714285714</text:p>
          </table:table-cell>
          <table:table-cell table:formula="of:=[.C141]+[.F140]" office:value-type="float" office:value="499" calcext:value-type="float">
            <text:p>499</text:p>
          </table:table-cell>
          <table:table-cell table:formula="of:=SUM([.C110:.C141])"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date" office:date-value="2020-06-08" calcext:value-type="date">
            <text:p>06/08/20</text:p>
          </table:table-cell>
          <table:table-cell office:value-type="float" office:value="0" calcext:value-type="float">
            <text:p>0</text:p>
          </table:table-cell>
          <table:table-cell table:formula="of:=SUM([.C136:.C142])" office:value-type="float" office:value="4" calcext:value-type="float">
            <text:p>4</text:p>
          </table:table-cell>
          <table:table-cell table:formula="of:=[.D142]/7" office:value-type="float" office:value="0.571428571428571" calcext:value-type="float">
            <text:p>0.571428571428571</text:p>
          </table:table-cell>
          <table:table-cell table:formula="of:=[.C142]+[.F141]" office:value-type="float" office:value="499" calcext:value-type="float">
            <text:p>499</text:p>
          </table:table-cell>
          <table:table-cell table:formula="of:=SUM([.C111:.C142])"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date" office:date-value="2020-06-09" calcext:value-type="date">
            <text:p>06/09/20</text:p>
          </table:table-cell>
          <table:table-cell office:value-type="float" office:value="1" calcext:value-type="float">
            <text:p>1</text:p>
          </table:table-cell>
          <table:table-cell table:formula="of:=SUM([.C137:.C143])" office:value-type="float" office:value="5" calcext:value-type="float">
            <text:p>5</text:p>
          </table:table-cell>
          <table:table-cell table:formula="of:=[.D143]/7" office:value-type="float" office:value="0.714285714285714" calcext:value-type="float">
            <text:p>0.714285714285714</text:p>
          </table:table-cell>
          <table:table-cell table:formula="of:=[.C143]+[.F142]" office:value-type="float" office:value="500" calcext:value-type="float">
            <text:p>500</text:p>
          </table:table-cell>
          <table:table-cell table:formula="of:=SUM([.C112:.C143])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date" office:date-value="2020-06-10" calcext:value-type="date">
            <text:p>06/10/20</text:p>
          </table:table-cell>
          <table:table-cell office:value-type="float" office:value="1" calcext:value-type="float">
            <text:p>1</text:p>
          </table:table-cell>
          <table:table-cell table:formula="of:=SUM([.C138:.C144])" office:value-type="float" office:value="5" calcext:value-type="float">
            <text:p>5</text:p>
          </table:table-cell>
          <table:table-cell table:formula="of:=[.D144]/7" office:value-type="float" office:value="0.714285714285714" calcext:value-type="float">
            <text:p>0.714285714285714</text:p>
          </table:table-cell>
          <table:table-cell table:formula="of:=[.C144]+[.F143]" office:value-type="float" office:value="501" calcext:value-type="float">
            <text:p>501</text:p>
          </table:table-cell>
          <table:table-cell table:formula="of:=SUM([.C113:.C144]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.1.10</text:p>
          </table:table-cell>
          <table:table-cell office:value-type="date" office:date-value="2020-06-11" calcext:value-type="date">
            <text:p>06/11/20</text:p>
          </table:table-cell>
          <table:table-cell office:value-type="float" office:value="35" calcext:value-type="float">
            <text:p>35</text:p>
          </table:table-cell>
          <table:table-cell table:formula="of:=SUM([.C139:.C145])" office:value-type="float" office:value="39" calcext:value-type="float">
            <text:p>39</text:p>
          </table:table-cell>
          <table:table-cell table:formula="of:=[.D145]/7" office:value-type="float" office:value="5.57142857142857" calcext:value-type="float">
            <text:p>5.57142857142857</text:p>
          </table:table-cell>
          <table:table-cell table:formula="of:=[.C145]+[.F144]" office:value-type="float" office:value="536" calcext:value-type="float">
            <text:p>536</text:p>
          </table:table-cell>
          <table:table-cell table:formula="of:=SUM([.C114:.C145])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date" office:date-value="2020-06-12" calcext:value-type="date">
            <text:p>06/12/20</text:p>
          </table:table-cell>
          <table:table-cell office:value-type="float" office:value="10" calcext:value-type="float">
            <text:p>10</text:p>
          </table:table-cell>
          <table:table-cell table:formula="of:=SUM([.C140:.C146])" office:value-type="float" office:value="49" calcext:value-type="float">
            <text:p>49</text:p>
          </table:table-cell>
          <table:table-cell table:formula="of:=[.D146]/7" office:value-type="float" office:value="7" calcext:value-type="float">
            <text:p>7</text:p>
          </table:table-cell>
          <table:table-cell table:formula="of:=[.C146]+[.F145]" office:value-type="float" office:value="546" calcext:value-type="float">
            <text:p>546</text:p>
          </table:table-cell>
          <table:table-cell table:formula="of:=SUM([.C115:.C146])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date" office:date-value="2020-06-13" calcext:value-type="date">
            <text:p>06/13/20</text:p>
          </table:table-cell>
          <table:table-cell office:value-type="float" office:value="2" calcext:value-type="float">
            <text:p>2</text:p>
          </table:table-cell>
          <table:table-cell table:formula="of:=SUM([.C141:.C147])" office:value-type="float" office:value="50" calcext:value-type="float">
            <text:p>50</text:p>
          </table:table-cell>
          <table:table-cell table:formula="of:=[.D147]/7" office:value-type="float" office:value="7.14285714285714" calcext:value-type="float">
            <text:p>7.14285714285714</text:p>
          </table:table-cell>
          <table:table-cell table:formula="of:=[.C147]+[.F146]" office:value-type="float" office:value="548" calcext:value-type="float">
            <text:p>548</text:p>
          </table:table-cell>
          <table:table-cell table:formula="of:=SUM([.C116:.C147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0-06-14" calcext:value-type="date">
            <text:p>06/14/20</text:p>
          </table:table-cell>
          <table:table-cell office:value-type="float" office:value="2" calcext:value-type="float">
            <text:p>2</text:p>
          </table:table-cell>
          <table:table-cell table:formula="of:=SUM([.C142:.C148])" office:value-type="float" office:value="51" calcext:value-type="float">
            <text:p>51</text:p>
          </table:table-cell>
          <table:table-cell table:formula="of:=[.D148]/7" office:value-type="float" office:value="7.28571428571429" calcext:value-type="float">
            <text:p>7.28571428571429</text:p>
          </table:table-cell>
          <table:table-cell table:formula="of:=[.C148]+[.F147]" office:value-type="float" office:value="550" calcext:value-type="float">
            <text:p>550</text:p>
          </table:table-cell>
          <table:table-cell table:formula="of:=SUM([.C117:.C148])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date" office:date-value="2020-06-15" calcext:value-type="date">
            <text:p>06/15/20</text:p>
          </table:table-cell>
          <table:table-cell office:value-type="float" office:value="3" calcext:value-type="float">
            <text:p>3</text:p>
          </table:table-cell>
          <table:table-cell table:formula="of:=SUM([.C143:.C149])" office:value-type="float" office:value="54" calcext:value-type="float">
            <text:p>54</text:p>
          </table:table-cell>
          <table:table-cell table:formula="of:=[.D149]/7" office:value-type="float" office:value="7.71428571428571" calcext:value-type="float">
            <text:p>7.71428571428571</text:p>
          </table:table-cell>
          <table:table-cell table:formula="of:=[.C149]+[.F148]" office:value-type="float" office:value="553" calcext:value-type="float">
            <text:p>553</text:p>
          </table:table-cell>
          <table:table-cell table:formula="of:=SUM([.C118:.C149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0-06-16" calcext:value-type="date">
            <text:p>06/16/20</text:p>
          </table:table-cell>
          <table:table-cell office:value-type="float" office:value="7" calcext:value-type="float">
            <text:p>7</text:p>
          </table:table-cell>
          <table:table-cell table:formula="of:=SUM([.C144:.C150])" office:value-type="float" office:value="60" calcext:value-type="float">
            <text:p>60</text:p>
          </table:table-cell>
          <table:table-cell table:formula="of:=[.D150]/7" office:value-type="float" office:value="8.57142857142857" calcext:value-type="float">
            <text:p>8.57142857142857</text:p>
          </table:table-cell>
          <table:table-cell table:formula="of:=[.C150]+[.F149]" office:value-type="float" office:value="560" calcext:value-type="float">
            <text:p>560</text:p>
          </table:table-cell>
          <table:table-cell table:formula="of:=SUM([.C119:.C150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0-06-17" calcext:value-type="date">
            <text:p>06/17/20</text:p>
          </table:table-cell>
          <table:table-cell office:value-type="float" office:value="1" calcext:value-type="float">
            <text:p>1</text:p>
          </table:table-cell>
          <table:table-cell table:formula="of:=SUM([.C145:.C151])" office:value-type="float" office:value="60" calcext:value-type="float">
            <text:p>60</text:p>
          </table:table-cell>
          <table:table-cell table:formula="of:=[.D151]/7" office:value-type="float" office:value="8.57142857142857" calcext:value-type="float">
            <text:p>8.57142857142857</text:p>
          </table:table-cell>
          <table:table-cell table:formula="of:=[.C151]+[.F150]" office:value-type="float" office:value="561" calcext:value-type="float">
            <text:p>561</text:p>
          </table:table-cell>
          <table:table-cell table:formula="of:=SUM([.C120:.C151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0-06-18" calcext:value-type="date">
            <text:p>06/18/20</text:p>
          </table:table-cell>
          <table:table-cell office:value-type="float" office:value="1" calcext:value-type="float">
            <text:p>1</text:p>
          </table:table-cell>
          <table:table-cell table:formula="of:=SUM([.C146:.C152])" office:value-type="float" office:value="26" calcext:value-type="float">
            <text:p>26</text:p>
          </table:table-cell>
          <table:table-cell table:formula="of:=[.D152]/7" office:value-type="float" office:value="3.71428571428571" calcext:value-type="float">
            <text:p>3.71428571428571</text:p>
          </table:table-cell>
          <table:table-cell table:formula="of:=[.C152]+[.F151]" office:value-type="float" office:value="562" calcext:value-type="float">
            <text:p>562</text:p>
          </table:table-cell>
          <table:table-cell table:formula="of:=SUM([.C121:.C152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0-06-19" calcext:value-type="date">
            <text:p>06/19/20</text:p>
          </table:table-cell>
          <table:table-cell office:value-type="float" office:value="3" calcext:value-type="float">
            <text:p>3</text:p>
          </table:table-cell>
          <table:table-cell table:formula="of:=SUM([.C147:.C153])" office:value-type="float" office:value="19" calcext:value-type="float">
            <text:p>19</text:p>
          </table:table-cell>
          <table:table-cell table:formula="of:=[.D153]/7" office:value-type="float" office:value="2.71428571428571" calcext:value-type="float">
            <text:p>2.71428571428571</text:p>
          </table:table-cell>
          <table:table-cell table:formula="of:=[.C153]+[.F152]" office:value-type="float" office:value="565" calcext:value-type="float">
            <text:p>565</text:p>
          </table:table-cell>
          <table:table-cell table:formula="of:=SUM([.C122:.C153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0-06-20" calcext:value-type="date">
            <text:p>06/20/20</text:p>
          </table:table-cell>
          <table:table-cell office:value-type="float" office:value="2" calcext:value-type="float">
            <text:p>2</text:p>
          </table:table-cell>
          <table:table-cell table:formula="of:=SUM([.C148:.C154])" office:value-type="float" office:value="19" calcext:value-type="float">
            <text:p>19</text:p>
          </table:table-cell>
          <table:table-cell table:formula="of:=[.D154]/7" office:value-type="float" office:value="2.71428571428571" calcext:value-type="float">
            <text:p>2.71428571428571</text:p>
          </table:table-cell>
          <table:table-cell table:formula="of:=[.C154]+[.F153]" office:value-type="float" office:value="567" calcext:value-type="float">
            <text:p>567</text:p>
          </table:table-cell>
          <table:table-cell table:formula="of:=SUM([.C123:.C154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0-06-21" calcext:value-type="date">
            <text:p>06/21/20</text:p>
          </table:table-cell>
          <table:table-cell office:value-type="float" office:value="5" calcext:value-type="float">
            <text:p>5</text:p>
          </table:table-cell>
          <table:table-cell table:formula="of:=SUM([.C149:.C155])" office:value-type="float" office:value="22" calcext:value-type="float">
            <text:p>22</text:p>
          </table:table-cell>
          <table:table-cell table:formula="of:=[.D155]/7" office:value-type="float" office:value="3.14285714285714" calcext:value-type="float">
            <text:p>3.14285714285714</text:p>
          </table:table-cell>
          <table:table-cell table:formula="of:=[.C155]+[.F154]" office:value-type="float" office:value="572" calcext:value-type="float">
            <text:p>572</text:p>
          </table:table-cell>
          <table:table-cell table:formula="of:=SUM([.C124:.C15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date" office:date-value="2020-06-22" calcext:value-type="date">
            <text:p>06/22/20</text:p>
          </table:table-cell>
          <table:table-cell office:value-type="float" office:value="9" calcext:value-type="float">
            <text:p>9</text:p>
          </table:table-cell>
          <table:table-cell table:formula="of:=SUM([.C150:.C156])" office:value-type="float" office:value="28" calcext:value-type="float">
            <text:p>28</text:p>
          </table:table-cell>
          <table:table-cell table:formula="of:=[.D156]/7" office:value-type="float" office:value="4" calcext:value-type="float">
            <text:p>4</text:p>
          </table:table-cell>
          <table:table-cell table:formula="of:=[.C156]+[.F155]" office:value-type="float" office:value="581" calcext:value-type="float">
            <text:p>581</text:p>
          </table:table-cell>
          <table:table-cell table:formula="of:=SUM([.C125:.C156])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date" office:date-value="2020-06-23" calcext:value-type="date">
            <text:p>06/23/20</text:p>
          </table:table-cell>
          <table:table-cell office:value-type="float" office:value="1" calcext:value-type="float">
            <text:p>1</text:p>
          </table:table-cell>
          <table:table-cell table:formula="of:=SUM([.C151:.C157])" office:value-type="float" office:value="22" calcext:value-type="float">
            <text:p>22</text:p>
          </table:table-cell>
          <table:table-cell table:formula="of:=[.D157]/7" office:value-type="float" office:value="3.14285714285714" calcext:value-type="float">
            <text:p>3.14285714285714</text:p>
          </table:table-cell>
          <table:table-cell table:formula="of:=[.C157]+[.F156]" office:value-type="float" office:value="582" calcext:value-type="float">
            <text:p>582</text:p>
          </table:table-cell>
          <table:table-cell table:formula="of:=SUM([.C126:.C157])"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date" office:date-value="2020-06-24" calcext:value-type="date">
            <text:p>06/24/20</text:p>
          </table:table-cell>
          <table:table-cell office:value-type="float" office:value="14" calcext:value-type="float">
            <text:p>14</text:p>
          </table:table-cell>
          <table:table-cell table:formula="of:=SUM([.C152:.C158])" office:value-type="float" office:value="35" calcext:value-type="float">
            <text:p>35</text:p>
          </table:table-cell>
          <table:table-cell table:formula="of:=[.D158]/7" office:value-type="float" office:value="5" calcext:value-type="float">
            <text:p>5</text:p>
          </table:table-cell>
          <table:table-cell table:formula="of:=[.C158]+[.F157]" office:value-type="float" office:value="596" calcext:value-type="float">
            <text:p>596</text:p>
          </table:table-cell>
          <table:table-cell table:formula="of:=SUM([.C127:.C158])"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date" office:date-value="2020-06-25" calcext:value-type="date">
            <text:p>06/25/20</text:p>
          </table:table-cell>
          <table:table-cell office:value-type="float" office:value="5" calcext:value-type="float">
            <text:p>5</text:p>
          </table:table-cell>
          <table:table-cell table:formula="of:=SUM([.C153:.C159])" office:value-type="float" office:value="39" calcext:value-type="float">
            <text:p>39</text:p>
          </table:table-cell>
          <table:table-cell table:formula="of:=[.D159]/7" office:value-type="float" office:value="5.57142857142857" calcext:value-type="float">
            <text:p>5.57142857142857</text:p>
          </table:table-cell>
          <table:table-cell table:formula="of:=[.C159]+[.F158]" office:value-type="float" office:value="601" calcext:value-type="float">
            <text:p>601</text:p>
          </table:table-cell>
          <table:table-cell table:formula="of:=SUM([.C128:.C159])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date" office:date-value="2020-06-26" calcext:value-type="date">
            <text:p>06/26/20</text:p>
          </table:table-cell>
          <table:table-cell office:value-type="float" office:value="1" calcext:value-type="float">
            <text:p>1</text:p>
          </table:table-cell>
          <table:table-cell table:formula="of:=SUM([.C154:.C160])" office:value-type="float" office:value="37" calcext:value-type="float">
            <text:p>37</text:p>
          </table:table-cell>
          <table:table-cell table:formula="of:=[.D160]/7" office:value-type="float" office:value="5.28571428571429" calcext:value-type="float">
            <text:p>5.28571428571429</text:p>
          </table:table-cell>
          <table:table-cell table:formula="of:=[.C160]+[.F159]" office:value-type="float" office:value="602" calcext:value-type="float">
            <text:p>602</text:p>
          </table:table-cell>
          <table:table-cell table:formula="of:=SUM([.C129:.C160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0-06-27" calcext:value-type="date">
            <text:p>06/27/20</text:p>
          </table:table-cell>
          <table:table-cell office:value-type="float" office:value="3" calcext:value-type="float">
            <text:p>3</text:p>
          </table:table-cell>
          <table:table-cell table:formula="of:=SUM([.C155:.C161])" office:value-type="float" office:value="38" calcext:value-type="float">
            <text:p>38</text:p>
          </table:table-cell>
          <table:table-cell table:formula="of:=[.D161]/7" office:value-type="float" office:value="5.42857142857143" calcext:value-type="float">
            <text:p>5.42857142857143</text:p>
          </table:table-cell>
          <table:table-cell table:formula="of:=[.C161]+[.F160]" office:value-type="float" office:value="605" calcext:value-type="float">
            <text:p>605</text:p>
          </table:table-cell>
          <table:table-cell table:formula="of:=SUM([.C130:.C161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0-06-28" calcext:value-type="date">
            <text:p>06/28/20</text:p>
          </table:table-cell>
          <table:table-cell office:value-type="float" office:value="0" calcext:value-type="float">
            <text:p>0</text:p>
          </table:table-cell>
          <table:table-cell table:formula="of:=SUM([.C156:.C162])" office:value-type="float" office:value="33" calcext:value-type="float">
            <text:p>33</text:p>
          </table:table-cell>
          <table:table-cell table:formula="of:=[.D162]/7" office:value-type="float" office:value="4.71428571428571" calcext:value-type="float">
            <text:p>4.71428571428571</text:p>
          </table:table-cell>
          <table:table-cell table:formula="of:=[.C162]+[.F161]" office:value-type="float" office:value="605" calcext:value-type="float">
            <text:p>605</text:p>
          </table:table-cell>
          <table:table-cell table:formula="of:=SUM([.C131:.C162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0-06-29" calcext:value-type="date">
            <text:p>06/29/20</text:p>
          </table:table-cell>
          <table:table-cell office:value-type="float" office:value="0" calcext:value-type="float">
            <text:p>0</text:p>
          </table:table-cell>
          <table:table-cell table:formula="of:=SUM([.C157:.C163])" office:value-type="float" office:value="24" calcext:value-type="float">
            <text:p>24</text:p>
          </table:table-cell>
          <table:table-cell table:formula="of:=[.D163]/7" office:value-type="float" office:value="3.42857142857143" calcext:value-type="float">
            <text:p>3.42857142857143</text:p>
          </table:table-cell>
          <table:table-cell table:formula="of:=[.C163]+[.F162]" office:value-type="float" office:value="605" calcext:value-type="float">
            <text:p>605</text:p>
          </table:table-cell>
          <table:table-cell table:formula="of:=SUM([.C132:.C163])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date" office:date-value="2020-06-30" calcext:value-type="date">
            <text:p>06/30/20</text:p>
          </table:table-cell>
          <table:table-cell office:value-type="float" office:value="2" calcext:value-type="float">
            <text:p>2</text:p>
          </table:table-cell>
          <table:table-cell table:formula="of:=SUM([.C158:.C164])" office:value-type="float" office:value="25" calcext:value-type="float">
            <text:p>25</text:p>
          </table:table-cell>
          <table:table-cell table:formula="of:=[.D164]/7" office:value-type="float" office:value="3.57142857142857" calcext:value-type="float">
            <text:p>3.57142857142857</text:p>
          </table:table-cell>
          <table:table-cell table:formula="of:=[.C164]+[.F163]" office:value-type="float" office:value="607" calcext:value-type="float">
            <text:p>607</text:p>
          </table:table-cell>
          <table:table-cell table:formula="of:=SUM([.C133:.C164])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date" office:date-value="2020-07-01" calcext:value-type="date">
            <text:p>07/01/20</text:p>
          </table:table-cell>
          <table:table-cell office:value-type="float" office:value="0" calcext:value-type="float">
            <text:p>0</text:p>
          </table:table-cell>
          <table:table-cell table:formula="of:=SUM([.C159:.C165])" office:value-type="float" office:value="11" calcext:value-type="float">
            <text:p>11</text:p>
          </table:table-cell>
          <table:table-cell table:formula="of:=[.D165]/7" office:value-type="float" office:value="1.57142857142857" calcext:value-type="float">
            <text:p>1.57142857142857</text:p>
          </table:table-cell>
          <table:table-cell table:formula="of:=[.C165]+[.F164]" office:value-type="float" office:value="607" calcext:value-type="float">
            <text:p>607</text:p>
          </table:table-cell>
          <table:table-cell table:formula="of:=SUM([.C134:.C165])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date" office:date-value="2020-07-02" calcext:value-type="date">
            <text:p>07/02/20</text:p>
          </table:table-cell>
          <table:table-cell office:value-type="float" office:value="2" calcext:value-type="float">
            <text:p>2</text:p>
          </table:table-cell>
          <table:table-cell table:formula="of:=SUM([.C160:.C166])" office:value-type="float" office:value="8" calcext:value-type="float">
            <text:p>8</text:p>
          </table:table-cell>
          <table:table-cell table:formula="of:=[.D166]/7" office:value-type="float" office:value="1.14285714285714" calcext:value-type="float">
            <text:p>1.14285714285714</text:p>
          </table:table-cell>
          <table:table-cell table:formula="of:=[.C166]+[.F165]" office:value-type="float" office:value="609" calcext:value-type="float">
            <text:p>609</text:p>
          </table:table-cell>
          <table:table-cell table:formula="of:=SUM([.C135:.C166])"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date" office:date-value="2020-07-03" calcext:value-type="date">
            <text:p>07/03/20</text:p>
          </table:table-cell>
          <table:table-cell office:value-type="float" office:value="1" calcext:value-type="float">
            <text:p>1</text:p>
          </table:table-cell>
          <table:table-cell table:formula="of:=SUM([.C161:.C167])" office:value-type="float" office:value="8" calcext:value-type="float">
            <text:p>8</text:p>
          </table:table-cell>
          <table:table-cell table:formula="of:=[.D167]/7" office:value-type="float" office:value="1.14285714285714" calcext:value-type="float">
            <text:p>1.14285714285714</text:p>
          </table:table-cell>
          <table:table-cell table:formula="of:=[.C167]+[.F166]" office:value-type="float" office:value="610" calcext:value-type="float">
            <text:p>610</text:p>
          </table:table-cell>
          <table:table-cell table:formula="of:=SUM([.C136:.C167])"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date" office:date-value="2020-07-04" calcext:value-type="date">
            <text:p>07/04/20</text:p>
          </table:table-cell>
          <table:table-cell office:value-type="float" office:value="2" calcext:value-type="float">
            <text:p>2</text:p>
          </table:table-cell>
          <table:table-cell table:formula="of:=SUM([.C162:.C168])" office:value-type="float" office:value="7" calcext:value-type="float">
            <text:p>7</text:p>
          </table:table-cell>
          <table:table-cell table:formula="of:=[.D168]/7" office:value-type="float" office:value="1" calcext:value-type="float">
            <text:p>1</text:p>
          </table:table-cell>
          <table:table-cell table:formula="of:=[.C168]+[.F167]" office:value-type="float" office:value="612" calcext:value-type="float">
            <text:p>612</text:p>
          </table:table-cell>
          <table:table-cell table:formula="of:=SUM([.C137:.C168])"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date" office:date-value="2020-07-05" calcext:value-type="date">
            <text:p>07/05/20</text:p>
          </table:table-cell>
          <table:table-cell office:value-type="float" office:value="0" calcext:value-type="float">
            <text:p>0</text:p>
          </table:table-cell>
          <table:table-cell table:formula="of:=SUM([.C163:.C169])" office:value-type="float" office:value="7" calcext:value-type="float">
            <text:p>7</text:p>
          </table:table-cell>
          <table:table-cell table:formula="of:=[.D169]/7" office:value-type="float" office:value="1" calcext:value-type="float">
            <text:p>1</text:p>
          </table:table-cell>
          <table:table-cell table:formula="of:=[.C169]+[.F168]" office:value-type="float" office:value="612" calcext:value-type="float">
            <text:p>612</text:p>
          </table:table-cell>
          <table:table-cell table:formula="of:=SUM([.C138:.C169])"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date" office:date-value="2020-07-06" calcext:value-type="date">
            <text:p>07/06/20</text:p>
          </table:table-cell>
          <table:table-cell office:value-type="float" office:value="1" calcext:value-type="float">
            <text:p>1</text:p>
          </table:table-cell>
          <table:table-cell table:formula="of:=SUM([.C164:.C170])" office:value-type="float" office:value="8" calcext:value-type="float">
            <text:p>8</text:p>
          </table:table-cell>
          <table:table-cell table:formula="of:=[.D170]/7" office:value-type="float" office:value="1.14285714285714" calcext:value-type="float">
            <text:p>1.14285714285714</text:p>
          </table:table-cell>
          <table:table-cell table:formula="of:=[.C170]+[.F169]" office:value-type="float" office:value="613" calcext:value-type="float">
            <text:p>613</text:p>
          </table:table-cell>
          <table:table-cell table:formula="of:=SUM([.C139:.C170])"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date" office:date-value="2020-07-07" calcext:value-type="date">
            <text:p>07/07/20</text:p>
          </table:table-cell>
          <table:table-cell office:value-type="float" office:value="2" calcext:value-type="float">
            <text:p>2</text:p>
          </table:table-cell>
          <table:table-cell table:formula="of:=SUM([.C165:.C171])" office:value-type="float" office:value="8" calcext:value-type="float">
            <text:p>8</text:p>
          </table:table-cell>
          <table:table-cell table:formula="of:=[.D171]/7" office:value-type="float" office:value="1.14285714285714" calcext:value-type="float">
            <text:p>1.14285714285714</text:p>
          </table:table-cell>
          <table:table-cell table:formula="of:=[.C171]+[.F170]" office:value-type="float" office:value="615" calcext:value-type="float">
            <text:p>615</text:p>
          </table:table-cell>
          <table:table-cell table:formula="of:=SUM([.C140:.C171])"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date" office:date-value="2020-07-08" calcext:value-type="date">
            <text:p>07/08/20</text:p>
          </table:table-cell>
          <table:table-cell office:value-type="float" office:value="3" calcext:value-type="float">
            <text:p>3</text:p>
          </table:table-cell>
          <table:table-cell table:formula="of:=SUM([.C166:.C172])" office:value-type="float" office:value="11" calcext:value-type="float">
            <text:p>11</text:p>
          </table:table-cell>
          <table:table-cell table:formula="of:=[.D172]/7" office:value-type="float" office:value="1.57142857142857" calcext:value-type="float">
            <text:p>1.57142857142857</text:p>
          </table:table-cell>
          <table:table-cell table:formula="of:=[.C172]+[.F171]" office:value-type="float" office:value="618" calcext:value-type="float">
            <text:p>618</text:p>
          </table:table-cell>
          <table:table-cell table:formula="of:=SUM([.C141:.C172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date" office:date-value="2020-07-09" calcext:value-type="date">
            <text:p>07/09/20</text:p>
          </table:table-cell>
          <table:table-cell office:value-type="float" office:value="1" calcext:value-type="float">
            <text:p>1</text:p>
          </table:table-cell>
          <table:table-cell table:formula="of:=SUM([.C167:.C173])" office:value-type="float" office:value="10" calcext:value-type="float">
            <text:p>10</text:p>
          </table:table-cell>
          <table:table-cell table:formula="of:=[.D173]/7" office:value-type="float" office:value="1.42857142857143" calcext:value-type="float">
            <text:p>1.42857142857143</text:p>
          </table:table-cell>
          <table:table-cell table:formula="of:=[.C173]+[.F172]" office:value-type="float" office:value="619" calcext:value-type="float">
            <text:p>619</text:p>
          </table:table-cell>
          <table:table-cell table:formula="of:=SUM([.C142:.C173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date" office:date-value="2020-07-10" calcext:value-type="date">
            <text:p>07/10/20</text:p>
          </table:table-cell>
          <table:table-cell office:value-type="float" office:value="2" calcext:value-type="float">
            <text:p>2</text:p>
          </table:table-cell>
          <table:table-cell table:formula="of:=SUM([.C168:.C174])" office:value-type="float" office:value="11" calcext:value-type="float">
            <text:p>11</text:p>
          </table:table-cell>
          <table:table-cell table:formula="of:=[.D174]/7" office:value-type="float" office:value="1.57142857142857" calcext:value-type="float">
            <text:p>1.57142857142857</text:p>
          </table:table-cell>
          <table:table-cell table:formula="of:=[.C174]+[.F173]" office:value-type="float" office:value="621" calcext:value-type="float">
            <text:p>621</text:p>
          </table:table-cell>
          <table:table-cell table:formula="of:=SUM([.C143:.C174])"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date" office:date-value="2020-07-11" calcext:value-type="date">
            <text:p>07/11/20</text:p>
          </table:table-cell>
          <table:table-cell office:value-type="float" office:value="0" calcext:value-type="float">
            <text:p>0</text:p>
          </table:table-cell>
          <table:table-cell table:formula="of:=SUM([.C169:.C175])" office:value-type="float" office:value="9" calcext:value-type="float">
            <text:p>9</text:p>
          </table:table-cell>
          <table:table-cell table:formula="of:=[.D175]/7" office:value-type="float" office:value="1.28571428571429" calcext:value-type="float">
            <text:p>1.28571428571429</text:p>
          </table:table-cell>
          <table:table-cell table:formula="of:=[.C175]+[.F174]" office:value-type="float" office:value="621" calcext:value-type="float">
            <text:p>621</text:p>
          </table:table-cell>
          <table:table-cell table:formula="of:=SUM([.C144:.C175]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1.1.11</text:p>
          </table:table-cell>
          <table:table-cell office:value-type="date" office:date-value="2020-07-12" calcext:value-type="date">
            <text:p>07/12/20</text:p>
          </table:table-cell>
          <table:table-cell office:value-type="float" office:value="41" calcext:value-type="float">
            <text:p>41</text:p>
          </table:table-cell>
          <table:table-cell table:formula="of:=SUM([.C170:.C176])" office:value-type="float" office:value="50" calcext:value-type="float">
            <text:p>50</text:p>
          </table:table-cell>
          <table:table-cell table:formula="of:=[.D176]/7" office:value-type="float" office:value="7.14285714285714" calcext:value-type="float">
            <text:p>7.14285714285714</text:p>
          </table:table-cell>
          <table:table-cell table:formula="of:=[.C176]+[.F175]" office:value-type="float" office:value="662" calcext:value-type="float">
            <text:p>662</text:p>
          </table:table-cell>
          <table:table-cell table:formula="of:=SUM([.C145:.C176])"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date" office:date-value="2020-07-13" calcext:value-type="date">
            <text:p>07/13/20</text:p>
          </table:table-cell>
          <table:table-cell office:value-type="float" office:value="10" calcext:value-type="float">
            <text:p>10</text:p>
          </table:table-cell>
          <table:table-cell table:formula="of:=SUM([.C171:.C177])" office:value-type="float" office:value="59" calcext:value-type="float">
            <text:p>59</text:p>
          </table:table-cell>
          <table:table-cell table:formula="of:=[.D177]/7" office:value-type="float" office:value="8.42857142857143" calcext:value-type="float">
            <text:p>8.42857142857143</text:p>
          </table:table-cell>
          <table:table-cell table:formula="of:=[.C177]+[.F176]" office:value-type="float" office:value="672" calcext:value-type="float">
            <text:p>672</text:p>
          </table:table-cell>
          <table:table-cell table:formula="of:=SUM([.C146:.C177])"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date" office:date-value="2020-07-14" calcext:value-type="date">
            <text:p>07/14/20</text:p>
          </table:table-cell>
          <table:table-cell office:value-type="float" office:value="12" calcext:value-type="float">
            <text:p>12</text:p>
          </table:table-cell>
          <table:table-cell table:formula="of:=SUM([.C172:.C178])" office:value-type="float" office:value="69" calcext:value-type="float">
            <text:p>69</text:p>
          </table:table-cell>
          <table:table-cell table:formula="of:=[.D178]/7" office:value-type="float" office:value="9.85714285714286" calcext:value-type="float">
            <text:p>9.85714285714286</text:p>
          </table:table-cell>
          <table:table-cell table:formula="of:=[.C178]+[.F177]" office:value-type="float" office:value="684" calcext:value-type="float">
            <text:p>684</text:p>
          </table:table-cell>
          <table:table-cell table:formula="of:=SUM([.C147:.C178])" office:value-type="float" office:value="138" calcext:value-type="float">
            <text:p>138</text:p>
          </table:table-cell>
        </table:table-row>
        <table:table-row table:style-name="ro1">
          <table:table-cell/>
          <table:table-cell office:value-type="date" office:date-value="2020-07-15" calcext:value-type="date">
            <text:p>07/15/20</text:p>
          </table:table-cell>
          <table:table-cell office:value-type="float" office:value="3" calcext:value-type="float">
            <text:p>3</text:p>
          </table:table-cell>
          <table:table-cell table:formula="of:=SUM([.C173:.C179])" office:value-type="float" office:value="69" calcext:value-type="float">
            <text:p>69</text:p>
          </table:table-cell>
          <table:table-cell table:formula="of:=[.D179]/7" office:value-type="float" office:value="9.85714285714286" calcext:value-type="float">
            <text:p>9.85714285714286</text:p>
          </table:table-cell>
          <table:table-cell table:formula="of:=[.C179]+[.F178]" office:value-type="float" office:value="687" calcext:value-type="float">
            <text:p>687</text:p>
          </table:table-cell>
          <table:table-cell table:formula="of:=SUM([.C148:.C179])"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date" office:date-value="2020-07-16" calcext:value-type="date">
            <text:p>07/16/20</text:p>
          </table:table-cell>
          <table:table-cell office:value-type="float" office:value="4" calcext:value-type="float">
            <text:p>4</text:p>
          </table:table-cell>
          <table:table-cell table:formula="of:=SUM([.C174:.C180])" office:value-type="float" office:value="72" calcext:value-type="float">
            <text:p>72</text:p>
          </table:table-cell>
          <table:table-cell table:formula="of:=[.D180]/7" office:value-type="float" office:value="10.2857142857143" calcext:value-type="float">
            <text:p>10.2857142857143</text:p>
          </table:table-cell>
          <table:table-cell table:formula="of:=[.C180]+[.F179]" office:value-type="float" office:value="691" calcext:value-type="float">
            <text:p>691</text:p>
          </table:table-cell>
          <table:table-cell table:formula="of:=SUM([.C149:.C180])"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date" office:date-value="2020-07-17" calcext:value-type="date">
            <text:p>07/17/20</text:p>
          </table:table-cell>
          <table:table-cell office:value-type="float" office:value="3" calcext:value-type="float">
            <text:p>3</text:p>
          </table:table-cell>
          <table:table-cell table:formula="of:=SUM([.C175:.C181])" office:value-type="float" office:value="73" calcext:value-type="float">
            <text:p>73</text:p>
          </table:table-cell>
          <table:table-cell table:formula="of:=[.D181]/7" office:value-type="float" office:value="10.4285714285714" calcext:value-type="float">
            <text:p>10.4285714285714</text:p>
          </table:table-cell>
          <table:table-cell table:formula="of:=[.C181]+[.F180]" office:value-type="float" office:value="694" calcext:value-type="float">
            <text:p>694</text:p>
          </table:table-cell>
          <table:table-cell table:formula="of:=SUM([.C150:.C181])"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date" office:date-value="2020-07-18" calcext:value-type="date">
            <text:p>07/18/20</text:p>
          </table:table-cell>
          <table:table-cell office:value-type="float" office:value="0" calcext:value-type="float">
            <text:p>0</text:p>
          </table:table-cell>
          <table:table-cell table:formula="of:=SUM([.C176:.C182])" office:value-type="float" office:value="73" calcext:value-type="float">
            <text:p>73</text:p>
          </table:table-cell>
          <table:table-cell table:formula="of:=[.D182]/7" office:value-type="float" office:value="10.4285714285714" calcext:value-type="float">
            <text:p>10.4285714285714</text:p>
          </table:table-cell>
          <table:table-cell table:formula="of:=[.C182]+[.F181]" office:value-type="float" office:value="694" calcext:value-type="float">
            <text:p>694</text:p>
          </table:table-cell>
          <table:table-cell table:formula="of:=SUM([.C151:.C182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0-07-19" calcext:value-type="date">
            <text:p>07/19/20</text:p>
          </table:table-cell>
          <table:table-cell office:value-type="float" office:value="1" calcext:value-type="float">
            <text:p>1</text:p>
          </table:table-cell>
          <table:table-cell table:formula="of:=SUM([.C177:.C183])" office:value-type="float" office:value="33" calcext:value-type="float">
            <text:p>33</text:p>
          </table:table-cell>
          <table:table-cell table:formula="of:=[.D183]/7" office:value-type="float" office:value="4.71428571428571" calcext:value-type="float">
            <text:p>4.71428571428571</text:p>
          </table:table-cell>
          <table:table-cell table:formula="of:=[.C183]+[.F182]" office:value-type="float" office:value="695" calcext:value-type="float">
            <text:p>695</text:p>
          </table:table-cell>
          <table:table-cell table:formula="of:=SUM([.C152:.C183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0-07-20" calcext:value-type="date">
            <text:p>07/20/20</text:p>
          </table:table-cell>
          <table:table-cell office:value-type="float" office:value="1" calcext:value-type="float">
            <text:p>1</text:p>
          </table:table-cell>
          <table:table-cell table:formula="of:=SUM([.C178:.C184])" office:value-type="float" office:value="24" calcext:value-type="float">
            <text:p>24</text:p>
          </table:table-cell>
          <table:table-cell table:formula="of:=[.D184]/7" office:value-type="float" office:value="3.42857142857143" calcext:value-type="float">
            <text:p>3.42857142857143</text:p>
          </table:table-cell>
          <table:table-cell table:formula="of:=[.C184]+[.F183]" office:value-type="float" office:value="696" calcext:value-type="float">
            <text:p>696</text:p>
          </table:table-cell>
          <table:table-cell table:formula="of:=SUM([.C153:.C184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0-07-21" calcext:value-type="date">
            <text:p>07/21/20</text:p>
          </table:table-cell>
          <table:table-cell office:value-type="float" office:value="12" calcext:value-type="float">
            <text:p>12</text:p>
          </table:table-cell>
          <table:table-cell table:formula="of:=SUM([.C179:.C185])" office:value-type="float" office:value="24" calcext:value-type="float">
            <text:p>24</text:p>
          </table:table-cell>
          <table:table-cell table:formula="of:=[.D185]/7" office:value-type="float" office:value="3.42857142857143" calcext:value-type="float">
            <text:p>3.42857142857143</text:p>
          </table:table-cell>
          <table:table-cell table:formula="of:=[.C185]+[.F184]" office:value-type="float" office:value="708" calcext:value-type="float">
            <text:p>708</text:p>
          </table:table-cell>
          <table:table-cell table:formula="of:=SUM([.C154:.C185])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date" office:date-value="2020-07-22" calcext:value-type="date">
            <text:p>07/22/20</text:p>
          </table:table-cell>
          <table:table-cell office:value-type="float" office:value="37" calcext:value-type="float">
            <text:p>37</text:p>
          </table:table-cell>
          <table:table-cell table:formula="of:=SUM([.C180:.C186])" office:value-type="float" office:value="58" calcext:value-type="float">
            <text:p>58</text:p>
          </table:table-cell>
          <table:table-cell table:formula="of:=[.D186]/7" office:value-type="float" office:value="8.28571428571429" calcext:value-type="float">
            <text:p>8.28571428571429</text:p>
          </table:table-cell>
          <table:table-cell table:formula="of:=[.C186]+[.F185]" office:value-type="float" office:value="745" calcext:value-type="float">
            <text:p>745</text:p>
          </table:table-cell>
          <table:table-cell table:formula="of:=SUM([.C155:.C186])"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date" office:date-value="2020-07-23" calcext:value-type="date">
            <text:p>07/23/20</text:p>
          </table:table-cell>
          <table:table-cell office:value-type="float" office:value="7" calcext:value-type="float">
            <text:p>7</text:p>
          </table:table-cell>
          <table:table-cell table:formula="of:=SUM([.C181:.C187])" office:value-type="float" office:value="61" calcext:value-type="float">
            <text:p>61</text:p>
          </table:table-cell>
          <table:table-cell table:formula="of:=[.D187]/7" office:value-type="float" office:value="8.71428571428571" calcext:value-type="float">
            <text:p>8.71428571428571</text:p>
          </table:table-cell>
          <table:table-cell table:formula="of:=[.C187]+[.F186]" office:value-type="float" office:value="752" calcext:value-type="float">
            <text:p>752</text:p>
          </table:table-cell>
          <table:table-cell table:formula="of:=SUM([.C156:.C187])"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date" office:date-value="2020-07-24" calcext:value-type="date">
            <text:p>07/24/20</text:p>
          </table:table-cell>
          <table:table-cell office:value-type="float" office:value="4" calcext:value-type="float">
            <text:p>4</text:p>
          </table:table-cell>
          <table:table-cell table:formula="of:=SUM([.C182:.C188])" office:value-type="float" office:value="62" calcext:value-type="float">
            <text:p>62</text:p>
          </table:table-cell>
          <table:table-cell table:formula="of:=[.D188]/7" office:value-type="float" office:value="8.85714285714286" calcext:value-type="float">
            <text:p>8.85714285714286</text:p>
          </table:table-cell>
          <table:table-cell table:formula="of:=[.C188]+[.F187]" office:value-type="float" office:value="756" calcext:value-type="float">
            <text:p>756</text:p>
          </table:table-cell>
          <table:table-cell table:formula="of:=SUM([.C157:.C188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0-07-25" calcext:value-type="date">
            <text:p>07/25/20</text:p>
          </table:table-cell>
          <table:table-cell office:value-type="float" office:value="1" calcext:value-type="float">
            <text:p>1</text:p>
          </table:table-cell>
          <table:table-cell table:formula="of:=SUM([.C183:.C189])" office:value-type="float" office:value="63" calcext:value-type="float">
            <text:p>63</text:p>
          </table:table-cell>
          <table:table-cell table:formula="of:=[.D189]/7" office:value-type="float" office:value="9" calcext:value-type="float">
            <text:p>9</text:p>
          </table:table-cell>
          <table:table-cell table:formula="of:=[.C189]+[.F188]" office:value-type="float" office:value="757" calcext:value-type="float">
            <text:p>757</text:p>
          </table:table-cell>
          <table:table-cell table:formula="of:=SUM([.C158:.C189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0-07-26" calcext:value-type="date">
            <text:p>07/26/20</text:p>
          </table:table-cell>
          <table:table-cell office:value-type="float" office:value="6" calcext:value-type="float">
            <text:p>6</text:p>
          </table:table-cell>
          <table:table-cell table:formula="of:=SUM([.C184:.C190])" office:value-type="float" office:value="68" calcext:value-type="float">
            <text:p>68</text:p>
          </table:table-cell>
          <table:table-cell table:formula="of:=[.D190]/7" office:value-type="float" office:value="9.71428571428571" calcext:value-type="float">
            <text:p>9.71428571428571</text:p>
          </table:table-cell>
          <table:table-cell table:formula="of:=[.C190]+[.F189]" office:value-type="float" office:value="763" calcext:value-type="float">
            <text:p>763</text:p>
          </table:table-cell>
          <table:table-cell table:formula="of:=SUM([.C159:.C190])" office:value-type="float" office:value="167" calcext:value-type="float">
            <text:p>167</text:p>
          </table:table-cell>
        </table:table-row>
        <table:table-row table:style-name="ro1">
          <table:table-cell/>
          <table:table-cell office:value-type="date" office:date-value="2020-07-27" calcext:value-type="date">
            <text:p>07/27/20</text:p>
          </table:table-cell>
          <table:table-cell office:value-type="float" office:value="0" calcext:value-type="float">
            <text:p>0</text:p>
          </table:table-cell>
          <table:table-cell table:formula="of:=SUM([.C185:.C191])" office:value-type="float" office:value="67" calcext:value-type="float">
            <text:p>67</text:p>
          </table:table-cell>
          <table:table-cell table:formula="of:=[.D191]/7" office:value-type="float" office:value="9.57142857142857" calcext:value-type="float">
            <text:p>9.57142857142857</text:p>
          </table:table-cell>
          <table:table-cell table:formula="of:=[.C191]+[.F190]" office:value-type="float" office:value="763" calcext:value-type="float">
            <text:p>763</text:p>
          </table:table-cell>
          <table:table-cell table:formula="of:=SUM([.C160:.C191])"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date" office:date-value="2020-07-28" calcext:value-type="date">
            <text:p>07/28/20</text:p>
          </table:table-cell>
          <table:table-cell office:value-type="float" office:value="0" calcext:value-type="float">
            <text:p>0</text:p>
          </table:table-cell>
          <table:table-cell table:formula="of:=SUM([.C186:.C192])" office:value-type="float" office:value="55" calcext:value-type="float">
            <text:p>55</text:p>
          </table:table-cell>
          <table:table-cell table:formula="of:=[.D192]/7" office:value-type="float" office:value="7.85714285714286" calcext:value-type="float">
            <text:p>7.85714285714286</text:p>
          </table:table-cell>
          <table:table-cell table:formula="of:=[.C192]+[.F191]" office:value-type="float" office:value="763" calcext:value-type="float">
            <text:p>763</text:p>
          </table:table-cell>
          <table:table-cell table:formula="of:=SUM([.C161:.C192])"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date" office:date-value="2020-07-29" calcext:value-type="date">
            <text:p>07/29/20</text:p>
          </table:table-cell>
          <table:table-cell office:value-type="float" office:value="1" calcext:value-type="float">
            <text:p>1</text:p>
          </table:table-cell>
          <table:table-cell table:formula="of:=SUM([.C187:.C193])" office:value-type="float" office:value="19" calcext:value-type="float">
            <text:p>19</text:p>
          </table:table-cell>
          <table:table-cell table:formula="of:=[.D193]/7" office:value-type="float" office:value="2.71428571428571" calcext:value-type="float">
            <text:p>2.71428571428571</text:p>
          </table:table-cell>
          <table:table-cell table:formula="of:=[.C193]+[.F192]" office:value-type="float" office:value="764" calcext:value-type="float">
            <text:p>764</text:p>
          </table:table-cell>
          <table:table-cell table:formula="of:=SUM([.C162:.C193])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date" office:date-value="2020-07-30" calcext:value-type="date">
            <text:p>07/30/20</text:p>
          </table:table-cell>
          <table:table-cell office:value-type="float" office:value="2" calcext:value-type="float">
            <text:p>2</text:p>
          </table:table-cell>
          <table:table-cell table:formula="of:=SUM([.C188:.C194])" office:value-type="float" office:value="14" calcext:value-type="float">
            <text:p>14</text:p>
          </table:table-cell>
          <table:table-cell table:formula="of:=[.D194]/7" office:value-type="float" office:value="2" calcext:value-type="float">
            <text:p>2</text:p>
          </table:table-cell>
          <table:table-cell table:formula="of:=[.C194]+[.F193]" office:value-type="float" office:value="766" calcext:value-type="float">
            <text:p>766</text:p>
          </table:table-cell>
          <table:table-cell table:formula="of:=SUM([.C163:.C194])"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date" office:date-value="2020-07-31" calcext:value-type="date">
            <text:p>07/31/20</text:p>
          </table:table-cell>
          <table:table-cell office:value-type="float" office:value="3" calcext:value-type="float">
            <text:p>3</text:p>
          </table:table-cell>
          <table:table-cell table:formula="of:=SUM([.C189:.C195])" office:value-type="float" office:value="13" calcext:value-type="float">
            <text:p>13</text:p>
          </table:table-cell>
          <table:table-cell table:formula="of:=[.D195]/7" office:value-type="float" office:value="1.85714285714286" calcext:value-type="float">
            <text:p>1.85714285714286</text:p>
          </table:table-cell>
          <table:table-cell table:formula="of:=[.C195]+[.F194]" office:value-type="float" office:value="769" calcext:value-type="float">
            <text:p>769</text:p>
          </table:table-cell>
          <table:table-cell table:formula="of:=SUM([.C164:.C195])" office:value-type="float" office:value="164" calcext:value-type="float">
            <text:p>164</text:p>
          </table:table-cell>
        </table:table-row>
        <table:table-row table:style-name="ro1">
          <table:table-cell/>
          <table:table-cell office:value-type="date" office:date-value="2020-08-01" calcext:value-type="date">
            <text:p>08/01/20</text:p>
          </table:table-cell>
          <table:table-cell office:value-type="float" office:value="2" calcext:value-type="float">
            <text:p>2</text:p>
          </table:table-cell>
          <table:table-cell table:formula="of:=SUM([.C190:.C196])" office:value-type="float" office:value="14" calcext:value-type="float">
            <text:p>14</text:p>
          </table:table-cell>
          <table:table-cell table:formula="of:=[.D196]/7" office:value-type="float" office:value="2" calcext:value-type="float">
            <text:p>2</text:p>
          </table:table-cell>
          <table:table-cell table:formula="of:=[.C196]+[.F195]" office:value-type="float" office:value="771" calcext:value-type="float">
            <text:p>771</text:p>
          </table:table-cell>
          <table:table-cell table:formula="of:=SUM([.C165:.C196])" office:value-type="float" office:value="164" calcext:value-type="float">
            <text:p>164</text:p>
          </table:table-cell>
        </table:table-row>
        <table:table-row table:style-name="ro1">
          <table:table-cell/>
          <table:table-cell office:value-type="date" office:date-value="2020-08-02" calcext:value-type="date">
            <text:p>08/02/20</text:p>
          </table:table-cell>
          <table:table-cell office:value-type="float" office:value="2" calcext:value-type="float">
            <text:p>2</text:p>
          </table:table-cell>
          <table:table-cell table:formula="of:=SUM([.C191:.C197])" office:value-type="float" office:value="10" calcext:value-type="float">
            <text:p>10</text:p>
          </table:table-cell>
          <table:table-cell table:formula="of:=[.D197]/7" office:value-type="float" office:value="1.42857142857143" calcext:value-type="float">
            <text:p>1.42857142857143</text:p>
          </table:table-cell>
          <table:table-cell table:formula="of:=[.C197]+[.F196]" office:value-type="float" office:value="773" calcext:value-type="float">
            <text:p>773</text:p>
          </table:table-cell>
          <table:table-cell table:formula="of:=SUM([.C166:.C197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0-08-03" calcext:value-type="date">
            <text:p>08/03/20</text:p>
          </table:table-cell>
          <table:table-cell office:value-type="float" office:value="0" calcext:value-type="float">
            <text:p>0</text:p>
          </table:table-cell>
          <table:table-cell table:formula="of:=SUM([.C192:.C198])" office:value-type="float" office:value="10" calcext:value-type="float">
            <text:p>10</text:p>
          </table:table-cell>
          <table:table-cell table:formula="of:=[.D198]/7" office:value-type="float" office:value="1.42857142857143" calcext:value-type="float">
            <text:p>1.42857142857143</text:p>
          </table:table-cell>
          <table:table-cell table:formula="of:=[.C198]+[.F197]" office:value-type="float" office:value="773" calcext:value-type="float">
            <text:p>773</text:p>
          </table:table-cell>
          <table:table-cell table:formula="of:=SUM([.C167:.C198])" office:value-type="float" office:value="164" calcext:value-type="float">
            <text:p>164</text:p>
          </table:table-cell>
        </table:table-row>
        <table:table-row table:style-name="ro1">
          <table:table-cell/>
          <table:table-cell office:value-type="date" office:date-value="2020-08-04" calcext:value-type="date">
            <text:p>08/04/20</text:p>
          </table:table-cell>
          <table:table-cell office:value-type="float" office:value="1" calcext:value-type="float">
            <text:p>1</text:p>
          </table:table-cell>
          <table:table-cell table:formula="of:=SUM([.C193:.C199])" office:value-type="float" office:value="11" calcext:value-type="float">
            <text:p>11</text:p>
          </table:table-cell>
          <table:table-cell table:formula="of:=[.D199]/7" office:value-type="float" office:value="1.57142857142857" calcext:value-type="float">
            <text:p>1.57142857142857</text:p>
          </table:table-cell>
          <table:table-cell table:formula="of:=[.C199]+[.F198]" office:value-type="float" office:value="774" calcext:value-type="float">
            <text:p>774</text:p>
          </table:table-cell>
          <table:table-cell table:formula="of:=SUM([.C168:.C199])" office:value-type="float" office:value="164" calcext:value-type="float">
            <text:p>164</text:p>
          </table:table-cell>
        </table:table-row>
        <table:table-row table:style-name="ro1">
          <table:table-cell/>
          <table:table-cell office:value-type="date" office:date-value="2020-08-05" calcext:value-type="date">
            <text:p>08/05/20</text:p>
          </table:table-cell>
          <table:table-cell office:value-type="float" office:value="1" calcext:value-type="float">
            <text:p>1</text:p>
          </table:table-cell>
          <table:table-cell table:formula="of:=SUM([.C194:.C200])" office:value-type="float" office:value="11" calcext:value-type="float">
            <text:p>11</text:p>
          </table:table-cell>
          <table:table-cell table:formula="of:=[.D200]/7" office:value-type="float" office:value="1.57142857142857" calcext:value-type="float">
            <text:p>1.57142857142857</text:p>
          </table:table-cell>
          <table:table-cell table:formula="of:=[.C200]+[.F199]" office:value-type="float" office:value="775" calcext:value-type="float">
            <text:p>775</text:p>
          </table:table-cell>
          <table:table-cell table:formula="of:=SUM([.C169:.C200])"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date" office:date-value="2020-08-06" calcext:value-type="date">
            <text:p>08/06/20</text:p>
          </table:table-cell>
          <table:table-cell office:value-type="float" office:value="4" calcext:value-type="float">
            <text:p>4</text:p>
          </table:table-cell>
          <table:table-cell table:formula="of:=SUM([.C195:.C201])" office:value-type="float" office:value="13" calcext:value-type="float">
            <text:p>13</text:p>
          </table:table-cell>
          <table:table-cell table:formula="of:=[.D201]/7" office:value-type="float" office:value="1.85714285714286" calcext:value-type="float">
            <text:p>1.85714285714286</text:p>
          </table:table-cell>
          <table:table-cell table:formula="of:=[.C201]+[.F200]" office:value-type="float" office:value="779" calcext:value-type="float">
            <text:p>779</text:p>
          </table:table-cell>
          <table:table-cell table:formula="of:=SUM([.C170:.C201])" office:value-type="float" office:value="167" calcext:value-type="float">
            <text:p>167</text:p>
          </table:table-cell>
        </table:table-row>
        <table:table-row table:style-name="ro1">
          <table:table-cell/>
          <table:table-cell office:value-type="date" office:date-value="2020-08-07" calcext:value-type="date">
            <text:p>08/07/20</text:p>
          </table:table-cell>
          <table:table-cell office:value-type="float" office:value="2" calcext:value-type="float">
            <text:p>2</text:p>
          </table:table-cell>
          <table:table-cell table:formula="of:=SUM([.C196:.C202])" office:value-type="float" office:value="12" calcext:value-type="float">
            <text:p>12</text:p>
          </table:table-cell>
          <table:table-cell table:formula="of:=[.D202]/7" office:value-type="float" office:value="1.71428571428571" calcext:value-type="float">
            <text:p>1.71428571428571</text:p>
          </table:table-cell>
          <table:table-cell table:formula="of:=[.C202]+[.F201]" office:value-type="float" office:value="781" calcext:value-type="float">
            <text:p>781</text:p>
          </table:table-cell>
          <table:table-cell table:formula="of:=SUM([.C171:.C202])"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date" office:date-value="2020-08-08" calcext:value-type="date">
            <text:p>08/08/20</text:p>
          </table:table-cell>
          <table:table-cell office:value-type="float" office:value="0" calcext:value-type="float">
            <text:p>0</text:p>
          </table:table-cell>
          <table:table-cell table:formula="of:=SUM([.C197:.C203])" office:value-type="float" office:value="10" calcext:value-type="float">
            <text:p>10</text:p>
          </table:table-cell>
          <table:table-cell table:formula="of:=[.D203]/7" office:value-type="float" office:value="1.42857142857143" calcext:value-type="float">
            <text:p>1.42857142857143</text:p>
          </table:table-cell>
          <table:table-cell table:formula="of:=[.C203]+[.F202]" office:value-type="float" office:value="781" calcext:value-type="float">
            <text:p>781</text:p>
          </table:table-cell>
          <table:table-cell table:formula="of:=SUM([.C172:.C203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0-08-09" calcext:value-type="date">
            <text:p>08/09/20</text:p>
          </table:table-cell>
          <table:table-cell office:value-type="float" office:value="2" calcext:value-type="float">
            <text:p>2</text:p>
          </table:table-cell>
          <table:table-cell table:formula="of:=SUM([.C198:.C204])" office:value-type="float" office:value="10" calcext:value-type="float">
            <text:p>10</text:p>
          </table:table-cell>
          <table:table-cell table:formula="of:=[.D204]/7" office:value-type="float" office:value="1.42857142857143" calcext:value-type="float">
            <text:p>1.42857142857143</text:p>
          </table:table-cell>
          <table:table-cell table:formula="of:=[.C204]+[.F203]" office:value-type="float" office:value="783" calcext:value-type="float">
            <text:p>783</text:p>
          </table:table-cell>
          <table:table-cell table:formula="of:=SUM([.C173:.C204])" office:value-type="float" office:value="165" calcext:value-type="float">
            <text:p>165</text:p>
          </table:table-cell>
        </table:table-row>
        <table:table-row table:style-name="ro1">
          <table:table-cell/>
          <table:table-cell office:value-type="date" office:date-value="2020-08-10" calcext:value-type="date">
            <text:p>08/10/20</text:p>
          </table:table-cell>
          <table:table-cell office:value-type="float" office:value="2" calcext:value-type="float">
            <text:p>2</text:p>
          </table:table-cell>
          <table:table-cell table:formula="of:=SUM([.C199:.C205])" office:value-type="float" office:value="12" calcext:value-type="float">
            <text:p>12</text:p>
          </table:table-cell>
          <table:table-cell table:formula="of:=[.D205]/7" office:value-type="float" office:value="1.71428571428571" calcext:value-type="float">
            <text:p>1.71428571428571</text:p>
          </table:table-cell>
          <table:table-cell table:formula="of:=[.C205]+[.F204]" office:value-type="float" office:value="785" calcext:value-type="float">
            <text:p>785</text:p>
          </table:table-cell>
          <table:table-cell table:formula="of:=SUM([.C174:.C205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0-08-11" calcext:value-type="date">
            <text:p>08/11/20</text:p>
          </table:table-cell>
          <table:table-cell office:value-type="float" office:value="2" calcext:value-type="float">
            <text:p>2</text:p>
          </table:table-cell>
          <table:table-cell table:formula="of:=SUM([.C200:.C206])" office:value-type="float" office:value="13" calcext:value-type="float">
            <text:p>13</text:p>
          </table:table-cell>
          <table:table-cell table:formula="of:=[.D206]/7" office:value-type="float" office:value="1.85714285714286" calcext:value-type="float">
            <text:p>1.85714285714286</text:p>
          </table:table-cell>
          <table:table-cell table:formula="of:=[.C206]+[.F205]" office:value-type="float" office:value="787" calcext:value-type="float">
            <text:p>787</text:p>
          </table:table-cell>
          <table:table-cell table:formula="of:=SUM([.C175:.C206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0-08-12" calcext:value-type="date">
            <text:p>08/12/20</text:p>
          </table:table-cell>
          <table:table-cell office:value-type="float" office:value="2" calcext:value-type="float">
            <text:p>2</text:p>
          </table:table-cell>
          <table:table-cell table:formula="of:=SUM([.C201:.C207])" office:value-type="float" office:value="14" calcext:value-type="float">
            <text:p>14</text:p>
          </table:table-cell>
          <table:table-cell table:formula="of:=[.D207]/7" office:value-type="float" office:value="2" calcext:value-type="float">
            <text:p>2</text:p>
          </table:table-cell>
          <table:table-cell table:formula="of:=[.C207]+[.F206]" office:value-type="float" office:value="789" calcext:value-type="float">
            <text:p>789</text:p>
          </table:table-cell>
          <table:table-cell table:formula="of:=SUM([.C176:.C207])"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date" office:date-value="2020-08-13" calcext:value-type="date">
            <text:p>08/13/20</text:p>
          </table:table-cell>
          <table:table-cell office:value-type="float" office:value="1" calcext:value-type="float">
            <text:p>1</text:p>
          </table:table-cell>
          <table:table-cell table:formula="of:=SUM([.C202:.C208])" office:value-type="float" office:value="11" calcext:value-type="float">
            <text:p>11</text:p>
          </table:table-cell>
          <table:table-cell table:formula="of:=[.D208]/7" office:value-type="float" office:value="1.57142857142857" calcext:value-type="float">
            <text:p>1.57142857142857</text:p>
          </table:table-cell>
          <table:table-cell table:formula="of:=[.C208]+[.F207]" office:value-type="float" office:value="790" calcext:value-type="float">
            <text:p>790</text:p>
          </table:table-cell>
          <table:table-cell table:formula="of:=SUM([.C177:.C208])"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date" office:date-value="2020-08-14" calcext:value-type="date">
            <text:p>08/14/20</text:p>
          </table:table-cell>
          <table:table-cell office:value-type="float" office:value="2" calcext:value-type="float">
            <text:p>2</text:p>
          </table:table-cell>
          <table:table-cell table:formula="of:=SUM([.C203:.C209])" office:value-type="float" office:value="11" calcext:value-type="float">
            <text:p>11</text:p>
          </table:table-cell>
          <table:table-cell table:formula="of:=[.D209]/7" office:value-type="float" office:value="1.57142857142857" calcext:value-type="float">
            <text:p>1.57142857142857</text:p>
          </table:table-cell>
          <table:table-cell table:formula="of:=[.C209]+[.F208]" office:value-type="float" office:value="792" calcext:value-type="float">
            <text:p>792</text:p>
          </table:table-cell>
          <table:table-cell table:formula="of:=SUM([.C178:.C209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date" office:date-value="2020-08-15" calcext:value-type="date">
            <text:p>08/15/20</text:p>
          </table:table-cell>
          <table:table-cell office:value-type="float" office:value="0" calcext:value-type="float">
            <text:p>0</text:p>
          </table:table-cell>
          <table:table-cell table:formula="of:=SUM([.C204:.C210])" office:value-type="float" office:value="11" calcext:value-type="float">
            <text:p>11</text:p>
          </table:table-cell>
          <table:table-cell table:formula="of:=[.D210]/7" office:value-type="float" office:value="1.57142857142857" calcext:value-type="float">
            <text:p>1.57142857142857</text:p>
          </table:table-cell>
          <table:table-cell table:formula="of:=[.C210]+[.F209]" office:value-type="float" office:value="792" calcext:value-type="float">
            <text:p>792</text:p>
          </table:table-cell>
          <table:table-cell table:formula="of:=SUM([.C179:.C210])"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date" office:date-value="2020-08-16" calcext:value-type="date">
            <text:p>08/16/20</text:p>
          </table:table-cell>
          <table:table-cell office:value-type="float" office:value="0" calcext:value-type="float">
            <text:p>0</text:p>
          </table:table-cell>
          <table:table-cell table:formula="of:=SUM([.C205:.C211])" office:value-type="float" office:value="9" calcext:value-type="float">
            <text:p>9</text:p>
          </table:table-cell>
          <table:table-cell table:formula="of:=[.D211]/7" office:value-type="float" office:value="1.28571428571429" calcext:value-type="float">
            <text:p>1.28571428571429</text:p>
          </table:table-cell>
          <table:table-cell table:formula="of:=[.C211]+[.F210]" office:value-type="float" office:value="792" calcext:value-type="float">
            <text:p>792</text:p>
          </table:table-cell>
          <table:table-cell table:formula="of:=SUM([.C180:.C211])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date" office:date-value="2020-08-17" calcext:value-type="date">
            <text:p>08/17/20</text:p>
          </table:table-cell>
          <table:table-cell office:value-type="float" office:value="1" calcext:value-type="float">
            <text:p>1</text:p>
          </table:table-cell>
          <table:table-cell table:formula="of:=SUM([.C206:.C212])" office:value-type="float" office:value="8" calcext:value-type="float">
            <text:p>8</text:p>
          </table:table-cell>
          <table:table-cell table:formula="of:=[.D212]/7" office:value-type="float" office:value="1.14285714285714" calcext:value-type="float">
            <text:p>1.14285714285714</text:p>
          </table:table-cell>
          <table:table-cell table:formula="of:=[.C212]+[.F211]" office:value-type="float" office:value="793" calcext:value-type="float">
            <text:p>793</text:p>
          </table:table-cell>
          <table:table-cell table:formula="of:=SUM([.C181:.C212])"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date" office:date-value="2020-08-18" calcext:value-type="date">
            <text:p>08/18/20</text:p>
          </table:table-cell>
          <table:table-cell office:value-type="float" office:value="0" calcext:value-type="float">
            <text:p>0</text:p>
          </table:table-cell>
          <table:table-cell table:formula="of:=SUM([.C207:.C213])" office:value-type="float" office:value="6" calcext:value-type="float">
            <text:p>6</text:p>
          </table:table-cell>
          <table:table-cell table:formula="of:=[.D213]/7" office:value-type="float" office:value="0.857142857142857" calcext:value-type="float">
            <text:p>0.857142857142857</text:p>
          </table:table-cell>
          <table:table-cell table:formula="of:=[.C213]+[.F212]" office:value-type="float" office:value="793" calcext:value-type="float">
            <text:p>793</text:p>
          </table:table-cell>
          <table:table-cell table:formula="of:=SUM([.C182:.C213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0-08-19" calcext:value-type="date">
            <text:p>08/19/20</text:p>
          </table:table-cell>
          <table:table-cell office:value-type="float" office:value="3" calcext:value-type="float">
            <text:p>3</text:p>
          </table:table-cell>
          <table:table-cell table:formula="of:=SUM([.C208:.C214])" office:value-type="float" office:value="7" calcext:value-type="float">
            <text:p>7</text:p>
          </table:table-cell>
          <table:table-cell table:formula="of:=[.D214]/7" office:value-type="float" office:value="1" calcext:value-type="float">
            <text:p>1</text:p>
          </table:table-cell>
          <table:table-cell table:formula="of:=[.C214]+[.F213]" office:value-type="float" office:value="796" calcext:value-type="float">
            <text:p>796</text:p>
          </table:table-cell>
          <table:table-cell table:formula="of:=SUM([.C183:.C214])"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date" office:date-value="2020-08-20" calcext:value-type="date">
            <text:p>08/20/20</text:p>
          </table:table-cell>
          <table:table-cell office:value-type="float" office:value="2" calcext:value-type="float">
            <text:p>2</text:p>
          </table:table-cell>
          <table:table-cell table:formula="of:=SUM([.C209:.C215])" office:value-type="float" office:value="8" calcext:value-type="float">
            <text:p>8</text:p>
          </table:table-cell>
          <table:table-cell table:formula="of:=[.D215]/7" office:value-type="float" office:value="1.14285714285714" calcext:value-type="float">
            <text:p>1.14285714285714</text:p>
          </table:table-cell>
          <table:table-cell table:formula="of:=[.C215]+[.F214]" office:value-type="float" office:value="798" calcext:value-type="float">
            <text:p>798</text:p>
          </table:table-cell>
          <table:table-cell table:formula="of:=SUM([.C184:.C215])"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date" office:date-value="2020-08-21" calcext:value-type="date">
            <text:p>08/21/20</text:p>
          </table:table-cell>
          <table:table-cell office:value-type="float" office:value="2" calcext:value-type="float">
            <text:p>2</text:p>
          </table:table-cell>
          <table:table-cell table:formula="of:=SUM([.C210:.C216])" office:value-type="float" office:value="8" calcext:value-type="float">
            <text:p>8</text:p>
          </table:table-cell>
          <table:table-cell table:formula="of:=[.D216]/7" office:value-type="float" office:value="1.14285714285714" calcext:value-type="float">
            <text:p>1.14285714285714</text:p>
          </table:table-cell>
          <table:table-cell table:formula="of:=[.C216]+[.F215]" office:value-type="float" office:value="800" calcext:value-type="float">
            <text:p>800</text:p>
          </table:table-cell>
          <table:table-cell table:formula="of:=SUM([.C185:.C216])"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date" office:date-value="2020-08-22" calcext:value-type="date">
            <text:p>08/22/20</text:p>
          </table:table-cell>
          <table:table-cell office:value-type="float" office:value="0" calcext:value-type="float">
            <text:p>0</text:p>
          </table:table-cell>
          <table:table-cell table:formula="of:=SUM([.C211:.C217])" office:value-type="float" office:value="8" calcext:value-type="float">
            <text:p>8</text:p>
          </table:table-cell>
          <table:table-cell table:formula="of:=[.D217]/7" office:value-type="float" office:value="1.14285714285714" calcext:value-type="float">
            <text:p>1.14285714285714</text:p>
          </table:table-cell>
          <table:table-cell table:formula="of:=[.C217]+[.F216]" office:value-type="float" office:value="800" calcext:value-type="float">
            <text:p>800</text:p>
          </table:table-cell>
          <table:table-cell table:formula="of:=SUM([.C186:.C217])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date" office:date-value="2020-08-23" calcext:value-type="date">
            <text:p>08/23/20</text:p>
          </table:table-cell>
          <table:table-cell office:value-type="float" office:value="0" calcext:value-type="float">
            <text:p>0</text:p>
          </table:table-cell>
          <table:table-cell table:formula="of:=SUM([.C212:.C218])" office:value-type="float" office:value="8" calcext:value-type="float">
            <text:p>8</text:p>
          </table:table-cell>
          <table:table-cell table:formula="of:=[.D218]/7" office:value-type="float" office:value="1.14285714285714" calcext:value-type="float">
            <text:p>1.14285714285714</text:p>
          </table:table-cell>
          <table:table-cell table:formula="of:=[.C218]+[.F217]" office:value-type="float" office:value="800" calcext:value-type="float">
            <text:p>800</text:p>
          </table:table-cell>
          <table:table-cell table:formula="of:=SUM([.C187:.C218]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date" office:date-value="2020-08-24" calcext:value-type="date">
            <text:p>08/24/20</text:p>
          </table:table-cell>
          <table:table-cell office:value-type="float" office:value="3" calcext:value-type="float">
            <text:p>3</text:p>
          </table:table-cell>
          <table:table-cell table:formula="of:=SUM([.C213:.C219])" office:value-type="float" office:value="10" calcext:value-type="float">
            <text:p>10</text:p>
          </table:table-cell>
          <table:table-cell table:formula="of:=[.D219]/7" office:value-type="float" office:value="1.42857142857143" calcext:value-type="float">
            <text:p>1.42857142857143</text:p>
          </table:table-cell>
          <table:table-cell table:formula="of:=[.C219]+[.F218]" office:value-type="float" office:value="803" calcext:value-type="float">
            <text:p>803</text:p>
          </table:table-cell>
          <table:table-cell table:formula="of:=SUM([.C188:.C219])"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date" office:date-value="2020-08-25" calcext:value-type="date">
            <text:p>08/25/20</text:p>
          </table:table-cell>
          <table:table-cell office:value-type="float" office:value="6" calcext:value-type="float">
            <text:p>6</text:p>
          </table:table-cell>
          <table:table-cell table:formula="of:=SUM([.C214:.C220])" office:value-type="float" office:value="16" calcext:value-type="float">
            <text:p>16</text:p>
          </table:table-cell>
          <table:table-cell table:formula="of:=[.D220]/7" office:value-type="float" office:value="2.28571428571429" calcext:value-type="float">
            <text:p>2.28571428571429</text:p>
          </table:table-cell>
          <table:table-cell table:formula="of:=[.C220]+[.F219]" office:value-type="float" office:value="809" calcext:value-type="float">
            <text:p>809</text:p>
          </table:table-cell>
          <table:table-cell table:formula="of:=SUM([.C189:.C220])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date" office:date-value="2020-08-26" calcext:value-type="date">
            <text:p>08/26/20</text:p>
          </table:table-cell>
          <table:table-cell office:value-type="float" office:value="1" calcext:value-type="float">
            <text:p>1</text:p>
          </table:table-cell>
          <table:table-cell table:formula="of:=SUM([.C215:.C221])" office:value-type="float" office:value="14" calcext:value-type="float">
            <text:p>14</text:p>
          </table:table-cell>
          <table:table-cell table:formula="of:=[.D221]/7" office:value-type="float" office:value="2" calcext:value-type="float">
            <text:p>2</text:p>
          </table:table-cell>
          <table:table-cell table:formula="of:=[.C221]+[.F220]" office:value-type="float" office:value="810" calcext:value-type="float">
            <text:p>810</text:p>
          </table:table-cell>
          <table:table-cell table:formula="of:=SUM([.C190:.C221])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date" office:date-value="2020-08-27" calcext:value-type="date">
            <text:p>08/27/20</text:p>
          </table:table-cell>
          <table:table-cell office:value-type="float" office:value="0" calcext:value-type="float">
            <text:p>0</text:p>
          </table:table-cell>
          <table:table-cell table:formula="of:=SUM([.C216:.C222])" office:value-type="float" office:value="12" calcext:value-type="float">
            <text:p>12</text:p>
          </table:table-cell>
          <table:table-cell table:formula="of:=[.D222]/7" office:value-type="float" office:value="1.71428571428571" calcext:value-type="float">
            <text:p>1.71428571428571</text:p>
          </table:table-cell>
          <table:table-cell table:formula="of:=[.C222]+[.F221]" office:value-type="float" office:value="810" calcext:value-type="float">
            <text:p>810</text:p>
          </table:table-cell>
          <table:table-cell table:formula="of:=SUM([.C191:.C222])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date" office:date-value="2020-08-28" calcext:value-type="date">
            <text:p>08/28/20</text:p>
          </table:table-cell>
          <table:table-cell office:value-type="float" office:value="1" calcext:value-type="float">
            <text:p>1</text:p>
          </table:table-cell>
          <table:table-cell table:formula="of:=SUM([.C217:.C223])" office:value-type="float" office:value="11" calcext:value-type="float">
            <text:p>11</text:p>
          </table:table-cell>
          <table:table-cell table:formula="of:=[.D223]/7" office:value-type="float" office:value="1.57142857142857" calcext:value-type="float">
            <text:p>1.57142857142857</text:p>
          </table:table-cell>
          <table:table-cell table:formula="of:=[.C223]+[.F222]" office:value-type="float" office:value="811" calcext:value-type="float">
            <text:p>811</text:p>
          </table:table-cell>
          <table:table-cell table:formula="of:=SUM([.C192:.C223])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date" office:date-value="2020-08-29" calcext:value-type="date">
            <text:p>08/29/20</text:p>
          </table:table-cell>
          <table:table-cell office:value-type="float" office:value="2" calcext:value-type="float">
            <text:p>2</text:p>
          </table:table-cell>
          <table:table-cell table:formula="of:=SUM([.C218:.C224])" office:value-type="float" office:value="13" calcext:value-type="float">
            <text:p>13</text:p>
          </table:table-cell>
          <table:table-cell table:formula="of:=[.D224]/7" office:value-type="float" office:value="1.85714285714286" calcext:value-type="float">
            <text:p>1.85714285714286</text:p>
          </table:table-cell>
          <table:table-cell table:formula="of:=[.C224]+[.F223]" office:value-type="float" office:value="813" calcext:value-type="float">
            <text:p>813</text:p>
          </table:table-cell>
          <table:table-cell table:formula="of:=SUM([.C193:.C224]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date" office:date-value="2020-08-30" calcext:value-type="date">
            <text:p>08/30/20</text:p>
          </table:table-cell>
          <table:table-cell office:value-type="float" office:value="1" calcext:value-type="float">
            <text:p>1</text:p>
          </table:table-cell>
          <table:table-cell table:formula="of:=SUM([.C219:.C225])" office:value-type="float" office:value="14" calcext:value-type="float">
            <text:p>14</text:p>
          </table:table-cell>
          <table:table-cell table:formula="of:=[.D225]/7" office:value-type="float" office:value="2" calcext:value-type="float">
            <text:p>2</text:p>
          </table:table-cell>
          <table:table-cell table:formula="of:=[.C225]+[.F224]" office:value-type="float" office:value="814" calcext:value-type="float">
            <text:p>814</text:p>
          </table:table-cell>
          <table:table-cell table:formula="of:=SUM([.C194:.C225]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date" office:date-value="2020-08-31" calcext:value-type="date">
            <text:p>08/31/20</text:p>
          </table:table-cell>
          <table:table-cell office:value-type="float" office:value="1" calcext:value-type="float">
            <text:p>1</text:p>
          </table:table-cell>
          <table:table-cell table:formula="of:=SUM([.C220:.C226])" office:value-type="float" office:value="12" calcext:value-type="float">
            <text:p>12</text:p>
          </table:table-cell>
          <table:table-cell table:formula="of:=[.D226]/7" office:value-type="float" office:value="1.71428571428571" calcext:value-type="float">
            <text:p>1.71428571428571</text:p>
          </table:table-cell>
          <table:table-cell table:formula="of:=[.C226]+[.F225]" office:value-type="float" office:value="815" calcext:value-type="float">
            <text:p>815</text:p>
          </table:table-cell>
          <table:table-cell table:formula="of:=SUM([.C195:.C226])"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date" office:date-value="2020-09-01" calcext:value-type="date">
            <text:p>09/01/20</text:p>
          </table:table-cell>
          <table:table-cell office:value-type="float" office:value="3" calcext:value-type="float">
            <text:p>3</text:p>
          </table:table-cell>
          <table:table-cell table:formula="of:=SUM([.C221:.C227])" office:value-type="float" office:value="9" calcext:value-type="float">
            <text:p>9</text:p>
          </table:table-cell>
          <table:table-cell table:formula="of:=[.D227]/7" office:value-type="float" office:value="1.28571428571429" calcext:value-type="float">
            <text:p>1.28571428571429</text:p>
          </table:table-cell>
          <table:table-cell table:formula="of:=[.C227]+[.F226]" office:value-type="float" office:value="818" calcext:value-type="float">
            <text:p>818</text:p>
          </table:table-cell>
          <table:table-cell table:formula="of:=SUM([.C196:.C227])"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date" office:date-value="2020-09-02" calcext:value-type="date">
            <text:p>09/02/20</text:p>
          </table:table-cell>
          <table:table-cell office:value-type="float" office:value="6" calcext:value-type="float">
            <text:p>6</text:p>
          </table:table-cell>
          <table:table-cell table:formula="of:=SUM([.C222:.C228])" office:value-type="float" office:value="14" calcext:value-type="float">
            <text:p>14</text:p>
          </table:table-cell>
          <table:table-cell table:formula="of:=[.D228]/7" office:value-type="float" office:value="2" calcext:value-type="float">
            <text:p>2</text:p>
          </table:table-cell>
          <table:table-cell table:formula="of:=[.C228]+[.F227]" office:value-type="float" office:value="824" calcext:value-type="float">
            <text:p>824</text:p>
          </table:table-cell>
          <table:table-cell table:formula="of:=SUM([.C197:.C228])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date" office:date-value="2020-09-03" calcext:value-type="date">
            <text:p>09/03/20</text:p>
          </table:table-cell>
          <table:table-cell office:value-type="float" office:value="2" calcext:value-type="float">
            <text:p>2</text:p>
          </table:table-cell>
          <table:table-cell table:formula="of:=SUM([.C223:.C229])" office:value-type="float" office:value="16" calcext:value-type="float">
            <text:p>16</text:p>
          </table:table-cell>
          <table:table-cell table:formula="of:=[.D229]/7" office:value-type="float" office:value="2.28571428571429" calcext:value-type="float">
            <text:p>2.28571428571429</text:p>
          </table:table-cell>
          <table:table-cell table:formula="of:=[.C229]+[.F228]" office:value-type="float" office:value="826" calcext:value-type="float">
            <text:p>826</text:p>
          </table:table-cell>
          <table:table-cell table:formula="of:=SUM([.C198:.C229])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date" office:date-value="2020-09-04" calcext:value-type="date">
            <text:p>09/04/20</text:p>
          </table:table-cell>
          <table:table-cell office:value-type="float" office:value="3" calcext:value-type="float">
            <text:p>3</text:p>
          </table:table-cell>
          <table:table-cell table:formula="of:=SUM([.C224:.C230])" office:value-type="float" office:value="18" calcext:value-type="float">
            <text:p>18</text:p>
          </table:table-cell>
          <table:table-cell table:formula="of:=[.D230]/7" office:value-type="float" office:value="2.57142857142857" calcext:value-type="float">
            <text:p>2.57142857142857</text:p>
          </table:table-cell>
          <table:table-cell table:formula="of:=[.C230]+[.F229]" office:value-type="float" office:value="829" calcext:value-type="float">
            <text:p>829</text:p>
          </table:table-cell>
          <table:table-cell table:formula="of:=SUM([.C199:.C230])"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date" office:date-value="2020-09-05" calcext:value-type="date">
            <text:p>09/05/20</text:p>
          </table:table-cell>
          <table:table-cell office:value-type="float" office:value="1" calcext:value-type="float">
            <text:p>1</text:p>
          </table:table-cell>
          <table:table-cell table:formula="of:=SUM([.C225:.C231])" office:value-type="float" office:value="17" calcext:value-type="float">
            <text:p>17</text:p>
          </table:table-cell>
          <table:table-cell table:formula="of:=[.D231]/7" office:value-type="float" office:value="2.42857142857143" calcext:value-type="float">
            <text:p>2.42857142857143</text:p>
          </table:table-cell>
          <table:table-cell table:formula="of:=[.C231]+[.F230]" office:value-type="float" office:value="830" calcext:value-type="float">
            <text:p>830</text:p>
          </table:table-cell>
          <table:table-cell table:formula="of:=SUM([.C200:.C231])"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date" office:date-value="2020-09-06" calcext:value-type="date">
            <text:p>09/06/20</text:p>
          </table:table-cell>
          <table:table-cell office:value-type="float" office:value="3" calcext:value-type="float">
            <text:p>3</text:p>
          </table:table-cell>
          <table:table-cell table:formula="of:=SUM([.C226:.C232])" office:value-type="float" office:value="19" calcext:value-type="float">
            <text:p>19</text:p>
          </table:table-cell>
          <table:table-cell table:formula="of:=[.D232]/7" office:value-type="float" office:value="2.71428571428571" calcext:value-type="float">
            <text:p>2.71428571428571</text:p>
          </table:table-cell>
          <table:table-cell table:formula="of:=[.C232]+[.F231]" office:value-type="float" office:value="833" calcext:value-type="float">
            <text:p>833</text:p>
          </table:table-cell>
          <table:table-cell table:formula="of:=SUM([.C201:.C232])"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date" office:date-value="2020-09-07" calcext:value-type="date">
            <text:p>09/07/20</text:p>
          </table:table-cell>
          <table:table-cell office:value-type="float" office:value="3" calcext:value-type="float">
            <text:p>3</text:p>
          </table:table-cell>
          <table:table-cell table:formula="of:=SUM([.C227:.C233])" office:value-type="float" office:value="21" calcext:value-type="float">
            <text:p>21</text:p>
          </table:table-cell>
          <table:table-cell table:formula="of:=[.D233]/7" office:value-type="float" office:value="3" calcext:value-type="float">
            <text:p>3</text:p>
          </table:table-cell>
          <table:table-cell table:formula="of:=[.C233]+[.F232]" office:value-type="float" office:value="836" calcext:value-type="float">
            <text:p>836</text:p>
          </table:table-cell>
          <table:table-cell table:formula="of:=SUM([.C202:.C233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date" office:date-value="2020-09-08" calcext:value-type="date">
            <text:p>09/08/20</text:p>
          </table:table-cell>
          <table:table-cell office:value-type="float" office:value="1" calcext:value-type="float">
            <text:p>1</text:p>
          </table:table-cell>
          <table:table-cell table:formula="of:=SUM([.C228:.C234])" office:value-type="float" office:value="19" calcext:value-type="float">
            <text:p>19</text:p>
          </table:table-cell>
          <table:table-cell table:formula="of:=[.D234]/7" office:value-type="float" office:value="2.71428571428571" calcext:value-type="float">
            <text:p>2.71428571428571</text:p>
          </table:table-cell>
          <table:table-cell table:formula="of:=[.C234]+[.F233]" office:value-type="float" office:value="837" calcext:value-type="float">
            <text:p>837</text:p>
          </table:table-cell>
          <table:table-cell table:formula="of:=SUM([.C203:.C234])"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date" office:date-value="2020-09-09" calcext:value-type="date">
            <text:p>09/09/20</text:p>
          </table:table-cell>
          <table:table-cell office:value-type="float" office:value="1" calcext:value-type="float">
            <text:p>1</text:p>
          </table:table-cell>
          <table:table-cell table:formula="of:=SUM([.C229:.C235])" office:value-type="float" office:value="14" calcext:value-type="float">
            <text:p>14</text:p>
          </table:table-cell>
          <table:table-cell table:formula="of:=[.D235]/7" office:value-type="float" office:value="2" calcext:value-type="float">
            <text:p>2</text:p>
          </table:table-cell>
          <table:table-cell table:formula="of:=[.C235]+[.F234]" office:value-type="float" office:value="838" calcext:value-type="float">
            <text:p>838</text:p>
          </table:table-cell>
          <table:table-cell table:formula="of:=SUM([.C204:.C235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date" office:date-value="2020-09-10" calcext:value-type="date">
            <text:p>09/10/20</text:p>
          </table:table-cell>
          <table:table-cell office:value-type="float" office:value="2" calcext:value-type="float">
            <text:p>2</text:p>
          </table:table-cell>
          <table:table-cell table:formula="of:=SUM([.C230:.C236])" office:value-type="float" office:value="14" calcext:value-type="float">
            <text:p>14</text:p>
          </table:table-cell>
          <table:table-cell table:formula="of:=[.D236]/7" office:value-type="float" office:value="2" calcext:value-type="float">
            <text:p>2</text:p>
          </table:table-cell>
          <table:table-cell table:formula="of:=[.C236]+[.F235]" office:value-type="float" office:value="840" calcext:value-type="float">
            <text:p>840</text:p>
          </table:table-cell>
          <table:table-cell table:formula="of:=SUM([.C205:.C236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date" office:date-value="2020-09-11" calcext:value-type="date">
            <text:p>09/11/20</text:p>
          </table:table-cell>
          <table:table-cell office:value-type="float" office:value="1" calcext:value-type="float">
            <text:p>1</text:p>
          </table:table-cell>
          <table:table-cell table:formula="of:=SUM([.C231:.C237])" office:value-type="float" office:value="12" calcext:value-type="float">
            <text:p>12</text:p>
          </table:table-cell>
          <table:table-cell table:formula="of:=[.D237]/7" office:value-type="float" office:value="1.71428571428571" calcext:value-type="float">
            <text:p>1.71428571428571</text:p>
          </table:table-cell>
          <table:table-cell table:formula="of:=[.C237]+[.F236]" office:value-type="float" office:value="841" calcext:value-type="float">
            <text:p>841</text:p>
          </table:table-cell>
          <table:table-cell table:formula="of:=SUM([.C206:.C237]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.1.12</text:p>
          </table:table-cell>
          <table:table-cell office:value-type="date" office:date-value="2020-09-12" calcext:value-type="date">
            <text:p>09/12/20</text:p>
          </table:table-cell>
          <table:table-cell office:value-type="float" office:value="29" calcext:value-type="float">
            <text:p>29</text:p>
          </table:table-cell>
          <table:table-cell table:formula="of:=SUM([.C232:.C238])" office:value-type="float" office:value="40" calcext:value-type="float">
            <text:p>40</text:p>
          </table:table-cell>
          <table:table-cell table:formula="of:=[.D238]/7" office:value-type="float" office:value="5.71428571428571" calcext:value-type="float">
            <text:p>5.71428571428571</text:p>
          </table:table-cell>
          <table:table-cell table:formula="of:=[.C238]+[.F237]" office:value-type="float" office:value="870" calcext:value-type="float">
            <text:p>870</text:p>
          </table:table-cell>
          <table:table-cell table:formula="of:=SUM([.C207:.C238])"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date" office:date-value="2020-09-13" calcext:value-type="date">
            <text:p>09/13/20</text:p>
          </table:table-cell>
          <table:table-cell office:value-type="float" office:value="9" calcext:value-type="float">
            <text:p>9</text:p>
          </table:table-cell>
          <table:table-cell table:formula="of:=SUM([.C233:.C239])" office:value-type="float" office:value="46" calcext:value-type="float">
            <text:p>46</text:p>
          </table:table-cell>
          <table:table-cell table:formula="of:=[.D239]/7" office:value-type="float" office:value="6.57142857142857" calcext:value-type="float">
            <text:p>6.57142857142857</text:p>
          </table:table-cell>
          <table:table-cell table:formula="of:=[.C239]+[.F238]" office:value-type="float" office:value="879" calcext:value-type="float">
            <text:p>879</text:p>
          </table:table-cell>
          <table:table-cell table:formula="of:=SUM([.C208:.C239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0-09-14" calcext:value-type="date">
            <text:p>09/14/20</text:p>
          </table:table-cell>
          <table:table-cell office:value-type="float" office:value="2" calcext:value-type="float">
            <text:p>2</text:p>
          </table:table-cell>
          <table:table-cell table:formula="of:=SUM([.C234:.C240])" office:value-type="float" office:value="45" calcext:value-type="float">
            <text:p>45</text:p>
          </table:table-cell>
          <table:table-cell table:formula="of:=[.D240]/7" office:value-type="float" office:value="6.42857142857143" calcext:value-type="float">
            <text:p>6.42857142857143</text:p>
          </table:table-cell>
          <table:table-cell table:formula="of:=[.C240]+[.F239]" office:value-type="float" office:value="881" calcext:value-type="float">
            <text:p>881</text:p>
          </table:table-cell>
          <table:table-cell table:formula="of:=SUM([.C209:.C240])"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date" office:date-value="2020-09-15" calcext:value-type="date">
            <text:p>09/15/20</text:p>
          </table:table-cell>
          <table:table-cell office:value-type="float" office:value="2" calcext:value-type="float">
            <text:p>2</text:p>
          </table:table-cell>
          <table:table-cell table:formula="of:=SUM([.C235:.C241])" office:value-type="float" office:value="46" calcext:value-type="float">
            <text:p>46</text:p>
          </table:table-cell>
          <table:table-cell table:formula="of:=[.D241]/7" office:value-type="float" office:value="6.57142857142857" calcext:value-type="float">
            <text:p>6.57142857142857</text:p>
          </table:table-cell>
          <table:table-cell table:formula="of:=[.C241]+[.F240]" office:value-type="float" office:value="883" calcext:value-type="float">
            <text:p>883</text:p>
          </table:table-cell>
          <table:table-cell table:formula="of:=SUM([.C210:.C241])"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date" office:date-value="2020-09-16" calcext:value-type="date">
            <text:p>09/16/20</text:p>
          </table:table-cell>
          <table:table-cell office:value-type="float" office:value="0" calcext:value-type="float">
            <text:p>0</text:p>
          </table:table-cell>
          <table:table-cell table:formula="of:=SUM([.C236:.C242])" office:value-type="float" office:value="45" calcext:value-type="float">
            <text:p>45</text:p>
          </table:table-cell>
          <table:table-cell table:formula="of:=[.D242]/7" office:value-type="float" office:value="6.42857142857143" calcext:value-type="float">
            <text:p>6.42857142857143</text:p>
          </table:table-cell>
          <table:table-cell table:formula="of:=[.C242]+[.F241]" office:value-type="float" office:value="883" calcext:value-type="float">
            <text:p>883</text:p>
          </table:table-cell>
          <table:table-cell table:formula="of:=SUM([.C211:.C242])"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date" office:date-value="2020-09-17" calcext:value-type="date">
            <text:p>09/17/20</text:p>
          </table:table-cell>
          <table:table-cell office:value-type="float" office:value="2" calcext:value-type="float">
            <text:p>2</text:p>
          </table:table-cell>
          <table:table-cell table:formula="of:=SUM([.C237:.C243])" office:value-type="float" office:value="45" calcext:value-type="float">
            <text:p>45</text:p>
          </table:table-cell>
          <table:table-cell table:formula="of:=[.D243]/7" office:value-type="float" office:value="6.42857142857143" calcext:value-type="float">
            <text:p>6.42857142857143</text:p>
          </table:table-cell>
          <table:table-cell table:formula="of:=[.C243]+[.F242]" office:value-type="float" office:value="885" calcext:value-type="float">
            <text:p>885</text:p>
          </table:table-cell>
          <table:table-cell table:formula="of:=SUM([.C212:.C243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0-09-18" calcext:value-type="date">
            <text:p>09/18/20</text:p>
          </table:table-cell>
          <table:table-cell office:value-type="float" office:value="6" calcext:value-type="float">
            <text:p>6</text:p>
          </table:table-cell>
          <table:table-cell table:formula="of:=SUM([.C238:.C244])" office:value-type="float" office:value="50" calcext:value-type="float">
            <text:p>50</text:p>
          </table:table-cell>
          <table:table-cell table:formula="of:=[.D244]/7" office:value-type="float" office:value="7.14285714285714" calcext:value-type="float">
            <text:p>7.14285714285714</text:p>
          </table:table-cell>
          <table:table-cell table:formula="of:=[.C244]+[.F243]" office:value-type="float" office:value="891" calcext:value-type="float">
            <text:p>891</text:p>
          </table:table-cell>
          <table:table-cell table:formula="of:=SUM([.C213:.C244])"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date" office:date-value="2020-09-19" calcext:value-type="date">
            <text:p>09/19/20</text:p>
          </table:table-cell>
          <table:table-cell office:value-type="float" office:value="4" calcext:value-type="float">
            <text:p>4</text:p>
          </table:table-cell>
          <table:table-cell table:formula="of:=SUM([.C239:.C245])" office:value-type="float" office:value="25" calcext:value-type="float">
            <text:p>25</text:p>
          </table:table-cell>
          <table:table-cell table:formula="of:=[.D245]/7" office:value-type="float" office:value="3.57142857142857" calcext:value-type="float">
            <text:p>3.57142857142857</text:p>
          </table:table-cell>
          <table:table-cell table:formula="of:=[.C245]+[.F244]" office:value-type="float" office:value="895" calcext:value-type="float">
            <text:p>895</text:p>
          </table:table-cell>
          <table:table-cell table:formula="of:=SUM([.C214:.C245])"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date" office:date-value="2020-09-20" calcext:value-type="date">
            <text:p>09/20/20</text:p>
          </table:table-cell>
          <table:table-cell office:value-type="float" office:value="1" calcext:value-type="float">
            <text:p>1</text:p>
          </table:table-cell>
          <table:table-cell table:formula="of:=SUM([.C240:.C246])" office:value-type="float" office:value="17" calcext:value-type="float">
            <text:p>17</text:p>
          </table:table-cell>
          <table:table-cell table:formula="of:=[.D246]/7" office:value-type="float" office:value="2.42857142857143" calcext:value-type="float">
            <text:p>2.42857142857143</text:p>
          </table:table-cell>
          <table:table-cell table:formula="of:=[.C246]+[.F245]" office:value-type="float" office:value="896" calcext:value-type="float">
            <text:p>896</text:p>
          </table:table-cell>
          <table:table-cell table:formula="of:=SUM([.C215:.C24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date" office:date-value="2020-09-21" calcext:value-type="date">
            <text:p>09/21/20</text:p>
          </table:table-cell>
          <table:table-cell office:value-type="float" office:value="2" calcext:value-type="float">
            <text:p>2</text:p>
          </table:table-cell>
          <table:table-cell table:formula="of:=SUM([.C241:.C247])" office:value-type="float" office:value="17" calcext:value-type="float">
            <text:p>17</text:p>
          </table:table-cell>
          <table:table-cell table:formula="of:=[.D247]/7" office:value-type="float" office:value="2.42857142857143" calcext:value-type="float">
            <text:p>2.42857142857143</text:p>
          </table:table-cell>
          <table:table-cell table:formula="of:=[.C247]+[.F246]" office:value-type="float" office:value="898" calcext:value-type="float">
            <text:p>898</text:p>
          </table:table-cell>
          <table:table-cell table:formula="of:=SUM([.C216:.C24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date" office:date-value="2020-09-22" calcext:value-type="date">
            <text:p>09/22/20</text:p>
          </table:table-cell>
          <table:table-cell office:value-type="float" office:value="1" calcext:value-type="float">
            <text:p>1</text:p>
          </table:table-cell>
          <table:table-cell table:formula="of:=SUM([.C242:.C248])" office:value-type="float" office:value="16" calcext:value-type="float">
            <text:p>16</text:p>
          </table:table-cell>
          <table:table-cell table:formula="of:=[.D248]/7" office:value-type="float" office:value="2.28571428571429" calcext:value-type="float">
            <text:p>2.28571428571429</text:p>
          </table:table-cell>
          <table:table-cell table:formula="of:=[.C248]+[.F247]" office:value-type="float" office:value="899" calcext:value-type="float">
            <text:p>899</text:p>
          </table:table-cell>
          <table:table-cell table:formula="of:=SUM([.C217:.C248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0-09-23" calcext:value-type="date">
            <text:p>09/23/20</text:p>
          </table:table-cell>
          <table:table-cell office:value-type="float" office:value="0" calcext:value-type="float">
            <text:p>0</text:p>
          </table:table-cell>
          <table:table-cell table:formula="of:=SUM([.C243:.C249])" office:value-type="float" office:value="16" calcext:value-type="float">
            <text:p>16</text:p>
          </table:table-cell>
          <table:table-cell table:formula="of:=[.D249]/7" office:value-type="float" office:value="2.28571428571429" calcext:value-type="float">
            <text:p>2.28571428571429</text:p>
          </table:table-cell>
          <table:table-cell table:formula="of:=[.C249]+[.F248]" office:value-type="float" office:value="899" calcext:value-type="float">
            <text:p>899</text:p>
          </table:table-cell>
          <table:table-cell table:formula="of:=SUM([.C218:.C249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0-09-24" calcext:value-type="date">
            <text:p>09/24/20</text:p>
          </table:table-cell>
          <table:table-cell office:value-type="float" office:value="0" calcext:value-type="float">
            <text:p>0</text:p>
          </table:table-cell>
          <table:table-cell table:formula="of:=SUM([.C244:.C250])" office:value-type="float" office:value="14" calcext:value-type="float">
            <text:p>14</text:p>
          </table:table-cell>
          <table:table-cell table:formula="of:=[.D250]/7" office:value-type="float" office:value="2" calcext:value-type="float">
            <text:p>2</text:p>
          </table:table-cell>
          <table:table-cell table:formula="of:=[.C250]+[.F249]" office:value-type="float" office:value="899" calcext:value-type="float">
            <text:p>899</text:p>
          </table:table-cell>
          <table:table-cell table:formula="of:=SUM([.C219:.C250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0-09-25" calcext:value-type="date">
            <text:p>09/25/20</text:p>
          </table:table-cell>
          <table:table-cell office:value-type="float" office:value="0" calcext:value-type="float">
            <text:p>0</text:p>
          </table:table-cell>
          <table:table-cell table:formula="of:=SUM([.C245:.C251])" office:value-type="float" office:value="8" calcext:value-type="float">
            <text:p>8</text:p>
          </table:table-cell>
          <table:table-cell table:formula="of:=[.D251]/7" office:value-type="float" office:value="1.14285714285714" calcext:value-type="float">
            <text:p>1.14285714285714</text:p>
          </table:table-cell>
          <table:table-cell table:formula="of:=[.C251]+[.F250]" office:value-type="float" office:value="899" calcext:value-type="float">
            <text:p>899</text:p>
          </table:table-cell>
          <table:table-cell table:formula="of:=SUM([.C220:.C251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0-09-26" calcext:value-type="date">
            <text:p>09/26/20</text:p>
          </table:table-cell>
          <table:table-cell office:value-type="float" office:value="0" calcext:value-type="float">
            <text:p>0</text:p>
          </table:table-cell>
          <table:table-cell table:formula="of:=SUM([.C246:.C252])" office:value-type="float" office:value="4" calcext:value-type="float">
            <text:p>4</text:p>
          </table:table-cell>
          <table:table-cell table:formula="of:=[.D252]/7" office:value-type="float" office:value="0.571428571428571" calcext:value-type="float">
            <text:p>0.571428571428571</text:p>
          </table:table-cell>
          <table:table-cell table:formula="of:=[.C252]+[.F251]" office:value-type="float" office:value="899" calcext:value-type="float">
            <text:p>899</text:p>
          </table:table-cell>
          <table:table-cell table:formula="of:=SUM([.C221:.C252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0-09-27" calcext:value-type="date">
            <text:p>09/27/20</text:p>
          </table:table-cell>
          <table:table-cell office:value-type="float" office:value="1" calcext:value-type="float">
            <text:p>1</text:p>
          </table:table-cell>
          <table:table-cell table:formula="of:=SUM([.C247:.C253])" office:value-type="float" office:value="4" calcext:value-type="float">
            <text:p>4</text:p>
          </table:table-cell>
          <table:table-cell table:formula="of:=[.D253]/7" office:value-type="float" office:value="0.571428571428571" calcext:value-type="float">
            <text:p>0.571428571428571</text:p>
          </table:table-cell>
          <table:table-cell table:formula="of:=[.C253]+[.F252]" office:value-type="float" office:value="900" calcext:value-type="float">
            <text:p>900</text:p>
          </table:table-cell>
          <table:table-cell table:formula="of:=SUM([.C222:.C253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0-09-28" calcext:value-type="date">
            <text:p>09/28/20</text:p>
          </table:table-cell>
          <table:table-cell office:value-type="float" office:value="2" calcext:value-type="float">
            <text:p>2</text:p>
          </table:table-cell>
          <table:table-cell table:formula="of:=SUM([.C248:.C254])" office:value-type="float" office:value="4" calcext:value-type="float">
            <text:p>4</text:p>
          </table:table-cell>
          <table:table-cell table:formula="of:=[.D254]/7" office:value-type="float" office:value="0.571428571428571" calcext:value-type="float">
            <text:p>0.571428571428571</text:p>
          </table:table-cell>
          <table:table-cell table:formula="of:=[.C254]+[.F253]" office:value-type="float" office:value="902" calcext:value-type="float">
            <text:p>902</text:p>
          </table:table-cell>
          <table:table-cell table:formula="of:=SUM([.C223:.C254])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date" office:date-value="2020-09-29" calcext:value-type="date">
            <text:p>09/29/20</text:p>
          </table:table-cell>
          <table:table-cell office:value-type="float" office:value="6" calcext:value-type="float">
            <text:p>6</text:p>
          </table:table-cell>
          <table:table-cell table:formula="of:=SUM([.C249:.C255])" office:value-type="float" office:value="9" calcext:value-type="float">
            <text:p>9</text:p>
          </table:table-cell>
          <table:table-cell table:formula="of:=[.D255]/7" office:value-type="float" office:value="1.28571428571429" calcext:value-type="float">
            <text:p>1.28571428571429</text:p>
          </table:table-cell>
          <table:table-cell table:formula="of:=[.C255]+[.F254]" office:value-type="float" office:value="908" calcext:value-type="float">
            <text:p>908</text:p>
          </table:table-cell>
          <table:table-cell table:formula="of:=SUM([.C224:.C255])"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date" office:date-value="2020-09-30" calcext:value-type="date">
            <text:p>09/30/20</text:p>
          </table:table-cell>
          <table:table-cell office:value-type="float" office:value="1" calcext:value-type="float">
            <text:p>1</text:p>
          </table:table-cell>
          <table:table-cell table:formula="of:=SUM([.C250:.C256])" office:value-type="float" office:value="10" calcext:value-type="float">
            <text:p>10</text:p>
          </table:table-cell>
          <table:table-cell table:formula="of:=[.D256]/7" office:value-type="float" office:value="1.42857142857143" calcext:value-type="float">
            <text:p>1.42857142857143</text:p>
          </table:table-cell>
          <table:table-cell table:formula="of:=[.C256]+[.F255]" office:value-type="float" office:value="909" calcext:value-type="float">
            <text:p>909</text:p>
          </table:table-cell>
          <table:table-cell table:formula="of:=SUM([.C225:.C256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0-10-01" calcext:value-type="date">
            <text:p>10/01/20</text:p>
          </table:table-cell>
          <table:table-cell office:value-type="float" office:value="2" calcext:value-type="float">
            <text:p>2</text:p>
          </table:table-cell>
          <table:table-cell table:formula="of:=SUM([.C251:.C257])" office:value-type="float" office:value="12" calcext:value-type="float">
            <text:p>12</text:p>
          </table:table-cell>
          <table:table-cell table:formula="of:=[.D257]/7" office:value-type="float" office:value="1.71428571428571" calcext:value-type="float">
            <text:p>1.71428571428571</text:p>
          </table:table-cell>
          <table:table-cell table:formula="of:=[.C257]+[.F256]" office:value-type="float" office:value="911" calcext:value-type="float">
            <text:p>911</text:p>
          </table:table-cell>
          <table:table-cell table:formula="of:=SUM([.C226:.C257])"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date" office:date-value="2020-10-02" calcext:value-type="date">
            <text:p>10/02/20</text:p>
          </table:table-cell>
          <table:table-cell office:value-type="float" office:value="13" calcext:value-type="float">
            <text:p>13</text:p>
          </table:table-cell>
          <table:table-cell table:formula="of:=SUM([.C252:.C258])" office:value-type="float" office:value="25" calcext:value-type="float">
            <text:p>25</text:p>
          </table:table-cell>
          <table:table-cell table:formula="of:=[.D258]/7" office:value-type="float" office:value="3.57142857142857" calcext:value-type="float">
            <text:p>3.57142857142857</text:p>
          </table:table-cell>
          <table:table-cell table:formula="of:=[.C258]+[.F257]" office:value-type="float" office:value="924" calcext:value-type="float">
            <text:p>924</text:p>
          </table:table-cell>
          <table:table-cell table:formula="of:=SUM([.C227:.C258])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date" office:date-value="2020-10-03" calcext:value-type="date">
            <text:p>10/03/20</text:p>
          </table:table-cell>
          <table:table-cell office:value-type="float" office:value="1" calcext:value-type="float">
            <text:p>1</text:p>
          </table:table-cell>
          <table:table-cell table:formula="of:=SUM([.C253:.C259])" office:value-type="float" office:value="26" calcext:value-type="float">
            <text:p>26</text:p>
          </table:table-cell>
          <table:table-cell table:formula="of:=[.D259]/7" office:value-type="float" office:value="3.71428571428571" calcext:value-type="float">
            <text:p>3.71428571428571</text:p>
          </table:table-cell>
          <table:table-cell table:formula="of:=[.C259]+[.F258]" office:value-type="float" office:value="925" calcext:value-type="float">
            <text:p>925</text:p>
          </table:table-cell>
          <table:table-cell table:formula="of:=SUM([.C228:.C259])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date" office:date-value="2020-10-04" calcext:value-type="date">
            <text:p>10/04/20</text:p>
          </table:table-cell>
          <table:table-cell office:value-type="float" office:value="0" calcext:value-type="float">
            <text:p>0</text:p>
          </table:table-cell>
          <table:table-cell table:formula="of:=SUM([.C254:.C260])" office:value-type="float" office:value="25" calcext:value-type="float">
            <text:p>25</text:p>
          </table:table-cell>
          <table:table-cell table:formula="of:=[.D260]/7" office:value-type="float" office:value="3.57142857142857" calcext:value-type="float">
            <text:p>3.57142857142857</text:p>
          </table:table-cell>
          <table:table-cell table:formula="of:=[.C260]+[.F259]" office:value-type="float" office:value="925" calcext:value-type="float">
            <text:p>925</text:p>
          </table:table-cell>
          <table:table-cell table:formula="of:=SUM([.C229:.C260])" office:value-type="float" office:value="101" calcext:value-type="float">
            <text:p>101</text:p>
          </table:table-cell>
        </table:table-row>
        <table:table-row table:style-name="ro1">
          <table:table-cell/>
          <table:table-cell office:value-type="date" office:date-value="2020-10-05" calcext:value-type="date">
            <text:p>10/05/20</text:p>
          </table:table-cell>
          <table:table-cell office:value-type="float" office:value="0" calcext:value-type="float">
            <text:p>0</text:p>
          </table:table-cell>
          <table:table-cell table:formula="of:=SUM([.C255:.C261])" office:value-type="float" office:value="23" calcext:value-type="float">
            <text:p>23</text:p>
          </table:table-cell>
          <table:table-cell table:formula="of:=[.D261]/7" office:value-type="float" office:value="3.28571428571429" calcext:value-type="float">
            <text:p>3.28571428571429</text:p>
          </table:table-cell>
          <table:table-cell table:formula="of:=[.C261]+[.F260]" office:value-type="float" office:value="925" calcext:value-type="float">
            <text:p>925</text:p>
          </table:table-cell>
          <table:table-cell table:formula="of:=SUM([.C230:.C261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0-10-06" calcext:value-type="date">
            <text:p>10/06/20</text:p>
          </table:table-cell>
          <table:table-cell office:value-type="float" office:value="0" calcext:value-type="float">
            <text:p>0</text:p>
          </table:table-cell>
          <table:table-cell table:formula="of:=SUM([.C256:.C262])" office:value-type="float" office:value="17" calcext:value-type="float">
            <text:p>17</text:p>
          </table:table-cell>
          <table:table-cell table:formula="of:=[.D262]/7" office:value-type="float" office:value="2.42857142857143" calcext:value-type="float">
            <text:p>2.42857142857143</text:p>
          </table:table-cell>
          <table:table-cell table:formula="of:=[.C262]+[.F261]" office:value-type="float" office:value="925" calcext:value-type="float">
            <text:p>925</text:p>
          </table:table-cell>
          <table:table-cell table:formula="of:=SUM([.C231:.C262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0-10-07" calcext:value-type="date">
            <text:p>10/07/20</text:p>
          </table:table-cell>
          <table:table-cell office:value-type="float" office:value="0" calcext:value-type="float">
            <text:p>0</text:p>
          </table:table-cell>
          <table:table-cell table:formula="of:=SUM([.C257:.C263])" office:value-type="float" office:value="16" calcext:value-type="float">
            <text:p>16</text:p>
          </table:table-cell>
          <table:table-cell table:formula="of:=[.D263]/7" office:value-type="float" office:value="2.28571428571429" calcext:value-type="float">
            <text:p>2.28571428571429</text:p>
          </table:table-cell>
          <table:table-cell table:formula="of:=[.C263]+[.F262]" office:value-type="float" office:value="925" calcext:value-type="float">
            <text:p>925</text:p>
          </table:table-cell>
          <table:table-cell table:formula="of:=SUM([.C232:.C263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0-10-08" calcext:value-type="date">
            <text:p>10/08/20</text:p>
          </table:table-cell>
          <table:table-cell office:value-type="float" office:value="1" calcext:value-type="float">
            <text:p>1</text:p>
          </table:table-cell>
          <table:table-cell table:formula="of:=SUM([.C258:.C264])" office:value-type="float" office:value="15" calcext:value-type="float">
            <text:p>15</text:p>
          </table:table-cell>
          <table:table-cell table:formula="of:=[.D264]/7" office:value-type="float" office:value="2.14285714285714" calcext:value-type="float">
            <text:p>2.14285714285714</text:p>
          </table:table-cell>
          <table:table-cell table:formula="of:=[.C264]+[.F263]" office:value-type="float" office:value="926" calcext:value-type="float">
            <text:p>926</text:p>
          </table:table-cell>
          <table:table-cell table:formula="of:=SUM([.C233:.C264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0-10-09" calcext:value-type="date">
            <text:p>10/09/20</text:p>
          </table:table-cell>
          <table:table-cell office:value-type="float" office:value="0" calcext:value-type="float">
            <text:p>0</text:p>
          </table:table-cell>
          <table:table-cell table:formula="of:=SUM([.C259:.C265])" office:value-type="float" office:value="2" calcext:value-type="float">
            <text:p>2</text:p>
          </table:table-cell>
          <table:table-cell table:formula="of:=[.D265]/7" office:value-type="float" office:value="0.285714285714286" calcext:value-type="float">
            <text:p>0.285714285714286</text:p>
          </table:table-cell>
          <table:table-cell table:formula="of:=[.C265]+[.F264]" office:value-type="float" office:value="926" calcext:value-type="float">
            <text:p>926</text:p>
          </table:table-cell>
          <table:table-cell table:formula="of:=SUM([.C234:.C265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0-10-10" calcext:value-type="date">
            <text:p>10/10/20</text:p>
          </table:table-cell>
          <table:table-cell office:value-type="float" office:value="2" calcext:value-type="float">
            <text:p>2</text:p>
          </table:table-cell>
          <table:table-cell table:formula="of:=SUM([.C260:.C266])" office:value-type="float" office:value="3" calcext:value-type="float">
            <text:p>3</text:p>
          </table:table-cell>
          <table:table-cell table:formula="of:=[.D266]/7" office:value-type="float" office:value="0.428571428571429" calcext:value-type="float">
            <text:p>0.428571428571429</text:p>
          </table:table-cell>
          <table:table-cell table:formula="of:=[.C266]+[.F265]" office:value-type="float" office:value="928" calcext:value-type="float">
            <text:p>928</text:p>
          </table:table-cell>
          <table:table-cell table:formula="of:=SUM([.C235:.C266])"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date" office:date-value="2020-10-11" calcext:value-type="date">
            <text:p>10/11/20</text:p>
          </table:table-cell>
          <table:table-cell office:value-type="float" office:value="0" calcext:value-type="float">
            <text:p>0</text:p>
          </table:table-cell>
          <table:table-cell table:formula="of:=SUM([.C261:.C267])" office:value-type="float" office:value="3" calcext:value-type="float">
            <text:p>3</text:p>
          </table:table-cell>
          <table:table-cell table:formula="of:=[.D267]/7" office:value-type="float" office:value="0.428571428571429" calcext:value-type="float">
            <text:p>0.428571428571429</text:p>
          </table:table-cell>
          <table:table-cell table:formula="of:=[.C267]+[.F266]" office:value-type="float" office:value="928" calcext:value-type="float">
            <text:p>928</text:p>
          </table:table-cell>
          <table:table-cell table:formula="of:=SUM([.C236:.C267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0-10-12" calcext:value-type="date">
            <text:p>10/12/20</text:p>
          </table:table-cell>
          <table:table-cell office:value-type="float" office:value="1" calcext:value-type="float">
            <text:p>1</text:p>
          </table:table-cell>
          <table:table-cell table:formula="of:=SUM([.C262:.C268])" office:value-type="float" office:value="4" calcext:value-type="float">
            <text:p>4</text:p>
          </table:table-cell>
          <table:table-cell table:formula="of:=[.D268]/7" office:value-type="float" office:value="0.571428571428571" calcext:value-type="float">
            <text:p>0.571428571428571</text:p>
          </table:table-cell>
          <table:table-cell table:formula="of:=[.C268]+[.F267]" office:value-type="float" office:value="929" calcext:value-type="float">
            <text:p>929</text:p>
          </table:table-cell>
          <table:table-cell table:formula="of:=SUM([.C237:.C268])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date" office:date-value="2020-10-13" calcext:value-type="date">
            <text:p>10/13/20</text:p>
          </table:table-cell>
          <table:table-cell office:value-type="float" office:value="4" calcext:value-type="float">
            <text:p>4</text:p>
          </table:table-cell>
          <table:table-cell table:formula="of:=SUM([.C263:.C269])" office:value-type="float" office:value="8" calcext:value-type="float">
            <text:p>8</text:p>
          </table:table-cell>
          <table:table-cell table:formula="of:=[.D269]/7" office:value-type="float" office:value="1.14285714285714" calcext:value-type="float">
            <text:p>1.14285714285714</text:p>
          </table:table-cell>
          <table:table-cell table:formula="of:=[.C269]+[.F268]" office:value-type="float" office:value="933" calcext:value-type="float">
            <text:p>933</text:p>
          </table:table-cell>
          <table:table-cell table:formula="of:=SUM([.C238:.C269])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date" office:date-value="2020-10-14" calcext:value-type="date">
            <text:p>10/14/20</text:p>
          </table:table-cell>
          <table:table-cell office:value-type="float" office:value="1" calcext:value-type="float">
            <text:p>1</text:p>
          </table:table-cell>
          <table:table-cell table:formula="of:=SUM([.C264:.C270])" office:value-type="float" office:value="9" calcext:value-type="float">
            <text:p>9</text:p>
          </table:table-cell>
          <table:table-cell table:formula="of:=[.D270]/7" office:value-type="float" office:value="1.28571428571429" calcext:value-type="float">
            <text:p>1.28571428571429</text:p>
          </table:table-cell>
          <table:table-cell table:formula="of:=[.C270]+[.F269]" office:value-type="float" office:value="934" calcext:value-type="float">
            <text:p>934</text:p>
          </table:table-cell>
          <table:table-cell table:formula="of:=SUM([.C239:.C270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date" office:date-value="2020-10-15" calcext:value-type="date">
            <text:p>10/15/20</text:p>
          </table:table-cell>
          <table:table-cell office:value-type="float" office:value="4" calcext:value-type="float">
            <text:p>4</text:p>
          </table:table-cell>
          <table:table-cell table:formula="of:=SUM([.C265:.C271])" office:value-type="float" office:value="12" calcext:value-type="float">
            <text:p>12</text:p>
          </table:table-cell>
          <table:table-cell table:formula="of:=[.D271]/7" office:value-type="float" office:value="1.71428571428571" calcext:value-type="float">
            <text:p>1.71428571428571</text:p>
          </table:table-cell>
          <table:table-cell table:formula="of:=[.C271]+[.F270]" office:value-type="float" office:value="938" calcext:value-type="float">
            <text:p>938</text:p>
          </table:table-cell>
          <table:table-cell table:formula="of:=SUM([.C240:.C271])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date" office:date-value="2020-10-16" calcext:value-type="date">
            <text:p>10/16/20</text:p>
          </table:table-cell>
          <table:table-cell office:value-type="float" office:value="2" calcext:value-type="float">
            <text:p>2</text:p>
          </table:table-cell>
          <table:table-cell table:formula="of:=SUM([.C266:.C272])" office:value-type="float" office:value="14" calcext:value-type="float">
            <text:p>14</text:p>
          </table:table-cell>
          <table:table-cell table:formula="of:=[.D272]/7" office:value-type="float" office:value="2" calcext:value-type="float">
            <text:p>2</text:p>
          </table:table-cell>
          <table:table-cell table:formula="of:=[.C272]+[.F271]" office:value-type="float" office:value="940" calcext:value-type="float">
            <text:p>940</text:p>
          </table:table-cell>
          <table:table-cell table:formula="of:=SUM([.C241:.C272])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date" office:date-value="2020-10-17" calcext:value-type="date">
            <text:p>10/17/20</text:p>
          </table:table-cell>
          <table:table-cell office:value-type="float" office:value="1" calcext:value-type="float">
            <text:p>1</text:p>
          </table:table-cell>
          <table:table-cell table:formula="of:=SUM([.C267:.C273])" office:value-type="float" office:value="13" calcext:value-type="float">
            <text:p>13</text:p>
          </table:table-cell>
          <table:table-cell table:formula="of:=[.D273]/7" office:value-type="float" office:value="1.85714285714286" calcext:value-type="float">
            <text:p>1.85714285714286</text:p>
          </table:table-cell>
          <table:table-cell table:formula="of:=[.C273]+[.F272]" office:value-type="float" office:value="941" calcext:value-type="float">
            <text:p>941</text:p>
          </table:table-cell>
          <table:table-cell table:formula="of:=SUM([.C242:.C273])"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date" office:date-value="2020-10-18" calcext:value-type="date">
            <text:p>10/18/20</text:p>
          </table:table-cell>
          <table:table-cell office:value-type="float" office:value="3" calcext:value-type="float">
            <text:p>3</text:p>
          </table:table-cell>
          <table:table-cell table:formula="of:=SUM([.C268:.C274])" office:value-type="float" office:value="16" calcext:value-type="float">
            <text:p>16</text:p>
          </table:table-cell>
          <table:table-cell table:formula="of:=[.D274]/7" office:value-type="float" office:value="2.28571428571429" calcext:value-type="float">
            <text:p>2.28571428571429</text:p>
          </table:table-cell>
          <table:table-cell table:formula="of:=[.C274]+[.F273]" office:value-type="float" office:value="944" calcext:value-type="float">
            <text:p>944</text:p>
          </table:table-cell>
          <table:table-cell table:formula="of:=SUM([.C243:.C274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date" office:date-value="2020-10-19" calcext:value-type="date">
            <text:p>10/19/20</text:p>
          </table:table-cell>
          <table:table-cell office:value-type="float" office:value="16" calcext:value-type="float">
            <text:p>16</text:p>
          </table:table-cell>
          <table:table-cell table:formula="of:=SUM([.C269:.C275])" office:value-type="float" office:value="31" calcext:value-type="float">
            <text:p>31</text:p>
          </table:table-cell>
          <table:table-cell table:formula="of:=[.D275]/7" office:value-type="float" office:value="4.42857142857143" calcext:value-type="float">
            <text:p>4.42857142857143</text:p>
          </table:table-cell>
          <table:table-cell table:formula="of:=[.C275]+[.F274]" office:value-type="float" office:value="960" calcext:value-type="float">
            <text:p>960</text:p>
          </table:table-cell>
          <table:table-cell table:formula="of:=SUM([.C244:.C275])"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date" office:date-value="2020-10-20" calcext:value-type="date">
            <text:p>10/20/20</text:p>
          </table:table-cell>
          <table:table-cell office:value-type="float" office:value="3" calcext:value-type="float">
            <text:p>3</text:p>
          </table:table-cell>
          <table:table-cell table:formula="of:=SUM([.C270:.C276])" office:value-type="float" office:value="30" calcext:value-type="float">
            <text:p>30</text:p>
          </table:table-cell>
          <table:table-cell table:formula="of:=[.D276]/7" office:value-type="float" office:value="4.28571428571429" calcext:value-type="float">
            <text:p>4.28571428571429</text:p>
          </table:table-cell>
          <table:table-cell table:formula="of:=[.C276]+[.F275]" office:value-type="float" office:value="963" calcext:value-type="float">
            <text:p>963</text:p>
          </table:table-cell>
          <table:table-cell table:formula="of:=SUM([.C245:.C276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0-10-21" calcext:value-type="date">
            <text:p>10/21/20</text:p>
          </table:table-cell>
          <table:table-cell office:value-type="float" office:value="3" calcext:value-type="float">
            <text:p>3</text:p>
          </table:table-cell>
          <table:table-cell table:formula="of:=SUM([.C271:.C277])" office:value-type="float" office:value="32" calcext:value-type="float">
            <text:p>32</text:p>
          </table:table-cell>
          <table:table-cell table:formula="of:=[.D277]/7" office:value-type="float" office:value="4.57142857142857" calcext:value-type="float">
            <text:p>4.57142857142857</text:p>
          </table:table-cell>
          <table:table-cell table:formula="of:=[.C277]+[.F276]" office:value-type="float" office:value="966" calcext:value-type="float">
            <text:p>966</text:p>
          </table:table-cell>
          <table:table-cell table:formula="of:=SUM([.C246:.C277])"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date" office:date-value="2020-10-22" calcext:value-type="date">
            <text:p>10/22/20</text:p>
          </table:table-cell>
          <table:table-cell office:value-type="float" office:value="2" calcext:value-type="float">
            <text:p>2</text:p>
          </table:table-cell>
          <table:table-cell table:formula="of:=SUM([.C272:.C278])" office:value-type="float" office:value="30" calcext:value-type="float">
            <text:p>30</text:p>
          </table:table-cell>
          <table:table-cell table:formula="of:=[.D278]/7" office:value-type="float" office:value="4.28571428571429" calcext:value-type="float">
            <text:p>4.28571428571429</text:p>
          </table:table-cell>
          <table:table-cell table:formula="of:=[.C278]+[.F277]" office:value-type="float" office:value="968" calcext:value-type="float">
            <text:p>968</text:p>
          </table:table-cell>
          <table:table-cell table:formula="of:=SUM([.C247:.C278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0-10-23" calcext:value-type="date">
            <text:p>10/23/20</text:p>
          </table:table-cell>
          <table:table-cell office:value-type="float" office:value="2" calcext:value-type="float">
            <text:p>2</text:p>
          </table:table-cell>
          <table:table-cell table:formula="of:=SUM([.C273:.C279])" office:value-type="float" office:value="30" calcext:value-type="float">
            <text:p>30</text:p>
          </table:table-cell>
          <table:table-cell table:formula="of:=[.D279]/7" office:value-type="float" office:value="4.28571428571429" calcext:value-type="float">
            <text:p>4.28571428571429</text:p>
          </table:table-cell>
          <table:table-cell table:formula="of:=[.C279]+[.F278]" office:value-type="float" office:value="970" calcext:value-type="float">
            <text:p>970</text:p>
          </table:table-cell>
          <table:table-cell table:formula="of:=SUM([.C248:.C279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0-10-24" calcext:value-type="date">
            <text:p>10/24/20</text:p>
          </table:table-cell>
          <table:table-cell office:value-type="float" office:value="2" calcext:value-type="float">
            <text:p>2</text:p>
          </table:table-cell>
          <table:table-cell table:formula="of:=SUM([.C274:.C280])" office:value-type="float" office:value="31" calcext:value-type="float">
            <text:p>31</text:p>
          </table:table-cell>
          <table:table-cell table:formula="of:=[.D280]/7" office:value-type="float" office:value="4.42857142857143" calcext:value-type="float">
            <text:p>4.42857142857143</text:p>
          </table:table-cell>
          <table:table-cell table:formula="of:=[.C280]+[.F279]" office:value-type="float" office:value="972" calcext:value-type="float">
            <text:p>972</text:p>
          </table:table-cell>
          <table:table-cell table:formula="of:=SUM([.C249:.C280])"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date" office:date-value="2020-10-25" calcext:value-type="date">
            <text:p>10/25/20</text:p>
          </table:table-cell>
          <table:table-cell office:value-type="float" office:value="3" calcext:value-type="float">
            <text:p>3</text:p>
          </table:table-cell>
          <table:table-cell table:formula="of:=SUM([.C275:.C281])" office:value-type="float" office:value="31" calcext:value-type="float">
            <text:p>31</text:p>
          </table:table-cell>
          <table:table-cell table:formula="of:=[.D281]/7" office:value-type="float" office:value="4.42857142857143" calcext:value-type="float">
            <text:p>4.42857142857143</text:p>
          </table:table-cell>
          <table:table-cell table:formula="of:=[.C281]+[.F280]" office:value-type="float" office:value="975" calcext:value-type="float">
            <text:p>975</text:p>
          </table:table-cell>
          <table:table-cell table:formula="of:=SUM([.C250:.C281])"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date" office:date-value="2020-10-26" calcext:value-type="date">
            <text:p>10/26/20</text:p>
          </table:table-cell>
          <table:table-cell office:value-type="float" office:value="1" calcext:value-type="float">
            <text:p>1</text:p>
          </table:table-cell>
          <table:table-cell table:formula="of:=SUM([.C276:.C282])" office:value-type="float" office:value="16" calcext:value-type="float">
            <text:p>16</text:p>
          </table:table-cell>
          <table:table-cell table:formula="of:=[.D282]/7" office:value-type="float" office:value="2.28571428571429" calcext:value-type="float">
            <text:p>2.28571428571429</text:p>
          </table:table-cell>
          <table:table-cell table:formula="of:=[.C282]+[.F281]" office:value-type="float" office:value="976" calcext:value-type="float">
            <text:p>976</text:p>
          </table:table-cell>
          <table:table-cell table:formula="of:=SUM([.C251:.C282])"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date" office:date-value="2020-10-27" calcext:value-type="date">
            <text:p>10/27/20</text:p>
          </table:table-cell>
          <table:table-cell office:value-type="float" office:value="0" calcext:value-type="float">
            <text:p>0</text:p>
          </table:table-cell>
          <table:table-cell table:formula="of:=SUM([.C277:.C283])" office:value-type="float" office:value="13" calcext:value-type="float">
            <text:p>13</text:p>
          </table:table-cell>
          <table:table-cell table:formula="of:=[.D283]/7" office:value-type="float" office:value="1.85714285714286" calcext:value-type="float">
            <text:p>1.85714285714286</text:p>
          </table:table-cell>
          <table:table-cell table:formula="of:=[.C283]+[.F282]" office:value-type="float" office:value="976" calcext:value-type="float">
            <text:p>976</text:p>
          </table:table-cell>
          <table:table-cell table:formula="of:=SUM([.C252:.C283])"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date" office:date-value="2020-10-28" calcext:value-type="date">
            <text:p>10/28/20</text:p>
          </table:table-cell>
          <table:table-cell office:value-type="float" office:value="1" calcext:value-type="float">
            <text:p>1</text:p>
          </table:table-cell>
          <table:table-cell table:formula="of:=SUM([.C278:.C284])" office:value-type="float" office:value="11" calcext:value-type="float">
            <text:p>11</text:p>
          </table:table-cell>
          <table:table-cell table:formula="of:=[.D284]/7" office:value-type="float" office:value="1.57142857142857" calcext:value-type="float">
            <text:p>1.57142857142857</text:p>
          </table:table-cell>
          <table:table-cell table:formula="of:=[.C284]+[.F283]" office:value-type="float" office:value="977" calcext:value-type="float">
            <text:p>977</text:p>
          </table:table-cell>
          <table:table-cell table:formula="of:=SUM([.C253:.C284])"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date" office:date-value="2020-10-29" calcext:value-type="date">
            <text:p>10/29/20</text:p>
          </table:table-cell>
          <table:table-cell office:value-type="float" office:value="1" calcext:value-type="float">
            <text:p>1</text:p>
          </table:table-cell>
          <table:table-cell table:formula="of:=SUM([.C279:.C285])" office:value-type="float" office:value="10" calcext:value-type="float">
            <text:p>10</text:p>
          </table:table-cell>
          <table:table-cell table:formula="of:=[.D285]/7" office:value-type="float" office:value="1.42857142857143" calcext:value-type="float">
            <text:p>1.42857142857143</text:p>
          </table:table-cell>
          <table:table-cell table:formula="of:=[.C285]+[.F284]" office:value-type="float" office:value="978" calcext:value-type="float">
            <text:p>978</text:p>
          </table:table-cell>
          <table:table-cell table:formula="of:=SUM([.C254:.C285])"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date" office:date-value="2020-10-30" calcext:value-type="date">
            <text:p>10/30/20</text:p>
          </table:table-cell>
          <table:table-cell office:value-type="float" office:value="0" calcext:value-type="float">
            <text:p>0</text:p>
          </table:table-cell>
          <table:table-cell table:formula="of:=SUM([.C280:.C286])" office:value-type="float" office:value="8" calcext:value-type="float">
            <text:p>8</text:p>
          </table:table-cell>
          <table:table-cell table:formula="of:=[.D286]/7" office:value-type="float" office:value="1.14285714285714" calcext:value-type="float">
            <text:p>1.14285714285714</text:p>
          </table:table-cell>
          <table:table-cell table:formula="of:=[.C286]+[.F285]" office:value-type="float" office:value="978" calcext:value-type="float">
            <text:p>978</text:p>
          </table:table-cell>
          <table:table-cell table:formula="of:=SUM([.C255:.C286])"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date" office:date-value="2020-10-31" calcext:value-type="date">
            <text:p>10/31/20</text:p>
          </table:table-cell>
          <table:table-cell office:value-type="float" office:value="2" calcext:value-type="float">
            <text:p>2</text:p>
          </table:table-cell>
          <table:table-cell table:formula="of:=SUM([.C281:.C287])" office:value-type="float" office:value="8" calcext:value-type="float">
            <text:p>8</text:p>
          </table:table-cell>
          <table:table-cell table:formula="of:=[.D287]/7" office:value-type="float" office:value="1.14285714285714" calcext:value-type="float">
            <text:p>1.14285714285714</text:p>
          </table:table-cell>
          <table:table-cell table:formula="of:=[.C287]+[.F286]" office:value-type="float" office:value="980" calcext:value-type="float">
            <text:p>980</text:p>
          </table:table-cell>
          <table:table-cell table:formula="of:=SUM([.C256:.C287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0-11-01" calcext:value-type="date">
            <text:p>11/01/20</text:p>
          </table:table-cell>
          <table:table-cell office:value-type="float" office:value="1" calcext:value-type="float">
            <text:p>1</text:p>
          </table:table-cell>
          <table:table-cell table:formula="of:=SUM([.C282:.C288])" office:value-type="float" office:value="6" calcext:value-type="float">
            <text:p>6</text:p>
          </table:table-cell>
          <table:table-cell table:formula="of:=[.D288]/7" office:value-type="float" office:value="0.857142857142857" calcext:value-type="float">
            <text:p>0.857142857142857</text:p>
          </table:table-cell>
          <table:table-cell table:formula="of:=[.C288]+[.F287]" office:value-type="float" office:value="981" calcext:value-type="float">
            <text:p>981</text:p>
          </table:table-cell>
          <table:table-cell table:formula="of:=SUM([.C257:.C288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0-11-02" calcext:value-type="date">
            <text:p>11/02/20</text:p>
          </table:table-cell>
          <table:table-cell office:value-type="float" office:value="4" calcext:value-type="float">
            <text:p>4</text:p>
          </table:table-cell>
          <table:table-cell table:formula="of:=SUM([.C283:.C289])" office:value-type="float" office:value="9" calcext:value-type="float">
            <text:p>9</text:p>
          </table:table-cell>
          <table:table-cell table:formula="of:=[.D289]/7" office:value-type="float" office:value="1.28571428571429" calcext:value-type="float">
            <text:p>1.28571428571429</text:p>
          </table:table-cell>
          <table:table-cell table:formula="of:=[.C289]+[.F288]" office:value-type="float" office:value="985" calcext:value-type="float">
            <text:p>985</text:p>
          </table:table-cell>
          <table:table-cell table:formula="of:=SUM([.C258:.C289])"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date" office:date-value="2020-11-03" calcext:value-type="date">
            <text:p>11/03/20</text:p>
          </table:table-cell>
          <table:table-cell office:value-type="float" office:value="0" calcext:value-type="float">
            <text:p>0</text:p>
          </table:table-cell>
          <table:table-cell table:formula="of:=SUM([.C284:.C290])" office:value-type="float" office:value="9" calcext:value-type="float">
            <text:p>9</text:p>
          </table:table-cell>
          <table:table-cell table:formula="of:=[.D290]/7" office:value-type="float" office:value="1.28571428571429" calcext:value-type="float">
            <text:p>1.28571428571429</text:p>
          </table:table-cell>
          <table:table-cell table:formula="of:=[.C290]+[.F289]" office:value-type="float" office:value="985" calcext:value-type="float">
            <text:p>985</text:p>
          </table:table-cell>
          <table:table-cell table:formula="of:=SUM([.C259:.C290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date" office:date-value="2020-11-04" calcext:value-type="date">
            <text:p>11/04/20</text:p>
          </table:table-cell>
          <table:table-cell office:value-type="float" office:value="1" calcext:value-type="float">
            <text:p>1</text:p>
          </table:table-cell>
          <table:table-cell table:formula="of:=SUM([.C285:.C291])" office:value-type="float" office:value="9" calcext:value-type="float">
            <text:p>9</text:p>
          </table:table-cell>
          <table:table-cell table:formula="of:=[.D291]/7" office:value-type="float" office:value="1.28571428571429" calcext:value-type="float">
            <text:p>1.28571428571429</text:p>
          </table:table-cell>
          <table:table-cell table:formula="of:=[.C291]+[.F290]" office:value-type="float" office:value="986" calcext:value-type="float">
            <text:p>986</text:p>
          </table:table-cell>
          <table:table-cell table:formula="of:=SUM([.C260:.C291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date" office:date-value="2020-11-05" calcext:value-type="date">
            <text:p>11/05/20</text:p>
          </table:table-cell>
          <table:table-cell office:value-type="float" office:value="1" calcext:value-type="float">
            <text:p>1</text:p>
          </table:table-cell>
          <table:table-cell table:formula="of:=SUM([.C286:.C292])" office:value-type="float" office:value="9" calcext:value-type="float">
            <text:p>9</text:p>
          </table:table-cell>
          <table:table-cell table:formula="of:=[.D292]/7" office:value-type="float" office:value="1.28571428571429" calcext:value-type="float">
            <text:p>1.28571428571429</text:p>
          </table:table-cell>
          <table:table-cell table:formula="of:=[.C292]+[.F291]" office:value-type="float" office:value="987" calcext:value-type="float">
            <text:p>987</text:p>
          </table:table-cell>
          <table:table-cell table:formula="of:=SUM([.C261:.C292])"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date" office:date-value="2020-11-06" calcext:value-type="date">
            <text:p>11/06/20</text:p>
          </table:table-cell>
          <table:table-cell office:value-type="float" office:value="1" calcext:value-type="float">
            <text:p>1</text:p>
          </table:table-cell>
          <table:table-cell table:formula="of:=SUM([.C287:.C293])" office:value-type="float" office:value="10" calcext:value-type="float">
            <text:p>10</text:p>
          </table:table-cell>
          <table:table-cell table:formula="of:=[.D293]/7" office:value-type="float" office:value="1.42857142857143" calcext:value-type="float">
            <text:p>1.42857142857143</text:p>
          </table:table-cell>
          <table:table-cell table:formula="of:=[.C293]+[.F292]" office:value-type="float" office:value="988" calcext:value-type="float">
            <text:p>988</text:p>
          </table:table-cell>
          <table:table-cell table:formula="of:=SUM([.C262:.C293])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date" office:date-value="2020-11-07" calcext:value-type="date">
            <text:p>11/07/20</text:p>
          </table:table-cell>
          <table:table-cell office:value-type="float" office:value="2" calcext:value-type="float">
            <text:p>2</text:p>
          </table:table-cell>
          <table:table-cell table:formula="of:=SUM([.C288:.C294])" office:value-type="float" office:value="10" calcext:value-type="float">
            <text:p>10</text:p>
          </table:table-cell>
          <table:table-cell table:formula="of:=[.D294]/7" office:value-type="float" office:value="1.42857142857143" calcext:value-type="float">
            <text:p>1.42857142857143</text:p>
          </table:table-cell>
          <table:table-cell table:formula="of:=[.C294]+[.F293]" office:value-type="float" office:value="990" calcext:value-type="float">
            <text:p>990</text:p>
          </table:table-cell>
          <table:table-cell table:formula="of:=SUM([.C263:.C294])"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date" office:date-value="2020-11-08" calcext:value-type="date">
            <text:p>11/08/20</text:p>
          </table:table-cell>
          <table:table-cell office:value-type="float" office:value="4" calcext:value-type="float">
            <text:p>4</text:p>
          </table:table-cell>
          <table:table-cell table:formula="of:=SUM([.C289:.C295])" office:value-type="float" office:value="13" calcext:value-type="float">
            <text:p>13</text:p>
          </table:table-cell>
          <table:table-cell table:formula="of:=[.D295]/7" office:value-type="float" office:value="1.85714285714286" calcext:value-type="float">
            <text:p>1.85714285714286</text:p>
          </table:table-cell>
          <table:table-cell table:formula="of:=[.C295]+[.F294]" office:value-type="float" office:value="994" calcext:value-type="float">
            <text:p>994</text:p>
          </table:table-cell>
          <table:table-cell table:formula="of:=SUM([.C264:.C295])"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date" office:date-value="2020-11-09" calcext:value-type="date">
            <text:p>11/09/20</text:p>
          </table:table-cell>
          <table:table-cell office:value-type="float" office:value="0" calcext:value-type="float">
            <text:p>0</text:p>
          </table:table-cell>
          <table:table-cell table:formula="of:=SUM([.C290:.C296])" office:value-type="float" office:value="9" calcext:value-type="float">
            <text:p>9</text:p>
          </table:table-cell>
          <table:table-cell table:formula="of:=[.D296]/7" office:value-type="float" office:value="1.28571428571429" calcext:value-type="float">
            <text:p>1.28571428571429</text:p>
          </table:table-cell>
          <table:table-cell table:formula="of:=[.C296]+[.F295]" office:value-type="float" office:value="994" calcext:value-type="float">
            <text:p>994</text:p>
          </table:table-cell>
          <table:table-cell table:formula="of:=SUM([.C265:.C296])"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date" office:date-value="2020-11-10" calcext:value-type="date">
            <text:p>11/10/20</text:p>
          </table:table-cell>
          <table:table-cell office:value-type="float" office:value="3" calcext:value-type="float">
            <text:p>3</text:p>
          </table:table-cell>
          <table:table-cell table:formula="of:=SUM([.C291:.C297])" office:value-type="float" office:value="12" calcext:value-type="float">
            <text:p>12</text:p>
          </table:table-cell>
          <table:table-cell table:formula="of:=[.D297]/7" office:value-type="float" office:value="1.71428571428571" calcext:value-type="float">
            <text:p>1.71428571428571</text:p>
          </table:table-cell>
          <table:table-cell table:formula="of:=[.C297]+[.F296]" office:value-type="float" office:value="997" calcext:value-type="float">
            <text:p>997</text:p>
          </table:table-cell>
          <table:table-cell table:formula="of:=SUM([.C266:.C297])"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date" office:date-value="2020-11-11" calcext:value-type="date">
            <text:p>11/11/20</text:p>
          </table:table-cell>
          <table:table-cell office:value-type="float" office:value="0" calcext:value-type="float">
            <text:p>0</text:p>
          </table:table-cell>
          <table:table-cell table:formula="of:=SUM([.C292:.C298])" office:value-type="float" office:value="11" calcext:value-type="float">
            <text:p>11</text:p>
          </table:table-cell>
          <table:table-cell table:formula="of:=[.D298]/7" office:value-type="float" office:value="1.57142857142857" calcext:value-type="float">
            <text:p>1.57142857142857</text:p>
          </table:table-cell>
          <table:table-cell table:formula="of:=[.C298]+[.F297]" office:value-type="float" office:value="997" calcext:value-type="float">
            <text:p>997</text:p>
          </table:table-cell>
          <table:table-cell table:formula="of:=SUM([.C267:.C298])"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date" office:date-value="2020-11-12" calcext:value-type="date">
            <text:p>11/12/20</text:p>
          </table:table-cell>
          <table:table-cell office:value-type="float" office:value="2" calcext:value-type="float">
            <text:p>2</text:p>
          </table:table-cell>
          <table:table-cell table:formula="of:=SUM([.C293:.C299])" office:value-type="float" office:value="12" calcext:value-type="float">
            <text:p>12</text:p>
          </table:table-cell>
          <table:table-cell table:formula="of:=[.D299]/7" office:value-type="float" office:value="1.71428571428571" calcext:value-type="float">
            <text:p>1.71428571428571</text:p>
          </table:table-cell>
          <table:table-cell table:formula="of:=[.C299]+[.F298]" office:value-type="float" office:value="999" calcext:value-type="float">
            <text:p>999</text:p>
          </table:table-cell>
          <table:table-cell table:formula="of:=SUM([.C268:.C299])"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date" office:date-value="2020-11-13" calcext:value-type="date">
            <text:p>11/13/20</text:p>
          </table:table-cell>
          <table:table-cell office:value-type="float" office:value="2" calcext:value-type="float">
            <text:p>2</text:p>
          </table:table-cell>
          <table:table-cell table:formula="of:=SUM([.C294:.C300])" office:value-type="float" office:value="13" calcext:value-type="float">
            <text:p>13</text:p>
          </table:table-cell>
          <table:table-cell table:formula="of:=[.D300]/7" office:value-type="float" office:value="1.85714285714286" calcext:value-type="float">
            <text:p>1.85714285714286</text:p>
          </table:table-cell>
          <table:table-cell table:formula="of:=[.C300]+[.F299]" office:value-type="float" office:value="1001" calcext:value-type="float">
            <text:p>1001</text:p>
          </table:table-cell>
          <table:table-cell table:formula="of:=SUM([.C269:.C300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0-11-14" calcext:value-type="date">
            <text:p>11/14/20</text:p>
          </table:table-cell>
          <table:table-cell office:value-type="float" office:value="0" calcext:value-type="float">
            <text:p>0</text:p>
          </table:table-cell>
          <table:table-cell table:formula="of:=SUM([.C295:.C301])" office:value-type="float" office:value="11" calcext:value-type="float">
            <text:p>11</text:p>
          </table:table-cell>
          <table:table-cell table:formula="of:=[.D301]/7" office:value-type="float" office:value="1.57142857142857" calcext:value-type="float">
            <text:p>1.57142857142857</text:p>
          </table:table-cell>
          <table:table-cell table:formula="of:=[.C301]+[.F300]" office:value-type="float" office:value="1001" calcext:value-type="float">
            <text:p>1001</text:p>
          </table:table-cell>
          <table:table-cell table:formula="of:=SUM([.C270:.C301])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1.1.13</text:p>
          </table:table-cell>
          <table:table-cell office:value-type="date" office:date-value="2020-11-15" calcext:value-type="date">
            <text:p>11/15/20</text:p>
          </table:table-cell>
          <table:table-cell office:value-type="float" office:value="19" calcext:value-type="float">
            <text:p>19</text:p>
          </table:table-cell>
          <table:table-cell table:formula="of:=SUM([.C296:.C302])" office:value-type="float" office:value="26" calcext:value-type="float">
            <text:p>26</text:p>
          </table:table-cell>
          <table:table-cell table:formula="of:=[.D302]/7" office:value-type="float" office:value="3.71428571428571" calcext:value-type="float">
            <text:p>3.71428571428571</text:p>
          </table:table-cell>
          <table:table-cell table:formula="of:=[.C302]+[.F301]" office:value-type="float" office:value="1020" calcext:value-type="float">
            <text:p>1020</text:p>
          </table:table-cell>
          <table:table-cell table:formula="of:=SUM([.C271:.C302])"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date" office:date-value="2020-11-16" calcext:value-type="date">
            <text:p>11/16/20</text:p>
          </table:table-cell>
          <table:table-cell office:value-type="float" office:value="6" calcext:value-type="float">
            <text:p>6</text:p>
          </table:table-cell>
          <table:table-cell table:formula="of:=SUM([.C297:.C303])" office:value-type="float" office:value="32" calcext:value-type="float">
            <text:p>32</text:p>
          </table:table-cell>
          <table:table-cell table:formula="of:=[.D303]/7" office:value-type="float" office:value="4.57142857142857" calcext:value-type="float">
            <text:p>4.57142857142857</text:p>
          </table:table-cell>
          <table:table-cell table:formula="of:=[.C303]+[.F302]" office:value-type="float" office:value="1026" calcext:value-type="float">
            <text:p>1026</text:p>
          </table:table-cell>
          <table:table-cell table:formula="of:=SUM([.C272:.C303])"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date" office:date-value="2020-11-17" calcext:value-type="date">
            <text:p>11/17/20</text:p>
          </table:table-cell>
          <table:table-cell office:value-type="float" office:value="1" calcext:value-type="float">
            <text:p>1</text:p>
          </table:table-cell>
          <table:table-cell table:formula="of:=SUM([.C298:.C304])" office:value-type="float" office:value="30" calcext:value-type="float">
            <text:p>30</text:p>
          </table:table-cell>
          <table:table-cell table:formula="of:=[.D304]/7" office:value-type="float" office:value="4.28571428571429" calcext:value-type="float">
            <text:p>4.28571428571429</text:p>
          </table:table-cell>
          <table:table-cell table:formula="of:=[.C304]+[.F303]" office:value-type="float" office:value="1027" calcext:value-type="float">
            <text:p>1027</text:p>
          </table:table-cell>
          <table:table-cell table:formula="of:=SUM([.C273:.C304])"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date" office:date-value="2020-11-18" calcext:value-type="date">
            <text:p>11/18/20</text:p>
          </table:table-cell>
          <table:table-cell office:value-type="float" office:value="2" calcext:value-type="float">
            <text:p>2</text:p>
          </table:table-cell>
          <table:table-cell table:formula="of:=SUM([.C299:.C305])" office:value-type="float" office:value="32" calcext:value-type="float">
            <text:p>32</text:p>
          </table:table-cell>
          <table:table-cell table:formula="of:=[.D305]/7" office:value-type="float" office:value="4.57142857142857" calcext:value-type="float">
            <text:p>4.57142857142857</text:p>
          </table:table-cell>
          <table:table-cell table:formula="of:=[.C305]+[.F304]" office:value-type="float" office:value="1029" calcext:value-type="float">
            <text:p>1029</text:p>
          </table:table-cell>
          <table:table-cell table:formula="of:=SUM([.C274:.C305])"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date" office:date-value="2020-11-19" calcext:value-type="date">
            <text:p>11/19/20</text:p>
          </table:table-cell>
          <table:table-cell office:value-type="float" office:value="7" calcext:value-type="float">
            <text:p>7</text:p>
          </table:table-cell>
          <table:table-cell table:formula="of:=SUM([.C300:.C306])" office:value-type="float" office:value="37" calcext:value-type="float">
            <text:p>37</text:p>
          </table:table-cell>
          <table:table-cell table:formula="of:=[.D306]/7" office:value-type="float" office:value="5.28571428571429" calcext:value-type="float">
            <text:p>5.28571428571429</text:p>
          </table:table-cell>
          <table:table-cell table:formula="of:=[.C306]+[.F305]" office:value-type="float" office:value="1036" calcext:value-type="float">
            <text:p>1036</text:p>
          </table:table-cell>
          <table:table-cell table:formula="of:=SUM([.C275:.C306])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date" office:date-value="2020-11-20" calcext:value-type="date">
            <text:p>11/20/20</text:p>
          </table:table-cell>
          <table:table-cell office:value-type="float" office:value="2" calcext:value-type="float">
            <text:p>2</text:p>
          </table:table-cell>
          <table:table-cell table:formula="of:=SUM([.C301:.C307])" office:value-type="float" office:value="37" calcext:value-type="float">
            <text:p>37</text:p>
          </table:table-cell>
          <table:table-cell table:formula="of:=[.D307]/7" office:value-type="float" office:value="5.28571428571429" calcext:value-type="float">
            <text:p>5.28571428571429</text:p>
          </table:table-cell>
          <table:table-cell table:formula="of:=[.C307]+[.F306]" office:value-type="float" office:value="1038" calcext:value-type="float">
            <text:p>1038</text:p>
          </table:table-cell>
          <table:table-cell table:formula="of:=SUM([.C276:.C307])"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date" office:date-value="2020-11-21" calcext:value-type="date">
            <text:p>11/21/20</text:p>
          </table:table-cell>
          <table:table-cell office:value-type="float" office:value="7" calcext:value-type="float">
            <text:p>7</text:p>
          </table:table-cell>
          <table:table-cell table:formula="of:=SUM([.C302:.C308])" office:value-type="float" office:value="44" calcext:value-type="float">
            <text:p>44</text:p>
          </table:table-cell>
          <table:table-cell table:formula="of:=[.D308]/7" office:value-type="float" office:value="6.28571428571429" calcext:value-type="float">
            <text:p>6.28571428571429</text:p>
          </table:table-cell>
          <table:table-cell table:formula="of:=[.C308]+[.F307]" office:value-type="float" office:value="1045" calcext:value-type="float">
            <text:p>1045</text:p>
          </table:table-cell>
          <table:table-cell table:formula="of:=SUM([.C277:.C308])"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date" office:date-value="2020-11-22" calcext:value-type="date">
            <text:p>11/22/20</text:p>
          </table:table-cell>
          <table:table-cell office:value-type="float" office:value="1" calcext:value-type="float">
            <text:p>1</text:p>
          </table:table-cell>
          <table:table-cell table:formula="of:=SUM([.C303:.C309])" office:value-type="float" office:value="26" calcext:value-type="float">
            <text:p>26</text:p>
          </table:table-cell>
          <table:table-cell table:formula="of:=[.D309]/7" office:value-type="float" office:value="3.71428571428571" calcext:value-type="float">
            <text:p>3.71428571428571</text:p>
          </table:table-cell>
          <table:table-cell table:formula="of:=[.C309]+[.F308]" office:value-type="float" office:value="1046" calcext:value-type="float">
            <text:p>1046</text:p>
          </table:table-cell>
          <table:table-cell table:formula="of:=SUM([.C278:.C309])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date" office:date-value="2020-11-23" calcext:value-type="date">
            <text:p>11/23/20</text:p>
          </table:table-cell>
          <table:table-cell office:value-type="float" office:value="1" calcext:value-type="float">
            <text:p>1</text:p>
          </table:table-cell>
          <table:table-cell table:formula="of:=SUM([.C304:.C310])" office:value-type="float" office:value="21" calcext:value-type="float">
            <text:p>21</text:p>
          </table:table-cell>
          <table:table-cell table:formula="of:=[.D310]/7" office:value-type="float" office:value="3" calcext:value-type="float">
            <text:p>3</text:p>
          </table:table-cell>
          <table:table-cell table:formula="of:=[.C310]+[.F309]" office:value-type="float" office:value="1047" calcext:value-type="float">
            <text:p>1047</text:p>
          </table:table-cell>
          <table:table-cell table:formula="of:=SUM([.C279:.C310])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date" office:date-value="2020-11-24" calcext:value-type="date">
            <text:p>11/24/20</text:p>
          </table:table-cell>
          <table:table-cell office:value-type="float" office:value="3" calcext:value-type="float">
            <text:p>3</text:p>
          </table:table-cell>
          <table:table-cell table:formula="of:=SUM([.C305:.C311])" office:value-type="float" office:value="23" calcext:value-type="float">
            <text:p>23</text:p>
          </table:table-cell>
          <table:table-cell table:formula="of:=[.D311]/7" office:value-type="float" office:value="3.28571428571429" calcext:value-type="float">
            <text:p>3.28571428571429</text:p>
          </table:table-cell>
          <table:table-cell table:formula="of:=[.C311]+[.F310]" office:value-type="float" office:value="1050" calcext:value-type="float">
            <text:p>1050</text:p>
          </table:table-cell>
          <table:table-cell table:formula="of:=SUM([.C280:.C311])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date" office:date-value="2020-11-25" calcext:value-type="date">
            <text:p>11/25/20</text:p>
          </table:table-cell>
          <table:table-cell office:value-type="float" office:value="9" calcext:value-type="float">
            <text:p>9</text:p>
          </table:table-cell>
          <table:table-cell table:formula="of:=SUM([.C306:.C312])" office:value-type="float" office:value="30" calcext:value-type="float">
            <text:p>30</text:p>
          </table:table-cell>
          <table:table-cell table:formula="of:=[.D312]/7" office:value-type="float" office:value="4.28571428571429" calcext:value-type="float">
            <text:p>4.28571428571429</text:p>
          </table:table-cell>
          <table:table-cell table:formula="of:=[.C312]+[.F311]" office:value-type="float" office:value="1059" calcext:value-type="float">
            <text:p>1059</text:p>
          </table:table-cell>
          <table:table-cell table:formula="of:=SUM([.C281:.C312])"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date" office:date-value="2020-11-26" calcext:value-type="date">
            <text:p>11/26/20</text:p>
          </table:table-cell>
          <table:table-cell office:value-type="float" office:value="1" calcext:value-type="float">
            <text:p>1</text:p>
          </table:table-cell>
          <table:table-cell table:formula="of:=SUM([.C307:.C313])" office:value-type="float" office:value="24" calcext:value-type="float">
            <text:p>24</text:p>
          </table:table-cell>
          <table:table-cell table:formula="of:=[.D313]/7" office:value-type="float" office:value="3.42857142857143" calcext:value-type="float">
            <text:p>3.42857142857143</text:p>
          </table:table-cell>
          <table:table-cell table:formula="of:=[.C313]+[.F312]" office:value-type="float" office:value="1060" calcext:value-type="float">
            <text:p>1060</text:p>
          </table:table-cell>
          <table:table-cell table:formula="of:=SUM([.C282:.C313])"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date" office:date-value="2020-11-27" calcext:value-type="date">
            <text:p>11/27/20</text:p>
          </table:table-cell>
          <table:table-cell office:value-type="float" office:value="7" calcext:value-type="float">
            <text:p>7</text:p>
          </table:table-cell>
          <table:table-cell table:formula="of:=SUM([.C308:.C314])" office:value-type="float" office:value="29" calcext:value-type="float">
            <text:p>29</text:p>
          </table:table-cell>
          <table:table-cell table:formula="of:=[.D314]/7" office:value-type="float" office:value="4.14285714285714" calcext:value-type="float">
            <text:p>4.14285714285714</text:p>
          </table:table-cell>
          <table:table-cell table:formula="of:=[.C314]+[.F313]" office:value-type="float" office:value="1067" calcext:value-type="float">
            <text:p>1067</text:p>
          </table:table-cell>
          <table:table-cell table:formula="of:=SUM([.C283:.C314])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1.1.14</text:p>
          </table:table-cell>
          <table:table-cell office:value-type="date" office:date-value="2020-11-28" calcext:value-type="date">
            <text:p>11/28/20</text:p>
          </table:table-cell>
          <table:table-cell office:value-type="float" office:value="21" calcext:value-type="float">
            <text:p>21</text:p>
          </table:table-cell>
          <table:table-cell table:formula="of:=SUM([.C309:.C315])" office:value-type="float" office:value="43" calcext:value-type="float">
            <text:p>43</text:p>
          </table:table-cell>
          <table:table-cell table:formula="of:=[.D315]/7" office:value-type="float" office:value="6.14285714285714" calcext:value-type="float">
            <text:p>6.14285714285714</text:p>
          </table:table-cell>
          <table:table-cell table:formula="of:=[.C315]+[.F314]" office:value-type="float" office:value="1088" calcext:value-type="float">
            <text:p>1088</text:p>
          </table:table-cell>
          <table:table-cell table:formula="of:=SUM([.C284:.C315])" office:value-type="float" office:value="112" calcext:value-type="float">
            <text:p>112</text:p>
          </table:table-cell>
        </table:table-row>
        <table:table-row table:style-name="ro1">
          <table:table-cell/>
          <table:table-cell office:value-type="date" office:date-value="2020-11-29" calcext:value-type="date">
            <text:p>11/29/20</text:p>
          </table:table-cell>
          <table:table-cell office:value-type="float" office:value="10" calcext:value-type="float">
            <text:p>10</text:p>
          </table:table-cell>
          <table:table-cell table:formula="of:=SUM([.C310:.C316])" office:value-type="float" office:value="52" calcext:value-type="float">
            <text:p>52</text:p>
          </table:table-cell>
          <table:table-cell table:formula="of:=[.D316]/7" office:value-type="float" office:value="7.42857142857143" calcext:value-type="float">
            <text:p>7.42857142857143</text:p>
          </table:table-cell>
          <table:table-cell table:formula="of:=[.C316]+[.F315]" office:value-type="float" office:value="1098" calcext:value-type="float">
            <text:p>1098</text:p>
          </table:table-cell>
          <table:table-cell table:formula="of:=SUM([.C285:.C316])"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date" office:date-value="2020-11-30" calcext:value-type="date">
            <text:p>11/30/20</text:p>
          </table:table-cell>
          <table:table-cell office:value-type="float" office:value="2" calcext:value-type="float">
            <text:p>2</text:p>
          </table:table-cell>
          <table:table-cell table:formula="of:=SUM([.C311:.C317])" office:value-type="float" office:value="53" calcext:value-type="float">
            <text:p>53</text:p>
          </table:table-cell>
          <table:table-cell table:formula="of:=[.D317]/7" office:value-type="float" office:value="7.57142857142857" calcext:value-type="float">
            <text:p>7.57142857142857</text:p>
          </table:table-cell>
          <table:table-cell table:formula="of:=[.C317]+[.F316]" office:value-type="float" office:value="1100" calcext:value-type="float">
            <text:p>1100</text:p>
          </table:table-cell>
          <table:table-cell table:formula="of:=SUM([.C286:.C317])"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date" office:date-value="2020-12-01" calcext:value-type="date">
            <text:p>12/01/20</text:p>
          </table:table-cell>
          <table:table-cell office:value-type="float" office:value="10" calcext:value-type="float">
            <text:p>10</text:p>
          </table:table-cell>
          <table:table-cell table:formula="of:=SUM([.C312:.C318])" office:value-type="float" office:value="60" calcext:value-type="float">
            <text:p>60</text:p>
          </table:table-cell>
          <table:table-cell table:formula="of:=[.D318]/7" office:value-type="float" office:value="8.57142857142857" calcext:value-type="float">
            <text:p>8.57142857142857</text:p>
          </table:table-cell>
          <table:table-cell table:formula="of:=[.C318]+[.F317]" office:value-type="float" office:value="1110" calcext:value-type="float">
            <text:p>1110</text:p>
          </table:table-cell>
          <table:table-cell table:formula="of:=SUM([.C287:.C318])" office:value-type="float" office:value="132" calcext:value-type="float">
            <text:p>132</text:p>
          </table:table-cell>
        </table:table-row>
        <table:table-row table:style-name="ro1">
          <table:table-cell/>
          <table:table-cell office:value-type="date" office:date-value="2020-12-02" calcext:value-type="date">
            <text:p>12/02/20</text:p>
          </table:table-cell>
          <table:table-cell office:value-type="float" office:value="0" calcext:value-type="float">
            <text:p>0</text:p>
          </table:table-cell>
          <table:table-cell table:formula="of:=SUM([.C313:.C319])" office:value-type="float" office:value="51" calcext:value-type="float">
            <text:p>51</text:p>
          </table:table-cell>
          <table:table-cell table:formula="of:=[.D319]/7" office:value-type="float" office:value="7.28571428571429" calcext:value-type="float">
            <text:p>7.28571428571429</text:p>
          </table:table-cell>
          <table:table-cell table:formula="of:=[.C319]+[.F318]" office:value-type="float" office:value="1110" calcext:value-type="float">
            <text:p>1110</text:p>
          </table:table-cell>
          <table:table-cell table:formula="of:=SUM([.C288:.C319])"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date" office:date-value="2020-12-03" calcext:value-type="date">
            <text:p>12/03/20</text:p>
          </table:table-cell>
          <table:table-cell office:value-type="float" office:value="3" calcext:value-type="float">
            <text:p>3</text:p>
          </table:table-cell>
          <table:table-cell table:formula="of:=SUM([.C314:.C320])" office:value-type="float" office:value="53" calcext:value-type="float">
            <text:p>53</text:p>
          </table:table-cell>
          <table:table-cell table:formula="of:=[.D320]/7" office:value-type="float" office:value="7.57142857142857" calcext:value-type="float">
            <text:p>7.57142857142857</text:p>
          </table:table-cell>
          <table:table-cell table:formula="of:=[.C320]+[.F319]" office:value-type="float" office:value="1113" calcext:value-type="float">
            <text:p>1113</text:p>
          </table:table-cell>
          <table:table-cell table:formula="of:=SUM([.C289:.C320])" office:value-type="float" office:value="132" calcext:value-type="float">
            <text:p>132</text:p>
          </table:table-cell>
        </table:table-row>
        <table:table-row table:style-name="ro1">
          <table:table-cell/>
          <table:table-cell office:value-type="date" office:date-value="2020-12-04" calcext:value-type="date">
            <text:p>12/04/20</text:p>
          </table:table-cell>
          <table:table-cell office:value-type="float" office:value="3" calcext:value-type="float">
            <text:p>3</text:p>
          </table:table-cell>
          <table:table-cell table:formula="of:=SUM([.C315:.C321])" office:value-type="float" office:value="49" calcext:value-type="float">
            <text:p>49</text:p>
          </table:table-cell>
          <table:table-cell table:formula="of:=[.D321]/7" office:value-type="float" office:value="7" calcext:value-type="float">
            <text:p>7</text:p>
          </table:table-cell>
          <table:table-cell table:formula="of:=[.C321]+[.F320]" office:value-type="float" office:value="1116" calcext:value-type="float">
            <text:p>1116</text:p>
          </table:table-cell>
          <table:table-cell table:formula="of:=SUM([.C290:.C321])" office:value-type="float" office:value="131" calcext:value-type="float">
            <text:p>131</text:p>
          </table:table-cell>
        </table:table-row>
        <table:table-row table:style-name="ro1">
          <table:table-cell/>
          <table:table-cell office:value-type="date" office:date-value="2020-12-05" calcext:value-type="date">
            <text:p>12/05/20</text:p>
          </table:table-cell>
          <table:table-cell office:value-type="float" office:value="5" calcext:value-type="float">
            <text:p>5</text:p>
          </table:table-cell>
          <table:table-cell table:formula="of:=SUM([.C316:.C322])" office:value-type="float" office:value="33" calcext:value-type="float">
            <text:p>33</text:p>
          </table:table-cell>
          <table:table-cell table:formula="of:=[.D322]/7" office:value-type="float" office:value="4.71428571428571" calcext:value-type="float">
            <text:p>4.71428571428571</text:p>
          </table:table-cell>
          <table:table-cell table:formula="of:=[.C322]+[.F321]" office:value-type="float" office:value="1121" calcext:value-type="float">
            <text:p>1121</text:p>
          </table:table-cell>
          <table:table-cell table:formula="of:=SUM([.C291:.C322])"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date" office:date-value="2020-12-06" calcext:value-type="date">
            <text:p>12/06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07" calcext:value-type="date">
            <text:p>12/07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08" calcext:value-type="date">
            <text:p>12/08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09" calcext:value-type="date">
            <text:p>12/09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10" calcext:value-type="date">
            <text:p>12/10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11" calcext:value-type="date">
            <text:p>12/11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12" calcext:value-type="date">
            <text:p>12/12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13" calcext:value-type="date">
            <text:p>12/13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14" calcext:value-type="date">
            <text:p>12/14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15" calcext:value-type="date">
            <text:p>12/15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16" calcext:value-type="date">
            <text:p>12/16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17" calcext:value-type="date">
            <text:p>12/17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18" calcext:value-type="date">
            <text:p>12/18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19" calcext:value-type="date">
            <text:p>12/19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20" calcext:value-type="date">
            <text:p>12/20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21" calcext:value-type="date">
            <text:p>12/21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22" calcext:value-type="date">
            <text:p>12/22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23" calcext:value-type="date">
            <text:p>12/23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24" calcext:value-type="date">
            <text:p>12/24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25" calcext:value-type="date">
            <text:p>12/25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26" calcext:value-type="date">
            <text:p>12/26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27" calcext:value-type="date">
            <text:p>12/27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28" calcext:value-type="date">
            <text:p>12/28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29" calcext:value-type="date">
            <text:p>12/29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30" calcext:value-type="date">
            <text:p>12/30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31" calcext:value-type="date">
            <text:p>12/31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01" calcext:value-type="date">
            <text:p>01/0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02" calcext:value-type="date">
            <text:p>01/0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03" calcext:value-type="date">
            <text:p>01/0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04" calcext:value-type="date">
            <text:p>01/0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05" calcext:value-type="date">
            <text:p>01/0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06" calcext:value-type="date">
            <text:p>01/0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07" calcext:value-type="date">
            <text:p>01/0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08" calcext:value-type="date">
            <text:p>01/0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09" calcext:value-type="date">
            <text:p>01/0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10" calcext:value-type="date">
            <text:p>01/1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11" calcext:value-type="date">
            <text:p>01/1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12" calcext:value-type="date">
            <text:p>01/1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13" calcext:value-type="date">
            <text:p>01/1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14" calcext:value-type="date">
            <text:p>01/1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15" calcext:value-type="date">
            <text:p>01/1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16" calcext:value-type="date">
            <text:p>01/1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17" calcext:value-type="date">
            <text:p>01/1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18" calcext:value-type="date">
            <text:p>01/1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19" calcext:value-type="date">
            <text:p>01/1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20" calcext:value-type="date">
            <text:p>01/2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21" calcext:value-type="date">
            <text:p>01/2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22" calcext:value-type="date">
            <text:p>01/2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23" calcext:value-type="date">
            <text:p>01/2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24" calcext:value-type="date">
            <text:p>01/2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25" calcext:value-type="date">
            <text:p>01/2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26" calcext:value-type="date">
            <text:p>01/2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27" calcext:value-type="date">
            <text:p>01/2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28" calcext:value-type="date">
            <text:p>01/2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29" calcext:value-type="date">
            <text:p>01/2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30" calcext:value-type="date">
            <text:p>01/3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31" calcext:value-type="date">
            <text:p>01/3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01" calcext:value-type="date">
            <text:p>02/0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02" calcext:value-type="date">
            <text:p>02/0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03" calcext:value-type="date">
            <text:p>02/0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04" calcext:value-type="date">
            <text:p>02/0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05" calcext:value-type="date">
            <text:p>02/0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06" calcext:value-type="date">
            <text:p>02/0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07" calcext:value-type="date">
            <text:p>02/0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08" calcext:value-type="date">
            <text:p>02/0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09" calcext:value-type="date">
            <text:p>02/0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10" calcext:value-type="date">
            <text:p>02/1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11" calcext:value-type="date">
            <text:p>02/1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12" calcext:value-type="date">
            <text:p>02/1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13" calcext:value-type="date">
            <text:p>02/1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14" calcext:value-type="date">
            <text:p>02/1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15" calcext:value-type="date">
            <text:p>02/1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16" calcext:value-type="date">
            <text:p>02/1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17" calcext:value-type="date">
            <text:p>02/1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18" calcext:value-type="date">
            <text:p>02/1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19" calcext:value-type="date">
            <text:p>02/1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20" calcext:value-type="date">
            <text:p>02/2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21" calcext:value-type="date">
            <text:p>02/2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22" calcext:value-type="date">
            <text:p>02/2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23" calcext:value-type="date">
            <text:p>02/2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24" calcext:value-type="date">
            <text:p>02/2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25" calcext:value-type="date">
            <text:p>02/2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26" calcext:value-type="date">
            <text:p>02/2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27" calcext:value-type="date">
            <text:p>02/2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28" calcext:value-type="date">
            <text:p>02/2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01" calcext:value-type="date">
            <text:p>03/0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02" calcext:value-type="date">
            <text:p>03/0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03" calcext:value-type="date">
            <text:p>03/0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04" calcext:value-type="date">
            <text:p>03/0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05" calcext:value-type="date">
            <text:p>03/0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06" calcext:value-type="date">
            <text:p>03/0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07" calcext:value-type="date">
            <text:p>03/0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08" calcext:value-type="date">
            <text:p>03/0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09" calcext:value-type="date">
            <text:p>03/0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10" calcext:value-type="date">
            <text:p>03/1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11" calcext:value-type="date">
            <text:p>03/1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12" calcext:value-type="date">
            <text:p>03/1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13" calcext:value-type="date">
            <text:p>03/1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14" calcext:value-type="date">
            <text:p>03/1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15" calcext:value-type="date">
            <text:p>03/1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16" calcext:value-type="date">
            <text:p>03/1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17" calcext:value-type="date">
            <text:p>03/1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18" calcext:value-type="date">
            <text:p>03/1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19" calcext:value-type="date">
            <text:p>03/1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20" calcext:value-type="date">
            <text:p>03/2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21" calcext:value-type="date">
            <text:p>03/2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22" calcext:value-type="date">
            <text:p>03/2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23" calcext:value-type="date">
            <text:p>03/2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24" calcext:value-type="date">
            <text:p>03/2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25" calcext:value-type="date">
            <text:p>03/2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26" calcext:value-type="date">
            <text:p>03/2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27" calcext:value-type="date">
            <text:p>03/2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28" calcext:value-type="date">
            <text:p>03/2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29" calcext:value-type="date">
            <text:p>03/2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30" calcext:value-type="date">
            <text:p>03/3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31" calcext:value-type="date">
            <text:p>03/3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01" calcext:value-type="date">
            <text:p>04/0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02" calcext:value-type="date">
            <text:p>04/0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03" calcext:value-type="date">
            <text:p>04/0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04" calcext:value-type="date">
            <text:p>04/0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05" calcext:value-type="date">
            <text:p>04/0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06" calcext:value-type="date">
            <text:p>04/0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07" calcext:value-type="date">
            <text:p>04/0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08" calcext:value-type="date">
            <text:p>04/0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09" calcext:value-type="date">
            <text:p>04/0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10" calcext:value-type="date">
            <text:p>04/1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11" calcext:value-type="date">
            <text:p>04/1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12" calcext:value-type="date">
            <text:p>04/1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13" calcext:value-type="date">
            <text:p>04/1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14" calcext:value-type="date">
            <text:p>04/1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15" calcext:value-type="date">
            <text:p>04/1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16" calcext:value-type="date">
            <text:p>04/1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17" calcext:value-type="date">
            <text:p>04/1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18" calcext:value-type="date">
            <text:p>04/1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19" calcext:value-type="date">
            <text:p>04/1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20" calcext:value-type="date">
            <text:p>04/2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21" calcext:value-type="date">
            <text:p>04/2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22" calcext:value-type="date">
            <text:p>04/2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23" calcext:value-type="date">
            <text:p>04/2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24" calcext:value-type="date">
            <text:p>04/2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25" calcext:value-type="date">
            <text:p>04/2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26" calcext:value-type="date">
            <text:p>04/2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27" calcext:value-type="date">
            <text:p>04/2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28" calcext:value-type="date">
            <text:p>04/2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29" calcext:value-type="date">
            <text:p>04/2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30" calcext:value-type="date">
            <text:p>04/3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01" calcext:value-type="date">
            <text:p>05/0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02" calcext:value-type="date">
            <text:p>05/0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03" calcext:value-type="date">
            <text:p>05/0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04" calcext:value-type="date">
            <text:p>05/0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05" calcext:value-type="date">
            <text:p>05/0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06" calcext:value-type="date">
            <text:p>05/0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07" calcext:value-type="date">
            <text:p>05/0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08" calcext:value-type="date">
            <text:p>05/0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09" calcext:value-type="date">
            <text:p>05/0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10" calcext:value-type="date">
            <text:p>05/1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11" calcext:value-type="date">
            <text:p>05/1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12" calcext:value-type="date">
            <text:p>05/1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13" calcext:value-type="date">
            <text:p>05/1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14" calcext:value-type="date">
            <text:p>05/1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15" calcext:value-type="date">
            <text:p>05/1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16" calcext:value-type="date">
            <text:p>05/1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17" calcext:value-type="date">
            <text:p>05/1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18" calcext:value-type="date">
            <text:p>05/1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19" calcext:value-type="date">
            <text:p>05/1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20" calcext:value-type="date">
            <text:p>05/2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21" calcext:value-type="date">
            <text:p>05/2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22" calcext:value-type="date">
            <text:p>05/2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23" calcext:value-type="date">
            <text:p>05/2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24" calcext:value-type="date">
            <text:p>05/2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25" calcext:value-type="date">
            <text:p>05/2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26" calcext:value-type="date">
            <text:p>05/2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27" calcext:value-type="date">
            <text:p>05/2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28" calcext:value-type="date">
            <text:p>05/2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29" calcext:value-type="date">
            <text:p>05/2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30" calcext:value-type="date">
            <text:p>05/3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31" calcext:value-type="date">
            <text:p>05/3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6-01" calcext:value-type="date">
            <text:p>06/0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6-02" calcext:value-type="date">
            <text:p>06/02/2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6">00/00/0000</text:date>, <text:time style:data-style-name="N2" text:time-value="04:25:27.7070484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8T17:22:44.128282853</meta:creation-date>
    <dc:date>2020-12-06T04:30:13.712790855</dc:date>
    <meta:editing-duration>PT1H3M1S</meta:editing-duration>
    <meta:editing-cycles>16</meta:editing-cycles>
    <meta:generator>LibreOffice/6.4.6.2$Linux_X86_64 LibreOffice_project/40$Build-2</meta:generator>
    <meta:document-statistic meta:table-count="1" meta:cell-count="207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aw:opacity="50%"/>
      <style:text-properties fo:font-size="10pt" style:font-size-asian="10pt" style:font-size-complex="10pt"/>
    </style:style>
    <style:style style:name="ch10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7cm" svg:height="14.338cm" xlink:href=".." xlink:type="simple" chart:class="chart:area" chart:style-name="ch1">
        <chart:title svg:x="9.53cm" svg:y="0.422cm" chart:style-name="ch2">
          <text:p>Total SignalIntegrity Downloads</text:p>
        </chart:title>
        <chart:plot-area chart:style-name="ch3" table:cell-range-address="Sheet1.B2:Sheet1.B322 Sheet1.F2:Sheet1.F322" chart:data-source-has-labels="column" svg:x="1.52cm" svg:y="1.487cm" svg:width="23.441cm" svg:height="11.584cm">
          <chartooo:coordinate-region svg:x="2.512cm" svg:y="1.686cm" svg:width="22.449cm" svg:height="10.738cm"/>
          <chart:axis chart:dimension="x" chart:name="primary-x" chart:style-name="ch4" chartooo:axis-type="auto">
            <chartooo:date-scale/>
            <chart:title svg:x="12.839cm" svg:y="13.357cm" chart:style-name="ch5">
              <text:p>Date</text:p>
            </chart:title>
            <chart:categories table:cell-range-address="Sheet1.B2:Sheet1.B322"/>
          </chart:axis>
          <chart:axis chart:dimension="y" chart:name="primary-y" chart:style-name="ch6">
            <chart:title svg:x="0.451cm" svg:y="9.413cm" chart:style-name="ch7">
              <text:p>Total Cumulative Downloads</text:p>
            </chart:title>
            <chart:grid chart:style-name="ch8" chart:class="major"/>
          </chart:axis>
          <chart:series chart:style-name="ch9" chart:values-cell-range-address="Sheet1.F2:Sheet1.F322" chart:class="chart:area">
            <chart:regression-curve chart:style-name="ch10"/>
            <chart:data-point chart:repeated="3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43850">
                <text:p>43850</text:p>
                <draw:g>
                  <svg:desc>Sheet1.B2:Sheet1.B322</svg:desc>
                </draw:g>
              </table:table-cell>
              <table:table-cell office:value-type="float" office:value="7">
                <text:p>7</text:p>
                <draw:g>
                  <svg:desc>Sheet1.F2:Sheet1.F322</svg:desc>
                </draw:g>
              </table:table-cell>
            </table:table-row>
            <table:table-row>
              <table:table-cell office:value-type="float" office:value="43851">
                <text:p>4385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852">
                <text:p>4385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3853">
                <text:p>4385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3854">
                <text:p>4385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855">
                <text:p>4385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856">
                <text:p>4385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857">
                <text:p>4385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858">
                <text:p>4385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3860">
                <text:p>4386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3861">
                <text:p>4386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3863">
                <text:p>4386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3864">
                <text:p>4386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865">
                <text:p>4386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3866">
                <text:p>4386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867">
                <text:p>4386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3868">
                <text:p>4386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869">
                <text:p>4386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870">
                <text:p>4387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3871">
                <text:p>4387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3872">
                <text:p>4387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3873">
                <text:p>4387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3874">
                <text:p>4387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3875">
                <text:p>4387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877">
                <text:p>4387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3878">
                <text:p>4387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3879">
                <text:p>4387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880">
                <text:p>4388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881">
                <text:p>43881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121">
                <text:p>11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use-zero" chart:right-angled-axes="true" chart:mean-value="true"/>
    </style:style>
    <style:style style:name="ch5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7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 chart:mean-value="true"/>
      <style:graphic-properties draw:stroke="none" draw:fill-color="#004586" draw:opacity="50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svg:stroke-color="#004586"/>
    </style:style>
    <style:style style:name="ch13" style:family="chart">
      <style:chart-properties loext:regression-name="" loext:regression-max-degree="4" loext:regression-period="15" loext:regression-extrapolate-forward="10" loext:regression-extrapolate-backward="10" loext:regression-force-intercept="false" loext:regression-intercept-value="0" chart:regression-type="polynomial"/>
      <style:graphic-properties svg:stroke-color="#004586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495cm" svg:height="14.352cm" xlink:href=".." xlink:type="simple" chart:class="chart:area" chart:style-name="ch1">
        <chart:title svg:x="9.079cm" svg:y="0.423cm" chart:style-name="ch2">
          <text:p>SignalIntegrity downloads per month</text:p>
        </chart:title>
        <chart:subtitle svg:x="11.38cm" svg:y="1.489cm" chart:style-name="ch3">
          <text:p>trailing 30 days</text:p>
        </chart:subtitle>
        <chart:plot-area chart:style-name="ch4" table:cell-range-address="Sheet1.B33:Sheet1.B322 Sheet1.G33:Sheet1.G322" chart:data-source-has-labels="column" svg:x="1.52cm" svg:y="2.459cm" svg:width="23.466cm" svg:height="10.625cm">
          <chartooo:coordinate-region svg:x="2.327cm" svg:y="2.658cm" svg:width="22.659cm" svg:height="9.779cm"/>
          <chart:axis chart:dimension="x" chart:name="primary-x" chart:style-name="ch5" chartooo:axis-type="auto">
            <chartooo:date-scale/>
            <chart:title svg:x="12.852cm" svg:y="13.371cm" chart:style-name="ch6">
              <text:p>Date</text:p>
            </chart:title>
            <chart:categories table:cell-range-address="Sheet1.B33:Sheet1.B322"/>
          </chart:axis>
          <chart:axis chart:dimension="x" chart:name="secondary-x" chart:style-name="ch7"/>
          <chart:axis chart:dimension="y" chart:name="primary-y" chart:style-name="ch8">
            <chart:title svg:x="0.451cm" svg:y="10.038cm" chart:style-name="ch9">
              <text:p>Average downloads per month</text:p>
            </chart:title>
          </chart:axis>
          <chart:series chart:style-name="ch10" chart:values-cell-range-address="Sheet1.G33:Sheet1.G322" chart:class="chart:area">
            <chart:mean-value chart:style-name="ch11"/>
            <chart:regression-curve chart:style-name="ch12"/>
            <chart:regression-curve chart:style-name="ch13"/>
            <chart:data-point chart:repeated="29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Sheet1.B33:Sheet1.B322</svg:desc>
                </draw:g>
              </table:table-cell>
              <table:table-cell office:value-type="float" office:value="211">
                <text:p>211</text:p>
                <draw:g>
                  <svg:desc>Sheet1.G33:Sheet1.G322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36">
                <text:p>1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